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62000000587CE155E8D689C890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Italique gras" style:font-family-generic="swiss" style:font-pitch="variable"/>
    <style:font-face style:name="Bitstream Vera Sans6" svg:font-family="'Bitstream Vera Sans'" style:font-adornments="Oblique" style:font-family-generic="swiss" style:font-pitch="variable"/>
    <style:font-face style:name="Bitstream Vera Sans7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 Sans1" svg:font-family="'Lucida Sans'" style:font-family-generic="roman" style:font-pitch="variable"/>
    <style:font-face style:name="Lucida Sans2" svg:font-family="'Lucida San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pitch="variable" style:font-charset="x-symbol"/>
    <style:font-face style:name="SimSun" svg:font-family="SimSun" style:font-pitch="variable"/>
    <style:font-face style:name="SimSun1" svg:font-family="SimSun" style:font-family-generic="roman" style:font-pitch="variable"/>
    <style:font-face style:name="SimSun2" svg:font-family="SimSun" style:font-family-generic="system" style:font-pitch="variable"/>
    <style:font-face style:name="StarSymbol" svg:font-family="StarSymbol" style:font-charset="x-symbol"/>
    <style:font-face style:name="StarSymbol1" svg:font-family="StarSymbol" style:font-family-generic="system" style:font-pitch="variable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Italique" style:font-family-generic="roman" style:font-pitch="variable"/>
    <style:font-face style:name="Times New Roman3" svg:font-family="'Times New Roman'" style:font-adornments="Regular" style:font-family-generic="roman" style:font-pitch="variable"/>
  </office:font-face-decls>
  <office:automatic-styles>
    <style:style style:name="Tableau1" style:family="table">
      <style:table-properties style:width="9.151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au1.A" style:family="table-column">
      <style:table-column-properties style:column-width="0.513cm" style:rel-column-width="3672*"/>
    </style:style>
    <style:style style:name="Tableau1.B" style:family="table-column">
      <style:table-column-properties style:column-width="1.321cm" style:rel-column-width="9464*"/>
    </style:style>
    <style:style style:name="Tableau1.C" style:family="table-column">
      <style:table-column-properties style:column-width="0.141cm" style:rel-column-width="1014*"/>
    </style:style>
    <style:style style:name="Tableau1.L" style:family="table-column">
      <style:table-column-properties style:column-width="1.323cm" style:rel-column-width="9473*"/>
    </style:style>
    <style:style style:name="Tableau1.1" style:family="table-row">
      <style:table-row-properties style:row-height="0.702cm" fo:background-color="transparent" fo:keep-together="always">
        <style:background-image/>
      </style:table-row-properties>
    </style:style>
    <style:style style:name="Tableau1.A1" style:family="table-cell">
      <style:table-cell-properties style:vertical-align="middle" fo:padding-left="0cm" fo:padding-right="0.101cm" fo:padding-top="0.101cm" fo:padding-bottom="0.101cm" fo:border="none"/>
    </style:style>
    <style:style style:name="Tableau1.B1" style:family="table-cell">
      <style:table-cell-properties style:vertical-align="middle" fo:padding="0.097cm" fo:border="0.6pt solid #d7e12c"/>
    </style:style>
    <style:style style:name="Tableau1.C1" style:family="table-cell">
      <style:table-cell-properties style:vertical-align="middle" fo:padding="0.097cm" fo:border-left="0.05pt solid #000000" fo:border-right="none" fo:border-top="none" fo:border-bottom="none"/>
    </style:style>
    <style:style style:name="Tableau1.D1" style:family="table-cell">
      <style:table-cell-properties style:vertical-align="middle" fo:background-color="transparent" fo:padding="0.097cm" fo:border="0.6pt solid #d7e12c" style:writing-mode="lr-tb">
        <style:background-image/>
      </style:table-cell-properties>
    </style:style>
    <style:style style:name="Table1" style:family="table">
      <style:table-properties style:width="9.151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0.513cm" style:rel-column-width="3672*"/>
    </style:style>
    <style:style style:name="Table1.B" style:family="table-column">
      <style:table-column-properties style:column-width="1.321cm" style:rel-column-width="9464*"/>
    </style:style>
    <style:style style:name="Table1.C" style:family="table-column">
      <style:table-column-properties style:column-width="0.141cm" style:rel-column-width="1014*"/>
    </style:style>
    <style:style style:name="Table1.L" style:family="table-column">
      <style:table-column-properties style:column-width="1.323cm" style:rel-column-width="9473*"/>
    </style:style>
    <style:style style:name="Table1.1" style:family="table-row">
      <style:table-row-properties style:row-height="0.702cm" fo:background-color="transparent" fo:keep-together="always">
        <style:background-image/>
      </style:table-row-properties>
    </style:style>
    <style:style style:name="Table1.A1" style:family="table-cell">
      <style:table-cell-properties style:vertical-align="middle" fo:padding-left="0cm" fo:padding-right="0.101cm" fo:padding-top="0.101cm" fo:padding-bottom="0.101cm" fo:border="none"/>
    </style:style>
    <style:style style:name="Table1.B1" style:family="table-cell">
      <style:table-cell-properties style:vertical-align="middle" fo:padding="0.097cm" fo:border="0.6pt solid #d7e12c"/>
    </style:style>
    <style:style style:name="Table1.C1" style:family="table-cell">
      <style:table-cell-properties style:vertical-align="middle" fo:padding="0.097cm" fo:border-left="0.05pt solid #000000" fo:border-right="none" fo:border-top="none" fo:border-bottom="none"/>
    </style:style>
    <style:style style:name="Table1.D1" style:family="table-cell">
      <style:table-cell-properties style:vertical-align="middle" fo:background-color="transparent" fo:padding="0.097cm" fo:border="0.6pt solid #d7e12c" style:writing-mode="lr-tb">
        <style:background-image/>
      </style:table-cell-properties>
    </style:style>
    <style:style style:name="Table2" style:family="table">
      <style:table-properties style:width="9.151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0.513cm" style:rel-column-width="3672*"/>
    </style:style>
    <style:style style:name="Table2.B" style:family="table-column">
      <style:table-column-properties style:column-width="1.321cm" style:rel-column-width="9464*"/>
    </style:style>
    <style:style style:name="Table2.C" style:family="table-column">
      <style:table-column-properties style:column-width="0.141cm" style:rel-column-width="1014*"/>
    </style:style>
    <style:style style:name="Table2.L" style:family="table-column">
      <style:table-column-properties style:column-width="1.323cm" style:rel-column-width="9473*"/>
    </style:style>
    <style:style style:name="Table2.1" style:family="table-row">
      <style:table-row-properties style:row-height="0.702cm" fo:background-color="transparent" fo:keep-together="always">
        <style:background-image/>
      </style:table-row-properties>
    </style:style>
    <style:style style:name="Table2.A1" style:family="table-cell">
      <style:table-cell-properties style:vertical-align="middle" fo:padding-left="0cm" fo:padding-right="0.101cm" fo:padding-top="0.101cm" fo:padding-bottom="0.101cm" fo:border="none"/>
    </style:style>
    <style:style style:name="Table2.B1" style:family="table-cell">
      <style:table-cell-properties style:vertical-align="middle" fo:padding="0.097cm" fo:border="0.6pt solid #d7e12c"/>
    </style:style>
    <style:style style:name="Table2.C1" style:family="table-cell">
      <style:table-cell-properties style:vertical-align="middle" fo:padding="0.097cm" fo:border-left="0.05pt solid #000000" fo:border-right="none" fo:border-top="none" fo:border-bottom="none"/>
    </style:style>
    <style:style style:name="Table2.D1" style:family="table-cell">
      <style:table-cell-properties style:vertical-align="middle" fo:background-color="transparent" fo:padding="0.097cm" fo:border="0.6pt solid #d7e12c" style:writing-mode="lr-tb">
        <style:background-image/>
      </style:table-cell-properties>
    </style:style>
    <style:style style:name="Table3" style:family="table">
      <style:table-properties style:width="9.151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3.A" style:family="table-column">
      <style:table-column-properties style:column-width="0.402cm" style:rel-column-width="2876*"/>
    </style:style>
    <style:style style:name="Table3.B" style:family="table-column">
      <style:table-column-properties style:column-width="1.423cm" style:rel-column-width="10196*"/>
    </style:style>
    <style:style style:name="Table3.C" style:family="table-column">
      <style:table-column-properties style:column-width="0.041cm" style:rel-column-width="295*"/>
    </style:style>
    <style:style style:name="Table3.L" style:family="table-column">
      <style:table-column-properties style:column-width="1.425cm" style:rel-column-width="10204*"/>
    </style:style>
    <style:style style:name="Table3.1" style:family="table-row">
      <style:table-row-properties style:row-height="0.803cm" fo:background-color="transparent" fo:keep-together="always">
        <style:background-image/>
      </style:table-row-properties>
    </style:style>
    <style:style style:name="Table3.A1" style:family="table-cell">
      <style:table-cell-properties style:vertical-align="middle" fo:padding-left="0cm" fo:padding-right="0.101cm" fo:padding-top="0.101cm" fo:padding-bottom="0.101cm" fo:border="none"/>
    </style:style>
    <style:style style:name="Table3.B1" style:family="table-cell">
      <style:table-cell-properties style:vertical-align="middle" fo:padding="0.097cm" fo:border="0.6pt solid #d7e12c"/>
    </style:style>
    <style:style style:name="Table3.C1" style:family="table-cell">
      <style:table-cell-properties style:vertical-align="middle" fo:padding="0.097cm" fo:border-left="0.05pt solid #000000" fo:border-right="none" fo:border-top="none" fo:border-bottom="none"/>
    </style:style>
    <style:style style:name="Table3.D1" style:family="table-cell">
      <style:table-cell-properties style:vertical-align="middle" fo:background-color="transparent" fo:padding="0.097cm" fo:border="0.6pt solid #d7e12c" style:writing-mode="lr-tb">
        <style:background-image/>
      </style:table-cell-properties>
    </style:style>
    <style:style style:name="Table4" style:family="table">
      <style:table-properties style:width="9.151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4.A" style:family="table-column">
      <style:table-column-properties style:column-width="0.513cm" style:rel-column-width="3672*"/>
    </style:style>
    <style:style style:name="Table4.B" style:family="table-column">
      <style:table-column-properties style:column-width="1.321cm" style:rel-column-width="9464*"/>
    </style:style>
    <style:style style:name="Table4.C" style:family="table-column">
      <style:table-column-properties style:column-width="0.141cm" style:rel-column-width="1014*"/>
    </style:style>
    <style:style style:name="Table4.L" style:family="table-column">
      <style:table-column-properties style:column-width="1.323cm" style:rel-column-width="9473*"/>
    </style:style>
    <style:style style:name="Table4.1" style:family="table-row">
      <style:table-row-properties style:row-height="0.803cm" fo:background-color="transparent" fo:keep-together="always">
        <style:background-image/>
      </style:table-row-properties>
    </style:style>
    <style:style style:name="Table4.A1" style:family="table-cell">
      <style:table-cell-properties style:vertical-align="middle" fo:padding-left="0cm" fo:padding-right="0.101cm" fo:padding-top="0.101cm" fo:padding-bottom="0.101cm" fo:border="none"/>
    </style:style>
    <style:style style:name="Table4.B1" style:family="table-cell">
      <style:table-cell-properties style:vertical-align="middle" fo:padding="0.097cm" fo:border="0.6pt solid #d7e12c"/>
    </style:style>
    <style:style style:name="Table4.C1" style:family="table-cell">
      <style:table-cell-properties style:vertical-align="middle" fo:padding="0.097cm" fo:border-left="0.05pt solid #000000" fo:border-right="none" fo:border-top="none" fo:border-bottom="none"/>
    </style:style>
    <style:style style:name="Table4.D1" style:family="table-cell">
      <style:table-cell-properties style:vertical-align="middle" fo:background-color="transparent" fo:padding="0.097cm" fo:border="0.6pt solid #d7e12c" style:writing-mode="lr-tb">
        <style:background-image/>
      </style:table-cell-properties>
    </style:style>
    <style:style style:name="Tableau19" style:family="table">
      <style:table-properties style:width="9.151cm" table:align="margins" fo:background-color="transparent">
        <style:background-image/>
      </style:table-properties>
    </style:style>
    <style:style style:name="Tableau19.A" style:family="table-column">
      <style:table-column-properties style:column-width="1.831cm" style:rel-column-width="13107*"/>
    </style:style>
    <style:style style:name="Tableau19.1" style:family="table-row">
      <style:table-row-properties style:min-row-height="0.011cm" fo:background-color="transparent">
        <style:background-image/>
      </style:table-row-properties>
    </style:style>
    <style:style style:name="Tableau19.A1" style:family="table-cell">
      <style:table-cell-properties style:vertical-align="middle" fo:padding="0cm" fo:border="none"/>
    </style:style>
    <style:style style:name="Tableau20" style:family="table">
      <style:table-properties style:width="8.996cm" table:align="left"/>
    </style:style>
    <style:style style:name="Tableau20.A" style:family="table-column">
      <style:table-column-properties style:column-width="3cm"/>
    </style:style>
    <style:style style:name="Tableau20.C" style:family="table-column">
      <style:table-column-properties style:column-width="2.995cm"/>
    </style:style>
    <style:style style:name="Tableau20.1" style:family="table-row">
      <style:table-row-properties style:min-row-height="0.101cm"/>
    </style:style>
    <style:style style:name="Tableau20.A1" style:family="table-cell">
      <style:table-cell-properties style:vertical-align="middle"/>
    </style:style>
    <style:style style:name="Tableau21" style:family="table">
      <style:table-properties style:width="9.151cm" table:align="margins"/>
    </style:style>
    <style:style style:name="Tableau21.A" style:family="table-column">
      <style:table-column-properties style:column-width="3.05cm" style:rel-column-width="21845*"/>
    </style:style>
    <style:style style:name="Tableau21.A1" style:family="table-cell">
      <style:table-cell-properties style:vertical-align="middle"/>
    </style:style>
    <style:style style:name="Tableau6" style:family="table">
      <style:table-properties style:width="9.151cm" table:align="margins"/>
    </style:style>
    <style:style style:name="Tableau6.A" style:family="table-column">
      <style:table-column-properties style:column-width="2.288cm" style:rel-column-width="16383*"/>
    </style:style>
    <style:style style:name="Tableau6.D" style:family="table-column">
      <style:table-column-properties style:column-width="2.288cm" style:rel-column-width="16386*"/>
    </style:style>
    <style:style style:name="Tableau6.A1" style:family="table-cell">
      <style:table-cell-properties style:vertical-align="middle" fo:padding="0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_5f_Header_20_page_20_paire_20__28_G_29_"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248e62"/>
    </style:style>
    <style:style style:name="P3" style:family="paragraph" style:parent-style-name="_5f_Header_20_page_20_paire_20__28_G_29_"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40e4a9"/>
    </style:style>
    <style:style style:name="P4" style:family="paragraph" style:parent-style-name="_5f_Header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2b099"/>
    </style:style>
    <style:style style:name="P5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6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P8" style:family="paragraph" style:parent-style-name="Header">
      <style:text-properties fo:font-size="3pt" style:font-size-asian="4pt" style:font-size-complex="4pt"/>
    </style:style>
    <style:style style:name="P9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P10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P11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style:font-name="Bitstream Vera Sans1" officeooo:paragraph-rsid="007619f9"/>
    </style:style>
    <style:style style:name="P12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style:font-name="Bitstream Vera Sans1" officeooo:paragraph-rsid="00773ebe"/>
    </style:style>
    <style:style style:name="P13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style:font-name="Bitstream Vera Sans1" officeooo:paragraph-rsid="007a8e0a"/>
    </style:style>
    <style:style style:name="P14" style:family="paragraph" style:parent-style-name="Text_20_body">
      <style:paragraph-properties fo:margin-top="0cm" fo:margin-bottom="0cm" style:contextual-spacing="false" fo:line-height="100%" fo:text-align="center" style:justify-single-word="false" style:shadow="none">
        <style:tab-stops/>
      </style:paragraph-properties>
      <style:text-properties style:font-name="Bitstream Vera Sans1" fo:font-size="10pt" fo:font-style="normal" officeooo:rsid="007619f9" officeooo:paragraph-rsid="007619f9" style:font-size-asian="10pt" style:font-style-asian="normal" style:font-size-complex="10pt" style:font-style-complex="normal"/>
    </style:style>
    <style:style style:name="P15" style:family="paragraph" style:parent-style-name="Text_20_body">
      <style:paragraph-properties fo:margin-top="0cm" fo:margin-bottom="0cm" style:contextual-spacing="false" fo:line-height="100%" fo:text-align="center" style:justify-single-word="false">
        <style:tab-stops/>
      </style:paragraph-properties>
      <style:text-properties style:font-name="Bitstream Vera Sans1" fo:font-size="10pt" fo:font-style="normal" officeooo:rsid="007619f9" officeooo:paragraph-rsid="007619f9" style:font-size-asian="10pt" style:font-style-asian="normal" style:font-size-complex="10pt" style:font-style-complex="normal"/>
    </style:style>
    <style:style style:name="P16" style:family="paragraph" style:parent-style-name="Text_20_body">
      <style:paragraph-properties fo:margin-top="0cm" fo:margin-bottom="0cm" style:contextual-spacing="false" fo:line-height="100%" fo:text-align="center" style:justify-single-word="false" style:shadow="none">
        <style:tab-stops/>
      </style:paragraph-properties>
      <style:text-properties style:font-name="Bitstream Vera Sans1" fo:font-size="10pt" fo:font-style="normal" officeooo:rsid="00773ebe" officeooo:paragraph-rsid="00773ebe" style:font-size-asian="10pt" style:font-style-asian="normal" style:font-size-complex="10pt" style:font-style-complex="normal"/>
    </style:style>
    <style:style style:name="P17" style:family="paragraph" style:parent-style-name="Text_20_body">
      <style:paragraph-properties fo:margin-top="0cm" fo:margin-bottom="0cm" style:contextual-spacing="false" fo:line-height="100%" fo:text-align="center" style:justify-single-word="false">
        <style:tab-stops/>
      </style:paragraph-properties>
      <style:text-properties style:font-name="Bitstream Vera Sans1" fo:font-size="10pt" fo:font-style="normal" officeooo:rsid="00773ebe" officeooo:paragraph-rsid="00773ebe" style:font-size-asian="10pt" style:font-style-asian="normal" style:font-size-complex="10pt" style:font-style-complex="normal"/>
    </style:style>
    <style:style style:name="P18" style:family="paragraph" style:parent-style-name="_5f_Paragraphe_20_livret">
      <style:text-properties style:font-name="Bitstream Vera Sans1" fo:font-size="10pt" fo:font-style="normal" officeooo:paragraph-rsid="0092b099" style:font-size-asian="10pt" style:font-style-asian="normal" style:font-size-complex="10pt" style:font-style-complex="normal"/>
    </style:style>
    <style:style style:name="P19" style:family="paragraph" style:parent-style-name="Text_20_body">
      <style:paragraph-properties fo:margin-top="0cm" fo:margin-bottom="0cm" style:contextual-spacing="false" fo:line-height="100%" fo:text-align="center" style:justify-single-word="false" style:shadow="none">
        <style:tab-stops/>
      </style:paragraph-properties>
      <style:text-properties style:font-name="Bitstream Vera Sans1" fo:font-size="9pt" fo:font-style="normal" officeooo:rsid="007a8e0a" officeooo:paragraph-rsid="007a8e0a" style:font-size-asian="9pt" style:font-style-asian="normal" style:font-size-complex="9pt" style:font-style-complex="normal"/>
    </style:style>
    <style:style style:name="P20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21" style:family="paragraph" style:parent-style-name="Footer">
      <style:text-properties officeooo:rsid="00178920" officeooo:paragraph-rsid="00178920"/>
    </style:style>
    <style:style style:name="P22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3" style:family="paragraph" style:parent-style-name="_5f_En-tête">
      <style:paragraph-properties fo:text-align="center" style:justify-single-word="false"/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c384cf" style:font-size-asian="16pt" style:font-style-asian="normal" style:font-size-complex="16pt" style:font-style-complex="normal"/>
    </style:style>
    <style:style style:name="P24" style:family="paragraph" style:parent-style-name="Footer">
      <style:text-properties fo:text-transform="uppercase" fo:color="#808080" loext:opacity="100%" style:font-name="Bitstream Vera Sans7" fo:font-size="9pt" officeooo:rsid="0092b099" officeooo:paragraph-rsid="00d4df5c" fo:background-color="transparent"/>
    </style:style>
    <style:style style:name="P25" style:family="paragraph" style:parent-style-name="Header">
      <style:text-properties fo:font-size="14pt" style:font-size-asian="14pt" style:font-size-complex="14pt"/>
    </style:style>
    <style:style style:name="P26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27" style:family="paragraph" style:parent-style-name="Standard">
      <style:text-properties fo:font-size="6pt" style:font-size-asian="6pt" style:font-size-complex="6pt"/>
    </style:style>
    <style:style style:name="P28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9" style:family="paragraph" style:parent-style-name="Footer">
      <style:text-properties officeooo:paragraph-rsid="00c384cf"/>
    </style:style>
    <style:style style:name="P30" style:family="paragraph" style:parent-style-name="Footer">
      <style:paragraph-properties fo:text-align="center" style:justify-single-word="false"/>
      <style:text-properties officeooo:rsid="001f8a2d" officeooo:paragraph-rsid="000a0746"/>
    </style:style>
    <style:style style:name="P31" style:family="paragraph" style:parent-style-name="Standard">
      <style:paragraph-properties fo:text-align="center" style:justify-single-word="false"/>
      <style:text-properties style:font-name="Bitstream Vera Sans7" fo:font-size="10pt" officeooo:rsid="0080d39b" officeooo:paragraph-rsid="0080d39b"/>
    </style:style>
    <style:style style:name="P32" style:family="paragraph" style:parent-style-name="Table_20_Contents">
      <style:paragraph-properties fo:margin-top="0cm" fo:margin-bottom="0cm" style:contextual-spacing="false" fo:line-height="100%"/>
      <style:text-properties officeooo:paragraph-rsid="007619f9"/>
    </style:style>
    <style:style style:name="P33" style:family="paragraph" style:parent-style-name="Table_20_Contents">
      <style:paragraph-properties fo:margin-top="0cm" fo:margin-bottom="0cm" style:contextual-spacing="false" fo:line-height="100%"/>
      <style:text-properties officeooo:paragraph-rsid="00773ebe"/>
    </style:style>
    <style:style style:name="P34" style:family="paragraph" style:parent-style-name="Table_20_Contents">
      <style:paragraph-properties fo:margin-top="0cm" fo:margin-bottom="0cm" style:contextual-spacing="false" fo:line-height="100%"/>
      <style:text-properties officeooo:paragraph-rsid="007a8e0a"/>
    </style:style>
    <style:style style:name="P35" style:family="paragraph" style:parent-style-name="Text_20_body">
      <style:paragraph-properties fo:margin-top="0cm" fo:margin-bottom="0cm" style:contextual-spacing="false" fo:line-height="100%" fo:text-align="center" style:justify-single-word="false" style:shadow="none">
        <style:tab-stops/>
      </style:paragraph-properties>
      <style:text-properties officeooo:paragraph-rsid="007b9bee"/>
    </style:style>
    <style:style style:name="P36" style:family="paragraph" style:parent-style-name="Table_20_Contents">
      <style:paragraph-properties fo:margin-top="0cm" fo:margin-bottom="0cm" style:contextual-spacing="false"/>
      <style:text-properties officeooo:paragraph-rsid="007619f9"/>
    </style:style>
    <style:style style:name="P37" style:family="paragraph" style:parent-style-name="Table_20_Contents">
      <style:paragraph-properties fo:margin-top="0cm" fo:margin-bottom="0cm" style:contextual-spacing="false"/>
      <style:text-properties officeooo:paragraph-rsid="00773ebe"/>
    </style:style>
    <style:style style:name="P38" style:family="paragraph" style:parent-style-name="Table_20_Contents">
      <style:paragraph-properties fo:margin-top="0cm" fo:margin-bottom="0cm" style:contextual-spacing="false"/>
      <style:text-properties officeooo:paragraph-rsid="007a8e0a"/>
    </style:style>
    <style:style style:name="P39" style:family="paragraph" style:parent-style-name="_5f_Paragraphe_20_livret">
      <style:text-properties officeooo:paragraph-rsid="0092b099"/>
    </style:style>
    <style:style style:name="P40" style:family="paragraph" style:parent-style-name="Table_20_Contents">
      <style:paragraph-properties fo:margin-top="0cm" fo:margin-bottom="0cm" style:contextual-spacing="false"/>
      <style:text-properties officeooo:paragraph-rsid="00734371"/>
    </style:style>
    <style:style style:name="P41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style:font-name="Bitstream Vera Sans1" officeooo:paragraph-rsid="00734371"/>
    </style:style>
    <style:style style:name="P42" style:family="paragraph" style:parent-style-name="Table_20_Contents">
      <style:paragraph-properties fo:margin-top="0cm" fo:margin-bottom="0cm" style:contextual-spacing="false" fo:line-height="100%"/>
      <style:text-properties officeooo:paragraph-rsid="00734371"/>
    </style:style>
    <style:style style:name="P43" style:family="paragraph" style:parent-style-name="_5f_Paragraphe_20_livret">
      <style:text-properties officeooo:paragraph-rsid="0092b099"/>
    </style:style>
    <style:style style:name="P44" style:family="paragraph" style:parent-style-name="Exo_5f_Num" style:list-style-name="_5f_Numérotation_20_des_20_exercices_20_livrets">
      <style:paragraph-properties fo:margin-top="0.499cm" fo:margin-bottom="0.199cm" style:contextual-spacing="false"/>
      <style:text-properties officeooo:paragraph-rsid="009c6d7b"/>
    </style:style>
    <style:style style:name="P45" style:family="paragraph" style:parent-style-name="Standard" style:list-style-name="_5f_Numérotation_20_des_20_exercices_20_livrets">
      <style:paragraph-properties fo:margin-top="0.499cm" fo:margin-bottom="0.4cm" style:contextual-spacing="false"/>
      <style:text-properties officeooo:paragraph-rsid="008794fa"/>
    </style:style>
    <style:style style:name="P46" style:family="paragraph" style:parent-style-name="Text_20_body">
      <style:paragraph-properties fo:margin-top="0cm" fo:margin-bottom="0cm" style:contextual-spacing="false" fo:line-height="100%" fo:text-align="center" style:justify-single-word="false" style:shadow="none">
        <style:tab-stops/>
      </style:paragraph-properties>
      <style:text-properties style:font-name="Bitstream Vera Sans1" fo:font-size="10pt" fo:font-style="normal" officeooo:paragraph-rsid="00734371" style:font-size-asian="10pt" style:font-style-asian="normal" style:font-size-complex="10pt" style:font-style-complex="normal"/>
    </style:style>
    <style:style style:name="P47" style:family="paragraph" style:parent-style-name="Text_20_body">
      <style:paragraph-properties fo:margin-top="0cm" fo:margin-bottom="0cm" style:contextual-spacing="false" fo:line-height="100%" fo:text-align="center" style:justify-single-word="false">
        <style:tab-stops/>
      </style:paragraph-properties>
      <style:text-properties style:font-name="Bitstream Vera Sans1" fo:font-size="10pt" fo:font-style="normal" officeooo:paragraph-rsid="00734371" style:font-size-asian="10pt" style:font-style-asian="normal" style:font-size-complex="10pt" style:font-style-complex="normal"/>
    </style:style>
    <style:style style:name="P48" style:family="paragraph" style:parent-style-name="_5f_Footer_20_page_20_paire_20__28_G_29_">
      <style:text-properties officeooo:paragraph-rsid="02cdb06c"/>
    </style:style>
    <style:style style:name="P49" style:family="paragraph" style:parent-style-name="_5f_Footer_20_page_20_paire_20__28_G_29_"/>
    <style:style style:name="P50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7" fo:font-size="11pt" fo:font-style="normal" fo:font-weight="bold" officeooo:rsid="00375438" officeooo:paragraph-rsid="00375438" fo:background-color="transparent" style:font-size-asian="11pt" style:font-style-asian="normal" style:font-weight-asian="bold" style:font-size-complex="11pt" style:font-style-complex="normal" style:font-weight-complex="normal"/>
    </style:style>
    <style:style style:name="P51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7" fo:font-size="11pt" fo:font-style="normal" fo:font-weight="bold" officeooo:rsid="00375438" officeooo:paragraph-rsid="0065789c" fo:background-color="transparent" style:font-size-asian="11pt" style:font-style-asian="normal" style:font-weight-asian="bold" style:font-size-complex="11pt" style:font-style-complex="normal" style:font-weight-complex="normal"/>
    </style:style>
    <style:style style:name="P52" style:family="paragraph" style:parent-style-name="_5f_Paragraphe_20_livret_20_" style:list-style-name="_5f_Numérotation_20_des_20_exercices_20_livrets"/>
    <style:style style:name="P53" style:family="paragraph" style:parent-style-name="_5f_Paragraphe_20_livret_20_" style:list-style-name="_5f_Numérotation_20_des_20_exercices_20_livrets">
      <style:text-properties officeooo:paragraph-rsid="008794fa"/>
    </style:style>
    <style:style style:name="P54" style:family="paragraph" style:parent-style-name="_5f_Paragraphe_20_livret_20_" style:list-style-name="_5f_Numérotation_20_des_20_exercices_20_livrets">
      <style:paragraph-properties fo:margin-top="0.7cm" fo:margin-bottom="0.101cm" style:contextual-spacing="false"/>
      <style:text-properties officeooo:paragraph-rsid="008794fa"/>
    </style:style>
    <style:style style:name="P55" style:family="paragraph" style:parent-style-name="_5f_Paragraphe_20_livret_20_" style:list-style-name="_5f_Numérotation_20_des_20_exercices_20_livrets">
      <style:text-properties officeooo:paragraph-rsid="009c6d7b"/>
    </style:style>
    <style:style style:name="P56" style:family="paragraph" style:parent-style-name="_5f_Paragraphe_20_livret_20_réponse_20_élève">
      <style:text-properties officeooo:paragraph-rsid="00734371"/>
    </style:style>
    <style:style style:name="P57" style:family="paragraph" style:parent-style-name="_5f_Paragraphe_20_livret_20_réponse_20_élève">
      <style:text-properties officeooo:paragraph-rsid="007619f9"/>
    </style:style>
    <style:style style:name="P58" style:family="paragraph" style:parent-style-name="_5f_Paragraphe_20_livret_20_réponse_20_élève">
      <style:text-properties officeooo:paragraph-rsid="00773ebe"/>
    </style:style>
    <style:style style:name="P59" style:family="paragraph" style:parent-style-name="_5f_Paragraphe_20_livret_20_réponse_20_élève">
      <style:text-properties officeooo:paragraph-rsid="007a8e0a"/>
    </style:style>
    <style:style style:name="P60" style:family="paragraph" style:parent-style-name="_5f_Paragraphe_20_livret_20_réponse_20_élève" style:list-style-name="">
      <style:paragraph-properties fo:text-align="center" style:justify-single-word="false"/>
      <style:text-properties officeooo:paragraph-rsid="008b330d"/>
    </style:style>
    <style:style style:name="P61" style:family="paragraph" style:parent-style-name="_5f_Paragraphe_20_livret_20_réponse_20_élève" style:list-style-name="">
      <style:paragraph-properties fo:text-align="center" style:justify-single-word="false"/>
      <style:text-properties officeooo:paragraph-rsid="00834ec8"/>
    </style:style>
    <style:style style:name="P62" style:family="paragraph" style:parent-style-name="_5f_Paragraphe_20_énoncé_20_après_20_numéro_20_question">
      <style:text-properties officeooo:rsid="00734371" officeooo:paragraph-rsid="00734371"/>
    </style:style>
    <style:style style:name="P63" style:family="paragraph" style:parent-style-name="_5f_Paragraphe_20_énoncé_20_après_20_numéro_20_question">
      <style:text-properties officeooo:rsid="00743362" officeooo:paragraph-rsid="007ed724"/>
    </style:style>
    <style:style style:name="P64" style:family="paragraph" style:parent-style-name="_5f_Paragraphe_20_énoncé_20_après_20_numéro_20_question" style:list-style-name="_5f_Numérotation_20_des_20_exercices_20_livrets">
      <style:text-properties officeooo:rsid="00743362" officeooo:paragraph-rsid="0080d39b"/>
    </style:style>
    <style:style style:name="P65" style:family="paragraph" style:parent-style-name="_5f_Paragraphe_20_énoncé_20_après_20_numéro_20_question" style:list-style-name="_5f_Numérotation_20_des_20_exercices_20_livrets">
      <style:text-properties officeooo:rsid="00743362" officeooo:paragraph-rsid="009b3922"/>
    </style:style>
    <style:style style:name="P66" style:family="paragraph" style:parent-style-name="_5f_Paragraphe_20_énoncé_20_après_20_numéro_20_question" style:list-style-name="_5f_Numérotation_20_des_20_exercices_20_livrets">
      <style:text-properties officeooo:rsid="00743362" officeooo:paragraph-rsid="009c6d7b"/>
    </style:style>
    <style:style style:name="P67" style:family="paragraph" style:parent-style-name="_5f_Paragraphe_20_énoncé_20_après_20_numéro_20_question" style:list-style-name="liste_5f_abc">
      <style:paragraph-properties fo:margin-top="0.4cm" fo:margin-bottom="0.7cm" style:contextual-spacing="false" fo:line-height="100%"/>
      <style:text-properties officeooo:rsid="00743362" officeooo:paragraph-rsid="009c6d7b"/>
    </style:style>
    <style:style style:name="P68" style:family="paragraph" style:parent-style-name="_5f_Paragraphe_20_énoncé_20_après_20_numéro_20_question" style:list-style-name="liste_5f_abc">
      <style:paragraph-properties fo:margin-top="0.6cm" fo:margin-bottom="0.7cm" style:contextual-spacing="false" fo:line-height="100%" fo:text-align="start" style:justify-single-word="false"/>
      <style:text-properties officeooo:rsid="00743362" officeooo:paragraph-rsid="009c6d7b"/>
    </style:style>
    <style:style style:name="P69" style:family="paragraph" style:parent-style-name="_5f_Paragraphe_20_énoncé_20_après_20_numéro_20_question">
      <style:text-properties officeooo:rsid="007619f9" officeooo:paragraph-rsid="007619f9"/>
    </style:style>
    <style:style style:name="P70" style:family="paragraph" style:parent-style-name="_5f_Paragraphe_20_énoncé_20_après_20_numéro_20_question">
      <style:text-properties officeooo:rsid="007619f9" officeooo:paragraph-rsid="00773ebe"/>
    </style:style>
    <style:style style:name="P71" style:family="paragraph" style:parent-style-name="_5f_Paragraphe_20_énoncé_20_après_20_numéro_20_question">
      <style:text-properties officeooo:rsid="007619f9" officeooo:paragraph-rsid="007a8e0a"/>
    </style:style>
    <style:style style:name="P72" style:family="paragraph" style:parent-style-name="_5f_Paragraphe_20_énoncé_20_après_20_numéro_20_question" style:list-style-name="_5f_Numérotation_20_des_20_exercices_20_livrets">
      <style:text-properties officeooo:rsid="007619f9" officeooo:paragraph-rsid="0080d39b"/>
    </style:style>
    <style:style style:name="P73" style:family="paragraph" style:parent-style-name="_5f_Paragraphe_20_énoncé_20_après_20_numéro_20_question" style:list-style-name="_5f_Numérotation_20_des_20_exercices_20_livrets">
      <style:text-properties officeooo:paragraph-rsid="009c6d7b"/>
    </style:style>
    <style:style style:name="P74" style:family="paragraph" style:parent-style-name="_5f_Paragraphe_20_énoncé_20_après_20_numéro_20_question" style:list-style-name="liste_5f_abc">
      <style:paragraph-properties fo:margin-top="0.6cm" fo:margin-bottom="0.7cm" style:contextual-spacing="false"/>
      <style:text-properties fo:font-style="normal" officeooo:rsid="00743362" officeooo:paragraph-rsid="009c6d7b" style:font-style-asian="normal" style:font-style-complex="normal"/>
    </style:style>
    <style:style style:name="P75" style:family="paragraph" style:parent-style-name="_5f_Titre_20_d_27_exercices_20_livret" style:list-style-name="_5f_Numérotation_20_des_20_exercices_20_livrets"/>
    <style:style style:name="P76" style:family="paragraph" style:parent-style-name="_5f_Titre_20_d_27_exercices_20_livret_20_avec_20_num_20_exo" style:list-style-name="_5f_Numérotation_20_des_20_exercices_20_livrets">
      <style:text-properties officeooo:rsid="00773ebe" officeooo:paragraph-rsid="009c6d7b"/>
    </style:style>
    <style:style style:name="P77" style:family="paragraph" style:parent-style-name="_5f_Titre_20_d_27_exercices_20_livret_20_avec_20_num_20_exo" style:list-style-name="_5f_Numérotation_20_des_20_exercices_20_livrets">
      <style:text-properties officeooo:paragraph-rsid="009c6d7b"/>
    </style:style>
    <style:style style:name="P78" style:family="paragraph" style:parent-style-name="_5f_Titre_20_d_27_exercices_20_livret_20_avec_20_num_20_exo" style:list-style-name="_5f_Numérotation_20_des_20_exercices_20_livrets">
      <style:text-properties officeooo:rsid="00802af7" officeooo:paragraph-rsid="009c6d7b"/>
    </style:style>
    <style:style style:name="P79" style:family="paragraph" style:parent-style-name="_5f_Titre_20_d_27_exercices_20_livret_20_avec_20_num_20_exo" style:master-page-name="SERIE_5f_G_5f_GAUCHE_5f_ET_5f_DROITE_5f_2COL">
      <style:paragraph-properties style:page-number="auto"/>
    </style:style>
    <style:style style:name="P80" style:family="paragraph" style:parent-style-name="_5f_Titre_20_d_27_exercices_20_livret_20_avec_20_num_20_exo">
      <style:text-properties officeooo:paragraph-rsid="007619f9"/>
    </style:style>
    <style:style style:name="P81" style:family="paragraph" style:parent-style-name="_5f_Titre_20_d_27_exercices_20_livret_20_sans_20_titre_20_avec_20_num_20_exo" style:list-style-name="_5f_Numérotation_20_des_20_exercices_20_livrets">
      <style:text-properties officeooo:paragraph-rsid="009c6d7b"/>
    </style:style>
    <style:style style:name="P82" style:family="paragraph" style:parent-style-name="_5f_Titre_20_d_27_exercices_20_livret_20_sans_20_titre_20_avec_20_num_20_exo">
      <style:text-properties officeooo:paragraph-rsid="009c6d7b"/>
    </style:style>
    <style:style style:name="P83" style:family="paragraph">
      <style:paragraph-properties fo:text-align="center"/>
    </style:style>
    <style:style style:name="P84" style:family="paragraph">
      <loext:graphic-properties draw:fill="solid" draw:fill-color="#7fb241"/>
    </style:style>
    <style:style style:name="P85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86" style:family="paragraph">
      <loext:graphic-properties draw:fill="solid" draw:fill-color="#d7e12c"/>
    </style:style>
    <style:style style:name="P87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P88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7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89" style:family="paragraph">
      <style:paragraph-properties fo:margin-left="0cm" fo:margin-right="0cm" fo:margin-top="0cm" fo:margin-bottom="0cm" fo:line-height="100%" fo:text-indent="0cm"/>
    </style:style>
    <style:style style:name="P9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000000" loext:opacity="100%" style:text-outline="false" style:text-line-through-style="none" style:text-line-through-type="none" style:font-name="Bitstream Vera Sans7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P9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000000" loext:opacity="100%" style:text-outline="false" style:text-line-through-style="none" style:text-line-through-type="none" style:font-name="Bitstream Vera Sans7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90%" style:font-relief="none" style:text-overline-style="none" style:text-overline-color="font-color"/>
    </style:style>
    <style:style style:name="P9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c0c0c0" loext:opacity="10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9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0000" loext:opacity="100%" style:text-outline="false" style:text-line-through-style="none" style:text-line-through-type="none" style:font-name="Bitstream Vera Sans7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/>
    </style:style>
    <style:style style:name="P94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7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95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7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96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7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97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98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99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7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0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0000" loext:opacity="100%" style:text-outline="false" style:text-line-through-style="none" style:text-line-through-type="none" style:font-name="Bitstream Vera Sans7" fo:font-size="9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9pt" style:font-style-asian="normal" style:font-weight-asian="normal" style:font-name-complex="Arial" style:font-size-complex="9pt" style:font-style-complex="normal" style:font-weight-complex="normal" style:text-emphasize="none" style:text-scale="100%" style:font-relief="none" style:text-overline-style="none" style:text-overline-color="font-color"/>
    </style:style>
    <style:style style:name="P10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7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02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Bitstream Vera Sans7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0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7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104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writing-mode="lr-tb"/>
      <style:text-properties fo:color="#ffffff" loext:opacity="100%" style:text-outline="false" style:text-line-through-style="none" style:text-line-through-type="none" style:font-name="Bitstream Vera Sans7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90%" style:font-relief="none" style:text-overline-style="none" style:text-overline-color="font-color"/>
    </style:style>
    <style:style style:name="P105" style:family="paragraph">
      <loext:graphic-properties draw:fill-color="#2a6099"/>
      <style:paragraph-properties fo:text-align="center"/>
    </style:style>
    <style:style style:name="P106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7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8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ffffff" loext:opacity="100%" style:font-name="Bitstream Vera Sans4" fo:font-size="10pt" fo:font-style="normal" fo:font-weight="bold" officeooo:rsid="009b3922" fo:background-color="#e8c32a" loext:char-shading-value="0" loext:border-line-width="0cm 0.004cm 0.002cm" loext:padding-left="0.079cm" loext:padding-right="0.101cm" loext:padding-top="0cm" loext:padding-bottom="0cm" loext:border="0.14pt double #e8c32a" loext:shadow="#b38d19 -0.101cm -0.101cm"/>
    </style:style>
    <style:style style:name="T2" style:family="text">
      <style:text-properties fo:color="#ffffff" loext:opacity="100%" style:font-name="Bitstream Vera Sans4" fo:font-size="10pt" fo:font-style="normal" fo:font-weight="bold" officeooo:rsid="009c6d7b" fo:background-color="#e8c32a" loext:char-shading-value="0" loext:border-line-width="0cm 0.004cm 0.002cm" loext:padding-left="0.079cm" loext:padding-right="0.101cm" loext:padding-top="0cm" loext:padding-bottom="0cm" loext:border="0.14pt double #e8c32a" loext:shadow="#b38d19 -0.101cm -0.101cm"/>
    </style:style>
    <style:style style:name="T3" style:family="text">
      <style:text-properties fo:color="#ffffff" loext:opacity="100%" style:font-name="Bitstream Vera Sans4" fo:font-size="10pt" fo:font-style="normal" fo:font-weight="bold" officeooo:rsid="009b3922" fo:background-color="#e8c32a" loext:char-shading-value="0" style:font-size-asian="10pt" style:font-style-asian="normal" style:font-weight-asian="normal" style:font-size-complex="10pt" style:font-style-complex="normal" style:font-weight-complex="normal" loext:border-line-width="0cm 0.004cm 0.002cm" loext:padding-left="0.079cm" loext:padding-right="0.101cm" loext:padding-top="0cm" loext:padding-bottom="0cm" loext:border="0.14pt double #e8c32a" loext:shadow="#b38d19 -0.101cm -0.101cm"/>
    </style:style>
    <style:style style:name="T4" style:family="text">
      <style:text-properties fo:color="#ffffff" loext:opacity="100%" style:font-name="Bitstream Vera Sans4" fo:font-size="10pt" fo:font-style="normal" fo:font-weight="bold" officeooo:rsid="009c6d7b" fo:background-color="#e8c32a" loext:char-shading-value="0" style:font-size-asian="10pt" style:font-style-asian="normal" style:font-weight-asian="normal" style:font-size-complex="10pt" style:font-style-complex="normal" style:font-weight-complex="normal" loext:border-line-width="0cm 0.004cm 0.002cm" loext:padding-left="0.079cm" loext:padding-right="0.101cm" loext:padding-top="0cm" loext:padding-bottom="0cm" loext:border="0.14pt double #e8c32a" loext:shadow="#b38d19 -0.101cm -0.101cm"/>
    </style:style>
    <style:style style:name="T5" style:family="text">
      <style:text-properties officeooo:rsid="00731d9b"/>
    </style:style>
    <style:style style:name="T6" style:family="text">
      <style:text-properties officeooo:rsid="008794fa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variant="small-caps" fo:font-size="15pt" style:font-size-asian="15pt" style:font-size-complex="15pt"/>
    </style:style>
    <style:style style:name="T9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10" style:family="text">
      <style:text-properties fo:font-variant="small-caps" officeooo:rsid="00990660"/>
    </style:style>
    <style:style style:name="T11" style:family="text">
      <style:text-properties fo:font-variant="small-caps" officeooo:rsid="0054f64f"/>
    </style:style>
    <style:style style:name="T12" style:family="text">
      <style:text-properties fo:font-variant="small-caps" officeooo:rsid="00b5d2d1"/>
    </style:style>
    <style:style style:name="T13" style:family="text">
      <style:text-properties fo:font-variant="small-caps" officeooo:rsid="00b6801f"/>
    </style:style>
    <style:style style:name="T14" style:family="text">
      <style:text-properties officeooo:rsid="00967501"/>
    </style:style>
    <style:style style:name="T15" style:family="text">
      <style:text-properties officeooo:rsid="00978beb"/>
    </style:style>
    <style:style style:name="T16" style:family="text">
      <style:text-properties officeooo:rsid="00947f8f"/>
    </style:style>
    <style:style style:name="T17" style:family="text">
      <style:text-properties style:use-window-font-color="true" loext:opacity="0%" style:font-name="Bitstream Vera Sans1" fo:font-size="6pt" fo:language="zxx" fo:country="none" fo:font-style="normal" fo:font-weight="normal" style:font-name-asian="Times New Roman" style:font-size-asian="6pt" style:language-asian="zxx" style:country-asian="none" style:font-style-asian="normal" style:font-weight-asian="normal" style:font-name-complex="Times New Roman" style:font-size-complex="6pt" style:font-style-complex="normal" style:font-weight-complex="normal" style:font-relief="none"/>
    </style:style>
    <style:style style:name="T18" style:family="text">
      <style:text-properties style:use-window-font-color="true" loext:opacity="0%" style:font-name="Bitstream Vera Sans7" fo:font-size="10pt" fo:font-weight="normal" style:font-size-asian="10.5pt"/>
    </style:style>
    <style:style style:name="T19" style:family="text">
      <style:text-properties style:use-window-font-color="true" loext:opacity="0%" style:font-name="Bitstream Vera Sans7" fo:font-size="10pt" fo:font-weight="normal" officeooo:rsid="009934ed" style:font-size-asian="10.5pt"/>
    </style:style>
    <style:style style:name="T20" style:family="text">
      <style:text-properties style:use-window-font-color="true" loext:opacity="0%" style:font-name="Bitstream Vera Sans7" fo:font-size="10pt" fo:font-weight="normal" officeooo:rsid="009ad52d" style:font-size-asian="10.5pt"/>
    </style:style>
    <style:style style:name="T21" style:family="text">
      <style:text-properties fo:font-variant="normal" fo:text-transform="none" fo:color="#000000" loext:opacity="100%" style:font-name="Bitstream Vera Sans1" fo:background-color="transparent" loext:char-shading-value="0"/>
    </style:style>
    <style:style style:name="T22" style:family="text">
      <style:text-properties fo:text-transform="uppercase" fo:color="#808080" loext:opacity="100%" style:font-name="Bitstream Vera Sans7" fo:font-size="9pt" officeooo:rsid="015f088a" fo:background-color="transparent" loext:char-shading-value="0"/>
    </style:style>
    <style:style style:name="T23" style:family="text">
      <style:text-properties fo:text-transform="uppercase" fo:color="#808080" loext:opacity="100%" style:font-name="Bitstream Vera Sans7" fo:font-size="9pt" officeooo:rsid="00d8520c" fo:background-color="transparent" loext:char-shading-value="0"/>
    </style:style>
    <style:style style:name="T24" style:family="text">
      <style:text-properties officeooo:rsid="002925a2"/>
    </style:style>
    <style:style style:name="T25" style:family="text">
      <style:text-properties officeooo:rsid="002b33ed"/>
    </style:style>
    <style:style style:name="T26" style:family="text">
      <style:text-properties officeooo:rsid="00773ebe"/>
    </style:style>
    <style:style style:name="T27" style:family="text">
      <style:text-properties officeooo:rsid="007a8e0a"/>
    </style:style>
    <style:style style:name="T28" style:family="text">
      <style:text-properties officeooo:rsid="007b9bee"/>
    </style:style>
    <style:style style:name="T29" style:family="text">
      <style:text-properties style:font-name="Bitstream Vera Sans1" fo:font-size="9pt" fo:font-style="normal" officeooo:rsid="007b9bee" style:font-size-asian="9pt" style:font-style-asian="normal" style:font-size-complex="9pt" style:font-style-complex="normal"/>
    </style:style>
    <style:style style:name="T30" style:family="text">
      <style:text-properties style:font-name="Bitstream Vera Sans1" fo:font-size="9pt" fo:font-style="normal" officeooo:rsid="007a8e0a" style:font-size-asian="9pt" style:font-style-asian="normal" style:font-size-complex="9pt" style:font-style-complex="normal"/>
    </style:style>
    <style:style style:name="T31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2" style:family="text">
      <style:text-properties fo:font-size="10pt" fo:font-style="normal" fo:font-weight="normal" officeooo:rsid="00967501" style:font-size-asian="10pt" style:font-style-asian="normal" style:font-weight-asian="normal" style:font-size-complex="10pt" style:font-style-complex="normal" style:font-weight-complex="normal"/>
    </style:style>
    <style:style style:name="T33" style:family="text">
      <style:text-properties fo:font-size="10pt" fo:font-style="normal" fo:font-weight="normal" officeooo:rsid="009b3922" style:font-size-asian="10pt" style:font-style-asian="normal" style:font-weight-asian="normal" style:font-size-complex="10pt" style:font-style-complex="normal" style:font-weight-complex="normal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fo:font-style="normal" officeooo:rsid="00967501" style:font-style-asian="normal" style:font-style-complex="normal"/>
    </style:style>
    <style:style style:name="T36" style:family="text">
      <style:text-properties fo:font-style="normal" officeooo:rsid="00978beb" style:font-style-asian="normal" style:font-style-complex="normal"/>
    </style:style>
    <style:style style:name="T37" style:family="text">
      <style:text-properties fo:color="#b3b3b3" loext:opacity="100%"/>
    </style:style>
    <style:style style:name="T38" style:family="text">
      <style:text-properties officeooo:rsid="008b330d"/>
    </style:style>
    <style:style style:name="T39" style:family="text">
      <style:text-properties fo:color="#000000" loext:opacity="100%" style:font-name="Bitstream Vera Sans6" fo:font-size="10pt" fo:font-style="normal" fo:font-weight="normal" officeooo:rsid="00917f6a" style:font-style-asian="normal" style:font-style-complex="normal"/>
    </style:style>
    <style:style style:name="T40" style:family="text">
      <style:text-properties fo:color="#000000" loext:opacity="100%" style:font-name="Bitstream Vera Sans6" fo:font-size="10pt" fo:font-style="normal" fo:font-weight="normal" officeooo:rsid="00978beb" style:font-style-asian="normal" style:font-style-complex="normal"/>
    </style:style>
    <style:style style:name="T41" style:family="text">
      <style:text-properties fo:color="#000000" loext:opacity="100%" style:font-name="Bitstream Vera Sans7" fo:font-size="10pt" fo:font-style="normal" fo:font-weight="normal" officeooo:rsid="00978beb"/>
    </style:style>
    <style:style style:name="T42" style:family="text">
      <style:text-properties fo:color="#000000" loext:opacity="100%" style:font-name="Bitstream Vera Sans7" fo:font-size="10pt" fo:font-style="normal" fo:font-weight="normal" officeooo:rsid="009b3922"/>
    </style:style>
    <style:style style:name="T43" style:family="text">
      <style:text-properties style:font-name="Bitstream Vera Sans7" fo:font-size="10pt"/>
    </style:style>
    <style:style style:name="T44" style:family="text">
      <style:text-properties style:font-name="Bitstream Vera Sans7" fo:font-size="10pt" officeooo:rsid="00967501"/>
    </style:style>
    <style:style style:name="T45" style:family="text">
      <style:text-properties fo:color="#b38d19" loext:opacity="100%" style:font-name="Bitstream Vera Sans6" fo:font-size="10pt" fo:font-style="normal" fo:font-weight="bold"/>
    </style:style>
    <style:style style:name="T46" style:family="text">
      <style:text-properties fo:color="#b38d19" loext:opacity="100%" style:font-name="Bitstream Vera Sans6" fo:font-size="10pt" fo:font-style="normal" fo:font-weight="bold" officeooo:rsid="00967501"/>
    </style:style>
    <style:style style:name="T47" style:family="text">
      <style:text-properties officeooo:rsid="009805fd"/>
    </style:style>
    <style:style style:name="T48" style:family="text">
      <style:text-properties officeooo:rsid="009934ed"/>
    </style:style>
    <style:style style:name="T49" style:family="text">
      <style:text-properties officeooo:rsid="009ad52d"/>
    </style:style>
    <style:style style:name="T50" style:family="text">
      <style:text-properties officeooo:rsid="009b3922"/>
    </style:style>
    <style:style style:name="T51" style:family="text">
      <style:text-properties fo:color="#e8c32a" loext:opacity="100%" fo:font-style="normal" fo:font-weight="bold" officeooo:rsid="009b3922" fo:background-color="transparent" loext:char-shading-value="0" loext:padding-left="0.079cm" loext:padding-right="0.101cm" loext:padding-top="0cm" loext:padding-bottom="0cm" loext:border="none" loext:shadow="none"/>
    </style:style>
    <style:style style:name="T52" style:family="text">
      <style:text-properties fo:color="#e8c32a" loext:opacity="100%" fo:font-style="normal" fo:font-weight="bold" officeooo:rsid="009c6d7b" fo:background-color="transparent" loext:char-shading-value="0" loext:padding-left="0.079cm" loext:padding-right="0.101cm" loext:padding-top="0cm" loext:padding-bottom="0cm" loext:border="none" loext:shadow="none"/>
    </style:style>
    <style:style style:name="T53" style:family="text">
      <style:text-properties fo:color="#e8c32a" loext:opacity="100%" fo:font-weight="bold" officeooo:rsid="009b3922" fo:background-color="transparent" loext:char-shading-value="0" loext:padding-left="0.079cm" loext:padding-right="0.101cm" loext:padding-top="0cm" loext:padding-bottom="0cm" loext:border="none" loext:shadow="none"/>
    </style:style>
    <style:style style:name="T54" style:family="text">
      <style:text-properties fo:color="#e8c32a" loext:opacity="100%" fo:font-weight="bold" officeooo:rsid="009c6d7b" fo:background-color="transparent" loext:char-shading-value="0" loext:padding-left="0.079cm" loext:padding-right="0.101cm" loext:padding-top="0cm" loext:padding-bottom="0cm" loext:border="none" loext:shadow="none"/>
    </style:style>
    <style:style style:name="T55" style:family="text">
      <style:text-properties officeooo:rsid="007619f9"/>
    </style:style>
    <style:style style:name="T56" style:family="text">
      <style:text-properties officeooo:rsid="009c6d7b"/>
    </style:style>
    <style:style style:name="T57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T58" style:family="text">
      <style:text-properties fo:font-variant="normal" fo:text-transform="none" fo:color="#000000" loext:opacity="100%" style:text-outline="false" style:text-line-through-style="none" style:text-line-through-type="none" style:font-name="Bitstream Vera Sans7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90%" style:font-relief="none" style:text-overline-style="none" style:text-overline-color="font-color"/>
    </style:style>
    <style:style style:name="T59" style:family="text">
      <style:text-properties fo:font-variant="normal" fo:text-transform="none" fo:color="#c0c0c0" loext:opacity="10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color="#000000" loext:opacity="100%" style:text-outline="false" style:text-line-through-style="none" style:text-line-through-type="none" style:font-name="Bitstream Vera Sans7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/>
    </style:style>
    <style:style style:name="T61" style:family="text">
      <style:text-properties fo:color="#000000" loext:opacity="100%" style:text-outline="false" style:text-line-through-style="none" style:text-line-through-type="none" style:font-name="Bitstream Vera Sans7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90%" style:font-relief="none"/>
    </style:style>
    <style:style style:name="T62" style:family="text">
      <style:text-properties fo:color="#000000" loext:opacity="100%" style:text-outline="false" style:text-line-through-style="none" style:text-line-through-type="none" style:font-name="Bitstream Vera Sans7" fo:font-size="9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9pt" style:font-style-asian="normal" style:font-weight-asian="normal" style:font-name-complex="Arial" style:font-size-complex="9pt" style:font-style-complex="normal" style:font-weight-complex="normal" style:text-emphasize="none" style:text-scale="90%" style:font-relief="none" style:text-overline-style="none" style:text-overline-color="font-color"/>
    </style:style>
    <style:style style:name="T63" style:family="text">
      <style:text-properties fo:color="#000000" loext:opacity="100%" style:text-outline="false" style:text-line-through-style="none" style:text-line-through-type="none" style:font-name="Bitstream Vera Sans7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style:use-window-font-color="true" loext:opacity="0%" style:text-outline="false" style:text-line-through-style="none" style:text-line-through-type="none" style:font-name="Bitstream Vera Sans7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color="#000000" loext:opacity="100%" style:text-outline="false" style:text-line-through-style="none" style:text-line-through-type="none" style:font-name="Bitstream Vera Sans7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66" style:family="text">
      <style:text-properties fo:color="#ffffff" loext:opacity="100%" style:text-outline="false" style:text-line-through-style="none" style:text-line-through-type="none" style:font-name="Bitstream Vera Sans7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90%" style:font-relief="none" style:text-overline-style="none" style:text-overline-color="font-color"/>
    </style:style>
    <style:style style:name="T67" style:family="text"/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gr1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solid" draw:fill-color="#7fb241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="solid" draw:fill-color="#d7e12c" style:run-through="foreground" style:wrap="none" style:vertical-pos="from-top" style:vertical-rel="page" style:horizontal-pos="from-left" style:horizontal-rel="page" draw:wrap-influence-on-position="once-concurrent" loext:allow-overlap="true" style:flow-with-text="false"/>
    </style:style>
    <style:style style:name="gr5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solid" svg:stroke-width="0.009cm" svg:stroke-color="#b3b3b3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1cm" fo:padding-bottom="0.131cm" fo:padding-left="0.256cm" fo:padding-right="0.256cm" draw:shadow="hidden" draw:shadow-offset-x="0.3cm" draw:shadow-offset-y="0.3cm" draw:shadow-color="#808080" style:run-through="foreground"/>
    </style:style>
    <style:style style:name="gr7" style:family="graphic">
      <style:graphic-properties draw:stroke="solid" svg:stroke-width="0.018cm" svg:stroke-color="#80808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style:run-through="foreground"/>
    </style:style>
    <style:style style:name="gr8" style:family="graphic">
      <style:graphic-properties draw:stroke="solid" svg:stroke-width="0.018cm" svg:stroke-color="#666666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style:run-through="foreground"/>
    </style:style>
    <style:style style:name="gr9" style:family="graphic">
      <style:graphic-properties draw:stroke="solid" svg:stroke-width="0.019cm" svg:stroke-color="#666666" draw:marker-start="" draw:marker-start-width="0.191cm" draw:marker-start-center="false" draw:marker-end="" draw:marker-end-width="0.191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0" style:family="graphic">
      <style:graphic-properties draw:stroke="solid" svg:stroke-width="0.019cm" svg:stroke-color="#000000" draw:marker-start="" draw:marker-start-width="0.333cm" draw:marker-start-center="false" draw:marker-end="Arrow_20_concave" draw:marker-end-width="0.25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1" style:family="graphic">
      <style:graphic-properties draw:stroke="solid" svg:stroke-width="0.019cm" svg:stroke-color="#000000" draw:marker-start="" draw:marker-start-width="0.333cm" draw:marker-start-center="false" draw:marker-end="" draw:marker-end-width="0.3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2" style:family="graphic">
      <style:graphic-properties draw:stroke="solid" svg:stroke-width="0.041cm" svg:stroke-color="#d3802c" draw:marker-start="" draw:marker-start-width="0.365cm" draw:marker-start-center="false" draw:marker-end="" draw:marker-end-width="0.365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3" style:family="graphic">
      <style:graphic-properties draw:stroke="solid" svg:stroke-width="0.041cm" svg:stroke-color="#d3802c" draw:marker-start="" draw:marker-start-width="0.363cm" draw:marker-start-center="false" draw:marker-end="" draw:marker-end-width="0.363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14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13cm" fo:min-width="0.52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5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13cm" fo:min-width="0.20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6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13cm" fo:min-width="0.51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7" style:family="graphic">
      <style:graphic-properties draw:stroke="solid" svg:stroke-width="0.019cm" svg:stroke-color="#000000" draw:marker-start="" draw:marker-start-width="0.349cm" draw:marker-start-center="false" draw:marker-end="" draw:marker-end-width="0.34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8" style:family="graphic">
      <style:graphic-properties draw:stroke="solid" svg:stroke-width="0.06cm" svg:stroke-color="#7fb241" draw:marker-start="" draw:marker-start-width="0.411cm" draw:marker-start-center="false" draw:marker-end="" draw:marker-end-width="0.411cm" draw:marker-end-center="false" draw:fill="solid" draw:fill-color="#00b8ff" draw:textarea-horizontal-align="center" draw:textarea-vertical-align="middle" fo:padding-top="0.03cm" fo:padding-bottom="0.03cm" fo:padding-left="0.03cm" fo:padding-right="0.03cm" draw:shadow="hidden" draw:shadow-offset-x="0.3cm" draw:shadow-offset-y="0.3cm" draw:shadow-color="#808080" style:run-through="foreground"/>
    </style:style>
    <style:style style:name="gr19" style:family="graphic">
      <style:graphic-properties draw:stroke="solid" svg:stroke-width="0.06cm" svg:stroke-color="#7fb241" draw:marker-start="" draw:marker-start-width="0.409cm" draw:marker-start-center="false" draw:marker-end="" draw:marker-end-width="0.409cm" draw:marker-end-center="false" draw:fill="solid" draw:fill-color="#00b8ff" draw:textarea-horizontal-align="center" draw:textarea-vertical-align="middle" fo:padding-top="0.028cm" fo:padding-bottom="0.028cm" fo:padding-left="0.028cm" fo:padding-right="0.028cm" draw:shadow="hidden" draw:shadow-offset-x="0.3cm" draw:shadow-offset-y="0.3cm" draw:shadow-color="#808080" style:run-through="foreground"/>
    </style:style>
    <style:style style:name="gr20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width="true" fo:min-height="0.413cm" fo:min-width="0.20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1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width="true" fo:min-height="0.413cm" fo:min-width="0.61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2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width="true" fo:min-height="0.413cm" fo:min-width="0.407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4" style:family="graphic">
      <style:graphic-properties style:run-through="foreground"/>
    </style:style>
    <style:style style:name="gr25" style:family="graphic">
      <style:graphic-properties draw:stroke="solid" svg:stroke-width="0.019cm" svg:stroke-color="#000000" draw:marker-start="" draw:marker-start-width="0.34cm" draw:marker-start-center="false" draw:marker-end="Arrow_20_concave" draw:marker-end-width="0.25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26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7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13cm" fo:min-width="0.217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8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13cm" fo:min-width="0.22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9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13cm" fo:min-width="0.24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0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13cm" fo:min-width="0.228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1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13cm" fo:min-width="0.27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2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13cm" fo:min-width="0.2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3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13cm" fo:min-width="0.22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4" style:family="graphic">
      <style:graphic-properties draw:stroke="solid" draw:stroke-dash="Dashed_20__28_var_29__20_6712" svg:stroke-width="0.03cm" svg:stroke-color="#000000" draw:marker-start="" draw:marker-start-width="0.36cm" draw:marker-start-center="false" draw:marker-end="" draw:marker-end-width="0.3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5" style:family="graphic">
      <style:graphic-properties draw:stroke="solid" draw:stroke-dash="Dashed_20__28_var_29__20_6713" svg:stroke-width="0.03cm" svg:stroke-color="#000000" draw:marker-start="" draw:marker-start-width="0.36cm" draw:marker-start-center="false" draw:marker-end="" draw:marker-end-width="0.36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6" style:family="graphic">
      <style:graphic-properties draw:stroke="solid" svg:stroke-width="0.03cm" svg:stroke-color="#000000" draw:marker-start="" draw:marker-start-width="0.36cm" draw:marker-start-center="false" draw:marker-end="" draw:marker-end-width="0.36cm" draw:marker-end-center="false" draw:fill="solid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37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8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9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40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374cm" fo:min-width="0.21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1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8cm" fo:min-width="0.64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2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justify" draw:auto-grow-height="true" draw:auto-grow-width="true" fo:min-height="0.476cm" fo:min-width="0.24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3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justify" draw:auto-grow-height="true" draw:auto-grow-width="true" fo:min-height="0.476cm" fo:min-width="0.28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4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justify" draw:auto-grow-height="true" draw:auto-grow-width="true" fo:min-height="0.476cm" fo:min-width="0.268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5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justify" draw:auto-grow-height="true" draw:auto-grow-width="true" fo:min-height="0.476cm" fo:min-width="0.30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6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justify" draw:auto-grow-height="true" draw:auto-grow-width="true" fo:min-height="0.476cm" fo:min-width="0.2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7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justify" draw:auto-grow-height="true" draw:auto-grow-width="true" fo:min-height="0.476cm" fo:min-width="0.24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8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justify" draw:auto-grow-height="true" draw:auto-grow-width="true" fo:min-height="0.457cm" fo:min-width="0.78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9" style:family="graphic">
      <style:graphic-properties draw:stroke="none" draw:stroke-dash="Dashed_20__28_var_29__20_5588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76cm" fo:min-width="0.242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50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13cm" fo:min-width="0.268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51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13cm" fo:min-width="0.277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52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width="true" fo:min-height="0.446cm" fo:min-width="0.22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5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7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4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width="true" fo:min-height="0.422cm" fo:min-width="0.20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55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width="true" fo:min-height="0.446cm" fo:min-width="1.11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56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width="true" fo:min-height="0.422cm" fo:min-width="1.115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57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width="true" fo:min-height="0.422cm" fo:min-width="0.98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58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width="true" fo:min-height="0.446cm" fo:min-width="0.841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59" style:family="graphic">
      <style:graphic-properties draw:stroke="none" svg:stroke-color="#000000" draw:fill="none" draw:fill-color="#ffffff" fo:min-height="0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0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1" style:family="graphic">
      <style:graphic-properties draw:stroke="none" svg:stroke-color="#000000" draw:fill="none" draw:fill-color="#ffffff" fo:min-height="0.8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6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6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6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31" draw:name="Shape2_0" draw:style-name="gr3" draw:text-style-name="P85" svg:width="2.701cm" svg:height="0.715cm" draw:transform="rotate (0.0876155284501154) translate (1.41640277777778cm 1.39347222222222cm)">
        <draw:text-box>
          <text:p text:style-name="P83"><text:span text:style-name="T57">Sèrie 3</text:span></text:p>
        </draw:text-box>
      </draw:frame>
      <draw:path text:anchor-type="page" text:anchor-page-number="1" draw:z-index="30" draw:name="Shape7_2" draw:style-name="gr4" draw:text-style-name="P86" svg:width="4.329cm" svg:height="2.24cm" svg:x="-0.028cm" svg:y="0cm" svg:viewBox="0 0 4330 2241" svg:d="M0 2241l3984-288c209-15 363-168 345-342l-170-1611h-4159z">
        <text:p/>
      </draw:path>
      <text:list xml:id="list2454336824" text:style-name="_5f_Numérotation_20_des_20_exercices_20_livrets">
        <text:list-item>
          <text:h text:style-name="P79" text:outline-level="1"><text:span text:style-name="T14">C</text:span><text:span text:style-name="T5">ompt</text:span><text:span text:style-name="T14">o</text:span><text:span text:style-name="T5"> de 10 en 10</text:span></text:h>
          <text:list>
            <text:list-item>
              <text:p text:style-name="P62">Compl<text:span text:style-name="T14">e</text:span>t<text:span text:style-name="T14">a</text:span> la s<text:span text:style-name="T43">è</text:span><text:span text:style-name="T44">rie</text:span> de nombres :</text:p>
            </text:list-item>
          </text:list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B"/>
        <table:table-column table:style-name="Tableau1.C"/>
        <table:table-column table:style-name="Tableau1.B"/>
        <table:table-column table:style-name="Tableau1.C"/>
        <table:table-column table:style-name="Tableau1.B"/>
        <table:table-column table:style-name="Tableau1.C"/>
        <table:table-column table:style-name="Tableau1.B"/>
        <table:table-column table:style-name="Tableau1.C"/>
        <table:table-column table:style-name="Tableau1.L"/>
        <table:table-row table:style-name="Tableau1.1">
          <table:table-cell table:style-name="Tableau1.A1" office:value-type="string">
            <text:p text:style-name="P40"/>
          </table:table-cell>
          <table:table-cell table:style-name="Tableau1.B1" office:value-type="string">
            <text:p text:style-name="P46">563</text:p>
          </table:table-cell>
          <table:table-cell table:style-name="Tableau1.C1" office:value-type="string">
            <text:p text:style-name="P41"/>
          </table:table-cell>
          <table:table-cell table:style-name="Tableau1.D1" office:value-type="string">
            <text:p text:style-name="P47">573</text:p>
          </table:table-cell>
          <table:table-cell table:style-name="Tableau1.C1" office:value-type="string">
            <text:p text:style-name="P41"/>
          </table:table-cell>
          <table:table-cell table:style-name="Tableau1.D1" office:value-type="string">
            <text:p text:style-name="P47">583</text:p>
          </table:table-cell>
          <table:table-cell table:style-name="Tableau1.C1" office:value-type="string">
            <text:p text:style-name="P42"/>
          </table:table-cell>
          <table:table-cell table:style-name="Tableau1.D1" office:value-type="string">
            <text:h text:style-name="P39" text:outline-level="1"><text:span text:style-name="_5f_pointillés_20_gris">…….</text:span></text:h>
          </table:table-cell>
          <table:table-cell table:style-name="Tableau1.C1" office:value-type="string">
            <text:list xml:id="list11639553672509" text:continue-numbering="true" text:style-name="_5f_Numérotation_20_des_20_exercices_20_livrets">
              <text:list-item>
                <text:p text:style-name="P56"/>
              </text:list-item>
            </text:list>
          </table:table-cell>
          <table:table-cell table:style-name="Tableau1.D1" office:value-type="string">
            <text:h text:style-name="P39" text:outline-level="1"><text:span text:style-name="_5f_pointillés_20_gris">…….</text:span></text:h>
          </table:table-cell>
          <table:table-cell table:style-name="Tableau1.C1" office:value-type="string">
            <text:list xml:id="list11641308173849" text:continue-numbering="true" text:style-name="_5f_Numérotation_20_des_20_exercices_20_livrets">
              <text:list-item>
                <text:p text:style-name="P56"/>
              </text:list-item>
            </text:list>
          </table:table-cell>
          <table:table-cell table:style-name="Tableau1.D1" office:value-type="string">
            <text:h text:style-name="P39" text:outline-level="1"><text:span text:style-name="_5f_pointillés_20_gris">…….</text:span></text:h>
          </table:table-cell>
        </table:table-row>
      </table:table>
      <text:list xml:id="list11640424688614" text:continue-numbering="true" text:style-name="_5f_Numérotation_20_des_20_exercices_20_livrets">
        <text:list-item>
          <text:list>
            <text:list-header>
              <text:p text:style-name="P63"><text:span text:style-name="T51">b. </text:span>Compl<text:span text:style-name="T14">e</text:span>t<text:span text:style-name="T14">a</text:span> <text:span text:style-name="T14">amb</text:span> les abscisses <text:span text:style-name="T14">que falten</text:span>:</text:p>
            </text:list-header>
          </text:list>
        </text:list-item>
      </text:list>
      <text:p text:style-name="_5f_Paragraphe_20_livret_20_"><draw:g text:anchor-type="paragraph" draw:z-index="25" draw:name="DrawObject1" draw:style-name="gr5"><draw:line draw:style-name="gr17" draw:text-style-name="P88" svg:x1="3.184cm" svg:y1="0.187cm" svg:x2="3.184cm" svg:y2="0.787cm"><text:p/></draw:line><draw:line draw:style-name="gr17" draw:text-style-name="P88" svg:x1="6.359cm" svg:y1="0.187cm" svg:x2="6.359cm" svg:y2="0.787cm"><text:p/></draw:line><draw:line draw:style-name="gr17" draw:text-style-name="P88" svg:x1="0.643cm" svg:y1="0.328cm" svg:x2="0.643cm" svg:y2="0.628cm"><text:p/></draw:line><draw:line draw:style-name="gr17" draw:text-style-name="P88" svg:x1="1.278cm" svg:y1="0.328cm" svg:x2="1.278cm" svg:y2="0.628cm"><text:p/></draw:line><draw:line draw:style-name="gr17" draw:text-style-name="P88" svg:x1="1.914cm" svg:y1="0.328cm" svg:x2="1.914cm" svg:y2="0.628cm"><text:p/></draw:line><draw:line draw:style-name="gr18" draw:text-style-name="P88" svg:x1="2.549cm" svg:y1="0.328cm" svg:x2="2.549cm" svg:y2="0.628cm"><text:p/></draw:line><draw:line draw:style-name="gr17" draw:text-style-name="P88" svg:x1="3.819cm" svg:y1="0.328cm" svg:x2="3.819cm" svg:y2="0.628cm"><text:p/></draw:line><draw:line draw:style-name="gr17" draw:text-style-name="P88" svg:x1="5.087cm" svg:y1="0.328cm" svg:x2="5.087cm" svg:y2="0.628cm"><text:p/></draw:line><draw:line draw:style-name="gr17" draw:text-style-name="P88" svg:x1="5.722cm" svg:y1="0.328cm" svg:x2="5.722cm" svg:y2="0.628cm"><text:p/></draw:line><draw:line draw:style-name="gr18" draw:text-style-name="P88" svg:x1="4.452cm" svg:y1="0.328cm" svg:x2="4.452cm" svg:y2="0.628cm"><text:p/></draw:line><draw:line draw:style-name="gr17" draw:text-style-name="P88" svg:x1="6.992cm" svg:y1="0.328cm" svg:x2="6.992cm" svg:y2="0.628cm"><text:p/></draw:line><draw:line draw:style-name="gr19" draw:text-style-name="P88" svg:x1="7.628cm" svg:y1="0.344cm" svg:x2="7.628cm" svg:y2="0.644cm"><text:p/></draw:line><draw:frame draw:style-name="gr20" draw:text-style-name="P91" svg:width="0.708cm" svg:height="0.664cm" svg:x="-0.3cm" svg:y="0.675cm"><draw:text-box><text:p text:style-name="P89"><text:span text:style-name="T58">0</text:span></text:p></draw:text-box></draw:frame><draw:frame draw:style-name="gr21" draw:text-style-name="P91" svg:width="1.112cm" svg:height="0.664cm" svg:x="5.808cm" svg:y="0.679cm"><draw:text-box><text:p text:style-name="P89"><text:span text:style-name="T58">100</text:span></text:p></draw:text-box></draw:frame><draw:frame draw:style-name="gr22" draw:text-style-name="P91" svg:width="0.909cm" svg:height="0.664cm" svg:x="0.204cm" svg:y="0.629cm"><draw:text-box><text:p text:style-name="P89"><text:span text:style-name="T58">10</text:span></text:p></draw:text-box></draw:frame><draw:frame draw:style-name="gr23" draw:text-style-name="P92" svg:width="1.1cm" svg:height="0.664cm" svg:x="1.998cm" svg:y="0.599cm"><draw:text-box><text:p text:style-name="P89"><text:span text:style-name="T59">…</text:span><text:span text:style-name="T59">..</text:span></text:p></draw:text-box></draw:frame><draw:g draw:name="DrawObject1" draw:style-name="gr24"><draw:line draw:style-name="gr25" draw:text-style-name="P88" svg:x1="0.029cm" svg:y1="0.483cm" svg:x2="9.03cm" svg:y2="0.483cm"><text:p/></draw:line><draw:line draw:style-name="gr17" draw:text-style-name="P88" svg:x1="0.008cm" svg:y1="0.183cm" svg:x2="0.008cm" svg:y2="0.781cm"><text:p/></draw:line><draw:frame draw:style-name="gr23" draw:text-style-name="P92" svg:width="1.101cm" svg:height="0.664cm" svg:x="3.896cm" svg:y="0.599cm"><draw:text-box><text:p text:style-name="P89"><text:span text:style-name="T59">…</text:span><text:span text:style-name="T59">..</text:span></text:p></draw:text-box></draw:frame></draw:g><draw:frame draw:style-name="gr23" draw:text-style-name="P92" svg:width="1.101cm" svg:height="0.664cm" svg:x="7.098cm" svg:y="0.599cm"><draw:text-box><text:p text:style-name="P89"><text:span text:style-name="T59">…</text:span><text:span text:style-name="T59">..</text:span></text:p></draw:text-box></draw:frame></draw:g></text:p>
      <text:p text:style-name="_5f_Paragraphe_20_livret_20_"/>
      <text:list xml:id="list11640049974381" text:continue-numbering="true" text:style-name="_5f_Numérotation_20_des_20_exercices_20_livrets">
        <text:list-header>
          <text:h text:style-name="P80" text:outline-level="1"><text:span text:style-name="T1">2</text:span><text:span text:style-name="T50"> </text:span><text:span text:style-name="T14">C</text:span><text:span text:style-name="T55">ompt</text:span><text:span text:style-name="T14">o</text:span><text:span text:style-name="T55"> de 100 en 100</text:span></text:h>
          <text:list text:continue-numbering="true">
            <text:list-item>
              <text:p text:style-name="P69">Compl<text:span text:style-name="T14">e</text:span>t<text:span text:style-name="T14">a</text:span> la s<text:span text:style-name="T43">è</text:span><text:span text:style-name="T44">rie</text:span> de nombres:</text:p>
            </text:list-item>
          </text:list>
        </text:list-header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C"/>
        <table:table-column table:style-name="Table1.B"/>
        <table:table-column table:style-name="Table1.C"/>
        <table:table-column table:style-name="Table1.B"/>
        <table:table-column table:style-name="Table1.C"/>
        <table:table-column table:style-name="Table1.B"/>
        <table:table-column table:style-name="Table1.C"/>
        <table:table-column table:style-name="Table1.L"/>
        <table:table-row table:style-name="Table1.1">
          <table:table-cell table:style-name="Table1.A1" office:value-type="string">
            <text:p text:style-name="P36"/>
          </table:table-cell>
          <table:table-cell table:style-name="Table1.B1" office:value-type="string">
            <text:p text:style-name="P14">7.545</text:p>
          </table:table-cell>
          <table:table-cell table:style-name="Table1.C1" office:value-type="string">
            <text:p text:style-name="P11"/>
          </table:table-cell>
          <table:table-cell table:style-name="Table1.D1" office:value-type="string">
            <text:p text:style-name="P15">7.645</text:p>
          </table:table-cell>
          <table:table-cell table:style-name="Table1.C1" office:value-type="string">
            <text:p text:style-name="P11"/>
          </table:table-cell>
          <table:table-cell table:style-name="Table1.D1" office:value-type="string">
            <text:h text:style-name="P39" text:outline-level="1"><text:span text:style-name="_5f_pointillés_20_gris">…….</text:span></text:h>
          </table:table-cell>
          <table:table-cell table:style-name="Table1.C1" office:value-type="string">
            <text:p text:style-name="P32"/>
          </table:table-cell>
          <table:table-cell table:style-name="Table1.D1" office:value-type="string">
            <text:h text:style-name="P18" text:outline-level="1"><text:span text:style-name="_5f_pointillés_20_gris">…….</text:span></text:h>
          </table:table-cell>
          <table:table-cell table:style-name="Table1.C1" office:value-type="string">
            <text:list xml:id="list11641239015728" text:continue-numbering="true" text:style-name="_5f_Numérotation_20_des_20_exercices_20_livrets">
              <text:list-item>
                <text:p text:style-name="P57"/>
              </text:list-item>
            </text:list>
          </table:table-cell>
          <table:table-cell table:style-name="Table1.D1" office:value-type="string">
            <text:h text:style-name="P18" text:outline-level="1"><text:span text:style-name="_5f_pointillés_20_gris">…….</text:span></text:h>
          </table:table-cell>
          <table:table-cell table:style-name="Table1.C1" office:value-type="string">
            <text:list xml:id="list11640574122243" text:continue-numbering="true" text:style-name="_5f_Numérotation_20_des_20_exercices_20_livrets">
              <text:list-item>
                <text:p text:style-name="P57"/>
              </text:list-item>
            </text:list>
          </table:table-cell>
          <table:table-cell table:style-name="Table1.D1" office:value-type="string">
            <text:h text:style-name="P18" text:outline-level="1"><text:span text:style-name="_5f_pointillés_20_gris">…….</text:span></text:h>
          </table:table-cell>
        </table:table-row>
      </table:table>
      <text:list xml:id="list11641274424143" text:continue-numbering="true" text:style-name="_5f_Numérotation_20_des_20_exercices_20_livrets">
        <text:list-item>
          <text:list>
            <text:list-header>
              <text:p text:style-name="P65"><text:span text:style-name="T51">b. </text:span>Compl<text:span text:style-name="T14">e</text:span>t<text:span text:style-name="T14">a</text:span> a<text:span text:style-name="T14">mb</text:span> les abscisses <text:span text:style-name="T14">que falten</text:span>:</text:p>
            </text:list-header>
          </text:list>
        </text:list-item>
      </text:list>
      <text:p text:style-name="_5f_Paragraphe_20_livret_20_"><draw:g text:anchor-type="paragraph" draw:z-index="13" draw:name="DrawObject3" draw:style-name="gr5"><draw:line draw:style-name="gr17" draw:text-style-name="P88" svg:x1="6.445cm" svg:y1="0.231cm" svg:x2="6.445cm" svg:y2="0.831cm"><text:p/></draw:line><draw:line draw:style-name="gr17" draw:text-style-name="P88" svg:x1="2cm" svg:y1="0.372cm" svg:x2="2cm" svg:y2="0.672cm"><text:p/></draw:line><draw:line draw:style-name="gr17" draw:text-style-name="P88" svg:x1="5.808cm" svg:y1="0.372cm" svg:x2="5.808cm" svg:y2="0.672cm"><text:p/></draw:line><draw:line draw:style-name="gr17" draw:text-style-name="P88" svg:x1="7.078cm" svg:y1="0.372cm" svg:x2="7.078cm" svg:y2="0.672cm"><text:p/></draw:line><draw:line draw:style-name="gr17" draw:text-style-name="P88" svg:x1="4.538cm" svg:y1="0.372cm" svg:x2="4.538cm" svg:y2="0.672cm"><text:p/></draw:line><draw:line draw:style-name="gr17" draw:text-style-name="P88" svg:x1="3.27cm" svg:y1="0.397cm" svg:x2="3.27cm" svg:y2="0.697cm"><text:p/></draw:line><draw:line draw:style-name="gr17" draw:text-style-name="P88" svg:x1="0.729cm" svg:y1="0.372cm" svg:x2="0.729cm" svg:y2="0.672cm"><text:p/></draw:line><draw:line draw:style-name="gr18" draw:text-style-name="P88" svg:x1="5.17cm" svg:y1="0.229cm" svg:x2="5.177cm" svg:y2="0.83cm"><text:p/></draw:line><draw:frame draw:style-name="gr21" draw:text-style-name="P91" svg:width="1.112cm" svg:height="0.664cm" svg:x="3.358cm" svg:y="0.751cm"><draw:text-box><text:p text:style-name="P89"><text:span text:style-name="T58">800</text:span></text:p></draw:text-box></draw:frame><draw:frame draw:style-name="gr58" draw:text-style-name="P91" svg:width="1.343cm" svg:height="0.698cm" svg:x="5.895cm" svg:y="0.723cm"><draw:text-box><text:p text:style-name="P89"><text:span text:style-name="T58">1000</text:span></text:p></draw:text-box></draw:frame><draw:frame draw:style-name="gr23" draw:text-style-name="P92" svg:width="1.1cm" svg:height="0.664cm" svg:x="-0.413cm" svg:y="0.707cm"><draw:text-box><text:p text:style-name="P89"><text:span text:style-name="T59">…</text:span><text:span text:style-name="T59">..</text:span></text:p></draw:text-box></draw:frame><draw:line draw:style-name="gr25" draw:text-style-name="P88" svg:x1="0.113cm" svg:y1="0.527cm" svg:x2="9.114cm" svg:y2="0.527cm"><text:p/></draw:line><draw:frame draw:style-name="gr23" draw:text-style-name="P92" svg:width="1.101cm" svg:height="0.664cm" svg:x="4.623cm" svg:y="0.716cm"><draw:text-box><text:p text:style-name="P89"><text:span text:style-name="T59">…</text:span><text:span text:style-name="T59">..</text:span></text:p></draw:text-box></draw:frame><draw:frame draw:style-name="gr23" draw:text-style-name="P92" svg:width="1.101cm" svg:height="0.664cm" svg:x="7.184cm" svg:y="0.644cm"><draw:text-box><text:p text:style-name="P89"><text:span text:style-name="T59">…</text:span><text:span text:style-name="T59">..</text:span></text:p></draw:text-box></draw:frame><draw:line draw:style-name="gr17" draw:text-style-name="P88" svg:x1="3.907cm" svg:y1="0.231cm" svg:x2="3.907cm" svg:y2="0.831cm"><text:p/></draw:line><draw:line draw:style-name="gr18" draw:text-style-name="P88" svg:x1="7.715cm" svg:y1="0.233cm" svg:x2="7.722cm" svg:y2="0.834cm"><text:p/></draw:line><draw:line draw:style-name="gr18" draw:text-style-name="P88" svg:x1="0.106cm" svg:y1="0.25cm" svg:x2="0.113cm" svg:y2="0.851cm"><text:p/></draw:line><draw:line draw:style-name="gr17" draw:text-style-name="P88" svg:x1="2.627cm" svg:y1="0.231cm" svg:x2="2.627cm" svg:y2="0.831cm"><text:p/></draw:line><draw:line draw:style-name="gr17" draw:text-style-name="P88" svg:x1="1.365cm" svg:y1="0.215cm" svg:x2="1.365cm" svg:y2="0.815cm"><text:p/></draw:line></draw:g></text:p>
      <text:p text:style-name="_5f_Paragraphe_20_livret_20_"/>
      <text:list xml:id="list11640147607231" text:continue-numbering="true" text:style-name="_5f_Numérotation_20_des_20_exercices_20_livrets">
        <text:list-header>
          <text:h text:style-name="P76" text:outline-level="1"><text:span text:style-name="T2">3</text:span><text:span text:style-name="T50"> </text:span><text:span text:style-name="T14">C</text:span>ompt<text:span text:style-name="T14">o</text:span> de 1.000 en 1.000</text:h>
          <text:list text:continue-numbering="true">
            <text:list-item>
              <text:p text:style-name="P70">Compl<text:span text:style-name="T14">e</text:span>t<text:span text:style-name="T14">a</text:span> la s<text:span text:style-name="T43">è</text:span><text:span text:style-name="T44">rie</text:span> de nombres:</text:p>
            </text:list-item>
          </text:list>
        </text:list-header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C"/>
        <table:table-column table:style-name="Table2.B"/>
        <table:table-column table:style-name="Table2.C"/>
        <table:table-column table:style-name="Table2.B"/>
        <table:table-column table:style-name="Table2.C"/>
        <table:table-column table:style-name="Table2.B"/>
        <table:table-column table:style-name="Table2.C"/>
        <table:table-column table:style-name="Table2.L"/>
        <table:table-row table:style-name="Table2.1">
          <table:table-cell table:style-name="Table2.A1" office:value-type="string">
            <text:p text:style-name="P37"/>
          </table:table-cell>
          <table:table-cell table:style-name="Table2.B1" office:value-type="string">
            <text:p text:style-name="P16">8.125</text:p>
          </table:table-cell>
          <table:table-cell table:style-name="Table2.C1" office:value-type="string">
            <text:p text:style-name="P12"/>
          </table:table-cell>
          <table:table-cell table:style-name="Table2.D1" office:value-type="string">
            <text:p text:style-name="P17">9.125</text:p>
          </table:table-cell>
          <table:table-cell table:style-name="Table2.C1" office:value-type="string">
            <text:p text:style-name="P12"/>
          </table:table-cell>
          <table:table-cell table:style-name="Table2.D1" office:value-type="string">
            <text:h text:style-name="P39" text:outline-level="1"><text:span text:style-name="_5f_pointillés_20_gris">…….</text:span></text:h>
          </table:table-cell>
          <table:table-cell table:style-name="Table2.C1" office:value-type="string">
            <text:p text:style-name="P33"/>
          </table:table-cell>
          <table:table-cell table:style-name="Table2.D1" office:value-type="string">
            <text:h text:style-name="P18" text:outline-level="1"><text:span text:style-name="_5f_pointillés_20_gris">…….</text:span></text:h>
          </table:table-cell>
          <table:table-cell table:style-name="Table2.C1" office:value-type="string">
            <text:list xml:id="list11639404248458" text:continue-numbering="true" text:style-name="_5f_Numérotation_20_des_20_exercices_20_livrets">
              <text:list-item>
                <text:p text:style-name="P58"/>
              </text:list-item>
            </text:list>
          </table:table-cell>
          <table:table-cell table:style-name="Table2.D1" office:value-type="string">
            <text:h text:style-name="P18" text:outline-level="1"><text:span text:style-name="_5f_pointillés_20_gris">…….</text:span></text:h>
          </table:table-cell>
          <table:table-cell table:style-name="Table2.C1" office:value-type="string">
            <text:list xml:id="list11639953191626" text:continue-numbering="true" text:style-name="_5f_Numérotation_20_des_20_exercices_20_livrets">
              <text:list-item>
                <text:p text:style-name="P58"/>
              </text:list-item>
            </text:list>
          </table:table-cell>
          <table:table-cell table:style-name="Table2.D1" office:value-type="string">
            <text:h text:style-name="P18" text:outline-level="1"><text:span text:style-name="_5f_pointillés_20_gris">…….</text:span></text:h>
          </table:table-cell>
        </table:table-row>
      </table:table>
      <text:list xml:id="list11640788082934" text:continue-numbering="true" text:style-name="_5f_Numérotation_20_des_20_exercices_20_livrets">
        <text:list-item>
          <text:list>
            <text:list-header>
              <text:p text:style-name="P66"><text:span text:style-name="T51">b. </text:span>Compl<text:span text:style-name="T14">e</text:span>t<text:span text:style-name="T14">a</text:span> a<text:span text:style-name="T14">mb</text:span> les abscisses <text:span text:style-name="T14">que falten</text:span>:</text:p>
            </text:list-header>
          </text:list>
        </text:list-item>
      </text:list>
      <text:p text:style-name="_5f_Paragraphe_20_livret_20_"><draw:g text:anchor-type="paragraph" draw:z-index="14" draw:name="DrawObject2" draw:style-name="gr5"><draw:line draw:style-name="gr17" draw:text-style-name="P88" svg:x1="6.32cm" svg:y1="0.146cm" svg:x2="6.32cm" svg:y2="0.746cm"><text:p/></draw:line><draw:line draw:style-name="gr17" draw:text-style-name="P88" svg:x1="1.239cm" svg:y1="0.284cm" svg:x2="1.239cm" svg:y2="0.584cm"><text:p/></draw:line><draw:line draw:style-name="gr17" draw:text-style-name="P88" svg:x1="1.875cm" svg:y1="0.284cm" svg:x2="1.875cm" svg:y2="0.584cm"><text:p/></draw:line><draw:line draw:style-name="gr17" draw:text-style-name="P88" svg:x1="5.683cm" svg:y1="0.284cm" svg:x2="5.683cm" svg:y2="0.584cm"><text:p/></draw:line><draw:line draw:style-name="gr17" draw:text-style-name="P88" svg:x1="6.953cm" svg:y1="0.284cm" svg:x2="6.953cm" svg:y2="0.584cm"><text:p/></draw:line><draw:line draw:style-name="gr17" draw:text-style-name="P88" svg:x1="4.413cm" svg:y1="0.284cm" svg:x2="4.413cm" svg:y2="0.584cm"><text:p/></draw:line><draw:line draw:style-name="gr17" draw:text-style-name="P88" svg:x1="3.145cm" svg:y1="0.312cm" svg:x2="3.145cm" svg:y2="0.612cm"><text:p/></draw:line><draw:line draw:style-name="gr17" draw:text-style-name="P88" svg:x1="0.604cm" svg:y1="0.284cm" svg:x2="0.604cm" svg:y2="0.584cm"><text:p/></draw:line><draw:line draw:style-name="gr18" draw:text-style-name="P88" svg:x1="5.046cm" svg:y1="0.141cm" svg:x2="5.053cm" svg:y2="0.742cm"><text:p/></draw:line><draw:frame draw:style-name="gr57" draw:text-style-name="P91" svg:width="1.484cm" svg:height="0.673cm" svg:x="3.111cm" svg:y="0.716cm"><draw:text-box><text:p text:style-name="P89"><text:span text:style-name="T58">8.000</text:span></text:p></draw:text-box></draw:frame><draw:frame draw:style-name="gr55" draw:text-style-name="P91" svg:width="1.616cm" svg:height="0.698cm" svg:x="5.556cm" svg:y="0.73cm"><draw:text-box><text:p text:style-name="P89"><text:span text:style-name="T58">10.000</text:span></text:p></draw:text-box></draw:frame><draw:frame draw:style-name="gr23" draw:text-style-name="P92" svg:width="1.1cm" svg:height="0.664cm" svg:x="0.725cm" svg:y="0.746cm"><draw:text-box><text:p text:style-name="P89"><text:span text:style-name="T59">…</text:span><text:span text:style-name="T59">..</text:span></text:p></draw:text-box></draw:frame><draw:line draw:style-name="gr25" draw:text-style-name="P88" svg:x1="-0.01cm" svg:y1="0.441cm" svg:x2="8.991cm" svg:y2="0.441cm"><text:p/></draw:line><draw:frame draw:style-name="gr23" draw:text-style-name="P92" svg:width="1.101cm" svg:height="0.664cm" svg:x="4.498cm" svg:y="0.716cm"><draw:text-box><text:p text:style-name="P89"><text:span text:style-name="T59">…</text:span><text:span text:style-name="T59">..</text:span></text:p></draw:text-box></draw:frame><draw:frame draw:style-name="gr23" draw:text-style-name="P92" svg:width="1.101cm" svg:height="0.664cm" svg:x="7.059cm" svg:y="0.73cm"><draw:text-box><text:p text:style-name="P89"><text:span text:style-name="T59">…</text:span><text:span text:style-name="T59">..</text:span></text:p></draw:text-box></draw:frame><draw:line draw:style-name="gr17" draw:text-style-name="P88" svg:x1="3.782cm" svg:y1="0.146cm" svg:x2="3.782cm" svg:y2="0.746cm"><text:p/></draw:line><draw:line draw:style-name="gr18" draw:text-style-name="P88" svg:x1="7.59cm" svg:y1="0.149cm" svg:x2="7.597cm" svg:y2="0.75cm"><text:p/></draw:line><draw:line draw:style-name="gr18" draw:text-style-name="P88" svg:x1="2.506cm" svg:y1="0.127cm" svg:x2="2.513cm" svg:y2="0.728cm"><text:p/></draw:line><draw:line draw:style-name="gr17" draw:text-style-name="P88" svg:x1="3.782cm" svg:y1="0.146cm" svg:x2="3.782cm" svg:y2="0.746cm"><text:p/></draw:line><draw:line draw:style-name="gr17" draw:text-style-name="P88" svg:x1="-0.016cm" svg:y1="0.139cm" svg:x2="-0.016cm" svg:y2="0.739cm"><text:p/></draw:line><draw:line draw:style-name="gr18" draw:text-style-name="P88" svg:x1="1.236cm" svg:y1="0.123cm" svg:x2="1.243cm" svg:y2="0.724cm"><text:p/></draw:line><draw:frame draw:style-name="gr23" draw:text-style-name="P92" svg:width="1.1cm" svg:height="0.664cm" svg:x="1.972cm" svg:y="0.756cm"><draw:text-box><text:p text:style-name="P89"><text:span text:style-name="T59">…</text:span><text:span text:style-name="T59">..</text:span></text:p></draw:text-box></draw:frame></draw:g></text:p>
      <text:p text:style-name="_5f_Paragraphe_20_livret_20_"/>
      <text:list xml:id="list11639990540759" text:continue-numbering="true" text:style-name="_5f_Numérotation_20_des_20_exercices_20_livrets">
        <text:list-header>
          <text:h text:style-name="P77" text:outline-level="1"><text:span text:style-name="T2">4</text:span><text:span text:style-name="T50"> </text:span><text:span text:style-name="T14">C</text:span><text:span text:style-name="T26">ompt</text:span><text:span text:style-name="T14">o</text:span><text:span text:style-name="T26"> de 10.0</text:span><text:span text:style-name="T27">0</text:span><text:span text:style-name="T26">0 en 10.00</text:span><text:span text:style-name="T27">0</text:span></text:h>
          <text:list text:continue-numbering="true">
            <text:list-item>
              <text:p text:style-name="P71">Compl<text:span text:style-name="T14">e</text:span>te la s<text:span text:style-name="T43">è</text:span><text:span text:style-name="T44">rie</text:span> de nombres:</text:p>
            </text:list-item>
          </text:list>
        </text:list-header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/>
        <table:table-column table:style-name="Table3.C"/>
        <table:table-column table:style-name="Table3.B"/>
        <table:table-column table:style-name="Table3.C"/>
        <table:table-column table:style-name="Table3.B"/>
        <table:table-column table:style-name="Table3.C"/>
        <table:table-column table:style-name="Table3.B"/>
        <table:table-column table:style-name="Table3.C"/>
        <table:table-column table:style-name="Table3.L"/>
        <table:table-row table:style-name="Table3.1">
          <table:table-cell table:style-name="Table3.A1" office:value-type="string">
            <text:p text:style-name="P38"/>
          </table:table-cell>
          <table:table-cell table:style-name="Table3.B1" office:value-type="string">
            <text:p text:style-name="P19">10.5<text:span text:style-name="T28">1</text:span>2</text:p>
          </table:table-cell>
          <table:table-cell table:style-name="Table3.C1" office:value-type="string">
            <text:p text:style-name="P13"/>
          </table:table-cell>
          <table:table-cell table:style-name="Table3.D1" office:value-type="string">
            <text:p text:style-name="P35"><text:span text:style-name="T29">2</text:span><text:span text:style-name="T30">0.5</text:span><text:span text:style-name="T29">1</text:span><text:span text:style-name="T30">2</text:span></text:p>
          </table:table-cell>
          <table:table-cell table:style-name="Table3.C1" office:value-type="string">
            <text:p text:style-name="P13"/>
          </table:table-cell>
          <table:table-cell table:style-name="Table3.D1" office:value-type="string">
            <text:h text:style-name="P39" text:outline-level="1"><text:span text:style-name="_5f_pointillés_20_gris">…….</text:span></text:h>
          </table:table-cell>
          <table:table-cell table:style-name="Table3.C1" office:value-type="string">
            <text:p text:style-name="P34"/>
          </table:table-cell>
          <table:table-cell table:style-name="Table3.D1" office:value-type="string">
            <text:h text:style-name="P18" text:outline-level="1"><text:span text:style-name="_5f_pointillés_20_gris">…….</text:span></text:h>
          </table:table-cell>
          <table:table-cell table:style-name="Table3.C1" office:value-type="string">
            <text:list xml:id="list11639998630569" text:continue-numbering="true" text:style-name="_5f_Numérotation_20_des_20_exercices_20_livrets">
              <text:list-item>
                <text:p text:style-name="P59"/>
              </text:list-item>
            </text:list>
          </table:table-cell>
          <table:table-cell table:style-name="Table3.D1" office:value-type="string">
            <text:h text:style-name="P18" text:outline-level="1"><text:span text:style-name="_5f_pointillés_20_gris">…….</text:span></text:h>
          </table:table-cell>
          <table:table-cell table:style-name="Table3.C1" office:value-type="string">
            <text:list xml:id="list11639805170191" text:continue-numbering="true" text:style-name="_5f_Numérotation_20_des_20_exercices_20_livrets">
              <text:list-item>
                <text:p text:style-name="P59"/>
              </text:list-item>
            </text:list>
          </table:table-cell>
          <table:table-cell table:style-name="Table3.D1" office:value-type="string">
            <text:h text:style-name="P18" text:outline-level="1"><text:span text:style-name="_5f_pointillés_20_gris">…….</text:span></text:h>
          </table:table-cell>
        </table:table-row>
      </table:table>
      <text:list xml:id="list11640117425383" text:continue-numbering="true" text:style-name="_5f_Numérotation_20_des_20_exercices_20_livrets">
        <text:list-item>
          <text:list>
            <text:list-header>
              <text:p text:style-name="P66"><text:span text:style-name="T51">b. </text:span>Compl<text:span text:style-name="T14">e</text:span>te a<text:span text:style-name="T14">mb</text:span> les abscisses <text:span text:style-name="T14">que falten</text:span>:</text:p>
            </text:list-header>
          </text:list>
        </text:list-item>
      </text:list>
      <text:p text:style-name="_5f_Paragraphe_20_livret_20_"><draw:g text:anchor-type="paragraph" draw:z-index="15" draw:name="DrawObject4" draw:style-name="gr5"><draw:line draw:style-name="gr17" draw:text-style-name="P88" svg:x1="1.3cm" svg:y1="0.24cm" svg:x2="1.3cm" svg:y2="0.54cm"><text:p/></draw:line><draw:line draw:style-name="gr17" draw:text-style-name="P88" svg:x1="1.935cm" svg:y1="0.24cm" svg:x2="1.935cm" svg:y2="0.54cm"><text:p/></draw:line><draw:line draw:style-name="gr17" draw:text-style-name="P88" svg:x1="5.745cm" svg:y1="0.24cm" svg:x2="5.745cm" svg:y2="0.54cm"><text:p/></draw:line><draw:line draw:style-name="gr17" draw:text-style-name="P88" svg:x1="7.015cm" svg:y1="0.24cm" svg:x2="7.015cm" svg:y2="0.54cm"><text:p/></draw:line><draw:line draw:style-name="gr17" draw:text-style-name="P88" svg:x1="4.475cm" svg:y1="0.24cm" svg:x2="4.475cm" svg:y2="0.54cm"><text:p/></draw:line><draw:line draw:style-name="gr17" draw:text-style-name="P88" svg:x1="3.205cm" svg:y1="0.265cm" svg:x2="3.205cm" svg:y2="0.565cm"><text:p/></draw:line><draw:line draw:style-name="gr17" draw:text-style-name="P88" svg:x1="0.665cm" svg:y1="0.24cm" svg:x2="0.665cm" svg:y2="0.54cm"><text:p/></draw:line><draw:line draw:style-name="gr18" draw:text-style-name="P88" svg:x1="3.829cm" svg:y1="0.097cm" svg:x2="3.836cm" svg:y2="0.698cm"><text:p/></draw:line><draw:frame draw:style-name="gr55" draw:text-style-name="P91" svg:width="1.616cm" svg:height="0.698cm" svg:x="4.402cm" svg:y="0.683cm"><draw:text-box><text:p text:style-name="P89"><text:span text:style-name="T58">50.000</text:span></text:p></draw:text-box></draw:frame><draw:line draw:style-name="gr25" draw:text-style-name="P88" svg:x1="0.052cm" svg:y1="0.395cm" svg:x2="9.053cm" svg:y2="0.395cm"><text:p/></draw:line><draw:frame draw:style-name="gr53" draw:text-style-name="P92" svg:width="1.786cm" svg:height="0.724cm" svg:x="6.829cm" svg:y="0.683cm"><draw:text-box><text:p text:style-name="P89"><text:span text:style-name="T59">……</text:span><text:span text:style-name="T59">...</text:span></text:p></draw:text-box></draw:frame><draw:line draw:style-name="gr18" draw:text-style-name="P88" svg:x1="7.65cm" svg:y1="0.102cm" svg:x2="7.657cm" svg:y2="0.703cm"><text:p/></draw:line><draw:line draw:style-name="gr18" draw:text-style-name="P88" svg:x1="2.568cm" svg:y1="0.083cm" svg:x2="2.575cm" svg:y2="0.684cm"><text:p/></draw:line><draw:line draw:style-name="gr17" draw:text-style-name="P88" svg:x1="0.046cm" svg:y1="0.092cm" svg:x2="0.046cm" svg:y2="0.692cm"><text:p/></draw:line><draw:line draw:style-name="gr18" draw:text-style-name="P88" svg:x1="1.298cm" svg:y1="0.076cm" svg:x2="1.305cm" svg:y2="0.677cm"><text:p/></draw:line><draw:frame draw:style-name="gr56" draw:text-style-name="P91" svg:width="1.616cm" svg:height="0.673cm" svg:x="-0.66cm" svg:y="0.651cm"><draw:text-box><text:p text:style-name="P89"><text:span text:style-name="T58">10.000</text:span></text:p></draw:text-box></draw:frame><draw:line draw:style-name="gr17" draw:text-style-name="P88" svg:x1="5.115cm" svg:y1="0.099cm" svg:x2="5.115cm" svg:y2="0.699cm"><text:p/></draw:line><draw:line draw:style-name="gr17" draw:text-style-name="P88" svg:x1="7.015cm" svg:y1="0.224cm" svg:x2="7.015cm" svg:y2="0.524cm"><text:p/></draw:line><draw:line draw:style-name="gr17" draw:text-style-name="P88" svg:x1="6.385cm" svg:y1="0.083cm" svg:x2="6.385cm" svg:y2="0.683cm"><text:p/></draw:line><draw:frame draw:style-name="gr53" draw:text-style-name="P92" svg:width="1.786cm" svg:height="0.724cm" svg:x="3.067cm" svg:y="0.683cm"><draw:text-box><text:p text:style-name="P89"><text:span text:style-name="T59">……</text:span><text:span text:style-name="T59">...</text:span></text:p></draw:text-box></draw:frame><draw:frame draw:style-name="gr53" draw:text-style-name="P92" svg:width="1.786cm" svg:height="0.724cm" svg:x="1.797cm" svg:y="0.683cm"><draw:text-box><text:p text:style-name="P89"><text:span text:style-name="T59">……</text:span><text:span text:style-name="T59">...</text:span></text:p></draw:text-box></draw:frame><draw:frame draw:style-name="gr53" draw:text-style-name="P92" svg:width="1.786cm" svg:height="0.724cm" svg:x="0.55cm" svg:y="0.683cm"><draw:text-box><text:p text:style-name="P89"><text:span text:style-name="T59">……</text:span><text:span text:style-name="T59">...</text:span></text:p></draw:text-box></draw:frame></draw:g></text:p>
      <text:p text:style-name="_5f_Paragraphe_20_livret_20_"/>
      <text:p text:style-name="_5f_Paragraphe_20_livret_20_"/>
      <text:list xml:id="list11640815924917" text:continue-numbering="true" text:style-name="_5f_Numérotation_20_des_20_exercices_20_livrets">
        <text:list-header>
          <text:h text:style-name="P78" text:outline-level="1"><text:span text:style-name="T2">5</text:span><text:span text:style-name="T50"> </text:span><text:span text:style-name="T14">C</text:span>ompt<text:span text:style-name="T14">o</text:span> d<text:span text:style-name="T14">e</text:span> d<text:span text:style-name="T45">è</text:span><text:span text:style-name="T46">cima</text:span> <text:span text:style-name="T14">en</text:span> <text:s/>d<text:span text:style-name="T45">è</text:span><text:span text:style-name="T46">cima</text:span></text:h>
          <text:list text:continue-numbering="true">
            <text:list-item>
              <text:p text:style-name="P72">Compl<text:span text:style-name="T14">e</text:span>t<text:span text:style-name="T48">a</text:span> la <text:span text:style-name="T14">s</text:span><text:span text:style-name="T44">èrie</text:span> de nombres:</text:p>
            </text:list-item>
          </text:list>
        </text:list-header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B"/>
        <table:table-column table:style-name="Table4.C"/>
        <table:table-column table:style-name="Table4.B"/>
        <table:table-column table:style-name="Table4.C"/>
        <table:table-column table:style-name="Table4.B"/>
        <table:table-column table:style-name="Table4.C"/>
        <table:table-column table:style-name="Table4.B"/>
        <table:table-column table:style-name="Table4.C"/>
        <table:table-column table:style-name="Table4.L"/>
        <table:table-row table:style-name="Table4.1">
          <table:table-cell table:style-name="Table4.A1" office:value-type="string">
            <text:p text:style-name="Standard"/>
          </table:table-cell>
          <table:table-cell table:style-name="Table4.B1" office:value-type="string">
            <text:p text:style-name="P31">8,9</text:p>
          </table:table-cell>
          <table:table-cell table:style-name="Table4.C1" office:value-type="string">
            <text:p text:style-name="P1"/>
          </table:table-cell>
          <table:table-cell table:style-name="Table4.D1" office:value-type="string">
            <text:p text:style-name="P31">9</text:p>
          </table:table-cell>
          <table:table-cell table:style-name="Table4.C1" office:value-type="string">
            <text:p text:style-name="P1"/>
          </table:table-cell>
          <table:table-cell table:style-name="Table4.D1" office:value-type="string">
            <text:p text:style-name="P31">9,1</text:p>
          </table:table-cell>
          <table:table-cell table:style-name="Table4.C1" office:value-type="string">
            <text:p text:style-name="Standard"/>
          </table:table-cell>
          <table:table-cell table:style-name="Table4.D1" office:value-type="string">
            <text:h text:style-name="P18" text:outline-level="1"><text:span text:style-name="_5f_pointillés_20_gris">…….</text:span></text:h>
          </table:table-cell>
          <table:table-cell table:style-name="Table4.C1" office:value-type="string">
            <text:p text:style-name="Standard"/>
          </table:table-cell>
          <table:table-cell table:style-name="Table4.D1" office:value-type="string">
            <text:h text:style-name="P18" text:outline-level="1"><text:span text:style-name="_5f_pointillés_20_gris">…….</text:span></text:h>
          </table:table-cell>
          <table:table-cell table:style-name="Table4.C1" office:value-type="string">
            <text:p text:style-name="Standard"/>
          </table:table-cell>
          <table:table-cell table:style-name="Table4.D1" office:value-type="string">
            <text:h text:style-name="P18" text:outline-level="1"><text:span text:style-name="_5f_pointillés_20_gris">…….</text:span></text:h>
          </table:table-cell>
        </table:table-row>
      </table:table>
      <text:list xml:id="list11640726192052" text:continue-numbering="true" text:style-name="_5f_Numérotation_20_des_20_exercices_20_livrets">
        <text:list-item>
          <text:list>
            <text:list-item>
              <text:p text:style-name="P64"><draw:g text:anchor-type="paragraph" draw:z-index="16" draw:name="DrawObject5" draw:style-name="gr5"><draw:line draw:style-name="gr17" draw:text-style-name="P88" svg:x1="5.117cm" svg:y1="0.908cm" svg:x2="5.117cm" svg:y2="1.208cm"><text:p/></draw:line><draw:line draw:style-name="gr17" draw:text-style-name="P88" svg:x1="1.937cm" svg:y1="1.046cm" svg:x2="1.937cm" svg:y2="1.346cm"><text:p/></draw:line><draw:line draw:style-name="gr17" draw:text-style-name="P88" svg:x1="5.745cm" svg:y1="1.046cm" svg:x2="5.745cm" svg:y2="1.346cm"><text:p/></draw:line><draw:line draw:style-name="gr17" draw:text-style-name="P88" svg:x1="7.015cm" svg:y1="1.046cm" svg:x2="7.015cm" svg:y2="1.346cm"><text:p/></draw:line><draw:line draw:style-name="gr17" draw:text-style-name="P88" svg:x1="4.475cm" svg:y1="1.046cm" svg:x2="4.475cm" svg:y2="1.346cm"><text:p/></draw:line><draw:line draw:style-name="gr17" draw:text-style-name="P88" svg:x1="3.207cm" svg:y1="1.074cm" svg:x2="3.207cm" svg:y2="1.374cm"><text:p/></draw:line><draw:line draw:style-name="gr17" draw:text-style-name="P88" svg:x1="0.666cm" svg:y1="1.046cm" svg:x2="0.666cm" svg:y2="1.346cm"><text:p/></draw:line><draw:line draw:style-name="gr18" draw:text-style-name="P88" svg:x1="4.475cm" svg:y1="1.046cm" svg:x2="4.468cm" svg:y2="1.346cm"><text:p/></draw:line><draw:frame draw:style-name="gr52" draw:text-style-name="P91" svg:width="0.724cm" svg:height="0.698cm" svg:x="6.052cm" svg:y="1.492cm"><draw:text-box><text:p text:style-name="P89"><text:span text:style-name="T58">1</text:span></text:p></draw:text-box></draw:frame><draw:line draw:style-name="gr25" draw:text-style-name="P88" svg:x1="0.052cm" svg:y1="1.203cm" svg:x2="9.053cm" svg:y2="1.203cm"><text:p/></draw:line><draw:frame draw:style-name="gr53" draw:text-style-name="P92" svg:width="1.107cm" svg:height="0.724cm" svg:x="6.491cm" svg:y="1.465cm"><draw:text-box><text:p text:style-name="P89"><text:span text:style-name="T59">…</text:span><text:span text:style-name="T59">..</text:span></text:p></draw:text-box></draw:frame><draw:line draw:style-name="gr18" draw:text-style-name="P88" svg:x1="7.015cm" svg:y1="0.889cm" svg:x2="7.022cm" svg:y2="1.49cm"><text:p/></draw:line><draw:line draw:style-name="gr18" draw:text-style-name="P88" svg:x1="2.57cm" svg:y1="0.889cm" svg:x2="2.577cm" svg:y2="1.49cm"><text:p/></draw:line><draw:line draw:style-name="gr17" draw:text-style-name="P88" svg:x1="0.046cm" svg:y1="0.901cm" svg:x2="0.046cm" svg:y2="1.501cm"><text:p/></draw:line><draw:line draw:style-name="gr18" draw:text-style-name="P88" svg:x1="1.3cm" svg:y1="0.885cm" svg:x2="1.307cm" svg:y2="1.486cm"><text:p/></draw:line><draw:frame draw:style-name="gr54" draw:text-style-name="P91" svg:width="0.708cm" svg:height="0.673cm" svg:x="-0.289cm" svg:y="1.46cm"><draw:text-box><text:p text:style-name="P89"><text:span text:style-name="T58">0</text:span></text:p></draw:text-box></draw:frame><draw:line draw:style-name="gr17" draw:text-style-name="P88" svg:x1="3.831cm" svg:y1="0.903cm" svg:x2="3.831cm" svg:y2="1.503cm"><text:p/></draw:line><draw:line draw:style-name="gr17" draw:text-style-name="P88" svg:x1="6.387cm" svg:y1="0.889cm" svg:x2="6.387cm" svg:y2="1.489cm"><text:p/></draw:line><draw:line draw:style-name="gr17" draw:text-style-name="P88" svg:x1="7.652cm" svg:y1="1.053cm" svg:x2="7.652cm" svg:y2="1.353cm"><text:p/></draw:line><draw:frame draw:style-name="gr53" draw:text-style-name="P92" svg:width="1.107cm" svg:height="0.724cm" svg:x="3.928cm" svg:y="1.529cm"><draw:text-box><text:p text:style-name="P89"><text:span text:style-name="T59">…</text:span><text:span text:style-name="T59">..</text:span></text:p></draw:text-box></draw:frame><draw:line draw:style-name="gr18" draw:text-style-name="P88" svg:x1="5.11cm" svg:y1="0.896cm" svg:x2="5.117cm" svg:y2="1.497cm"><text:p/></draw:line><draw:frame draw:style-name="gr53" draw:text-style-name="P92" svg:width="1.107cm" svg:height="0.724cm" svg:x="4.585cm" svg:y="1.52cm"><draw:text-box><text:p text:style-name="P89"><text:span text:style-name="T59">…</text:span><text:span text:style-name="T59">..</text:span></text:p></draw:text-box></draw:frame><draw:frame draw:style-name="gr53" draw:text-style-name="P92" svg:width="1.107cm" svg:height="0.724cm" svg:x="2.02cm" svg:y="1.49cm"><draw:text-box><text:p text:style-name="P89"><text:span text:style-name="T59">…</text:span><text:span text:style-name="T59">..</text:span></text:p></draw:text-box></draw:frame><draw:frame draw:style-name="gr53" draw:text-style-name="P92" svg:width="1.107cm" svg:height="0.724cm" svg:x="0.824cm" svg:y="1.46cm"><draw:text-box><text:p text:style-name="P89"><text:span text:style-name="T59">…</text:span><text:span text:style-name="T59">..</text:span></text:p></draw:text-box></draw:frame></draw:g>Compl<text:span text:style-name="T14">e</text:span>t<text:span text:style-name="T14">a</text:span> a<text:span text:style-name="T14">mb</text:span> les abscisses <text:span text:style-name="T14">que falten</text:span>:</text:p>
            </text:list-item>
          </text:list>
        </text:list-item>
      </text:list>
      <text:p text:style-name="_5f_Paragraphe_20_livret_20_"/>
      <text:p text:style-name="_5f_Paragraphe_20_livret_20_"/>
      <text:list xml:id="list11640314994436" text:continue-numbering="true" text:style-name="_5f_Numérotation_20_des_20_exercices_20_livrets">
        <text:list-header>
          <text:p text:style-name="P81"><text:span text:style-name="T4">6</text:span><text:span text:style-name="T33"> </text:span><text:span text:style-name="T32">Es</text:span><text:span text:style-name="T31">cri</text:span><text:span text:style-name="T32">u</text:span><text:span text:style-name="T34"> l'absciss</text:span><text:span text:style-name="T35">a</text:span><text:span text:style-name="T34"> de</text:span><text:span text:style-name="T35">l</text:span><text:span text:style-name="T34">s p</text:span><text:span text:style-name="T35">u</text:span><text:span text:style-name="T34">nts de ca</text:span><text:span text:style-name="T35">da</text:span><text:span text:style-name="T34"> </text:span><text:span text:style-name="T36">s</text:span><text:span text:style-name="T39">emi-</text:span><text:span text:style-name="T40">recta</text:span><text:span text:style-name="T39"> </text:span><text:span text:style-name="T40">numerada</text:span><text:span text:style-name="T34">.</text:span></text:p>
        </text:list-header>
      </text:list>
      <text:list xml:id="list3403432504" text:style-name="liste_5f_abc">
        <text:list-item>
          <text:list>
            <text:list-header>
              <text:p text:style-name="P67"><draw:g text:anchor-type="paragraph" draw:z-index="22" draw:name="Shape6" draw:style-name="gr5"><draw:frame draw:style-name="gr29" draw:text-style-name="P93" svg:width="0.747cm" svg:height="0.664cm" svg:x="2.173cm" svg:y="-0.106cm"><draw:text-box><text:p text:style-name="P89"><text:span text:style-name="T60">A</text:span></text:p></draw:text-box></draw:frame><draw:frame draw:style-name="gr29" draw:text-style-name="P93" svg:width="0.747cm" svg:height="0.664cm" svg:x="5.147cm" svg:y="-0.106cm"><draw:text-box><text:p text:style-name="P89"><text:span text:style-name="T60">B</text:span></text:p></draw:text-box></draw:frame><draw:frame draw:style-name="gr15" draw:text-style-name="P93" svg:width="0.708cm" svg:height="0.664cm" svg:x="0.693cm" svg:y="0.861cm"><draw:text-box><text:p text:style-name="P89"><text:span text:style-name="T61">0</text:span></text:p></draw:text-box></draw:frame><draw:frame draw:style-name="gr30" draw:text-style-name="P93" svg:width="0.729cm" svg:height="0.664cm" svg:x="5.657cm" svg:y="0.861cm"><draw:text-box><text:p text:style-name="P89"><text:span text:style-name="T60">1</text:span></text:p></draw:text-box></draw:frame><draw:line draw:style-name="gr10" draw:text-style-name="P94" svg:x1="1.055cm" svg:y1="0.578cm" svg:x2="9.06cm" svg:y2="0.578cm"><text:p/></draw:line><draw:line draw:style-name="gr11" draw:text-style-name="P94" svg:x1="1.045cm" svg:y1="0.272cm" svg:x2="1.045cm" svg:y2="0.882cm"><text:p/></draw:line><draw:line draw:style-name="gr11" draw:text-style-name="P94" svg:x1="1.54cm" svg:y1="0.426cm" svg:x2="1.54cm" svg:y2="0.732cm"><text:p/></draw:line><draw:line draw:style-name="gr11" draw:text-style-name="P94" svg:x1="2.037cm" svg:y1="0.426cm" svg:x2="2.037cm" svg:y2="0.732cm"><text:p/></draw:line><draw:line draw:style-name="gr11" draw:text-style-name="P94" svg:x1="2.538cm" svg:y1="0.426cm" svg:x2="2.538cm" svg:y2="0.732cm"><text:p/></draw:line><draw:line draw:style-name="gr11" draw:text-style-name="P94" svg:x1="3.03cm" svg:y1="0.426cm" svg:x2="3.03cm" svg:y2="0.732cm"><text:p/></draw:line><draw:line draw:style-name="gr11" draw:text-style-name="P94" svg:x1="3.515cm" svg:y1="0.272cm" svg:x2="3.515cm" svg:y2="0.882cm"><text:p/></draw:line><draw:line draw:style-name="gr11" draw:text-style-name="P94" svg:x1="4.023cm" svg:y1="0.426cm" svg:x2="4.023cm" svg:y2="0.732cm"><text:p/></draw:line><draw:line draw:style-name="gr11" draw:text-style-name="P94" svg:x1="4.517cm" svg:y1="0.426cm" svg:x2="4.517cm" svg:y2="0.732cm"><text:p/></draw:line><draw:line draw:style-name="gr11" draw:text-style-name="P94" svg:x1="5.018cm" svg:y1="0.426cm" svg:x2="5.018cm" svg:y2="0.732cm"><text:p/></draw:line><draw:line draw:style-name="gr11" draw:text-style-name="P94" svg:x1="5.51cm" svg:y1="0.426cm" svg:x2="5.51cm" svg:y2="0.732cm"><text:p/></draw:line><draw:line draw:style-name="gr11" draw:text-style-name="P94" svg:x1="6.019cm" svg:y1="0.272cm" svg:x2="6.019cm" svg:y2="0.882cm"><text:p/></draw:line><draw:line draw:style-name="gr11" draw:text-style-name="P94" svg:x1="6.505cm" svg:y1="0.426cm" svg:x2="6.505cm" svg:y2="0.732cm"><text:p/></draw:line><draw:line draw:style-name="gr11" draw:text-style-name="P94" svg:x1="6.999cm" svg:y1="0.426cm" svg:x2="6.999cm" svg:y2="0.732cm"><text:p/></draw:line><draw:line draw:style-name="gr11" draw:text-style-name="P94" svg:x1="7.5cm" svg:y1="0.426cm" svg:x2="7.5cm" svg:y2="0.732cm"><text:p/></draw:line><draw:line draw:style-name="gr11" draw:text-style-name="P94" svg:x1="7.992cm" svg:y1="0.426cm" svg:x2="7.992cm" svg:y2="0.732cm"><text:p/></draw:line><draw:frame draw:style-name="gr31" draw:text-style-name="P93" svg:width="0.777cm" svg:height="0.664cm" svg:x="3.635cm" svg:y="-0.102cm"><draw:text-box><text:p text:style-name="P89"><text:span text:style-name="T60">D</text:span></text:p></draw:text-box></draw:frame><draw:frame draw:style-name="gr32" draw:text-style-name="P93" svg:width="0.752cm" svg:height="0.664cm" svg:x="6.634cm" svg:y="-0.106cm"><draw:text-box><text:p text:style-name="P89"><text:span text:style-name="T60">C</text:span></text:p></draw:text-box></draw:frame><draw:frame draw:style-name="gr33" draw:text-style-name="P93" svg:width="0.727cm" svg:height="0.664cm" svg:x="7.65cm" svg:y="-0.111cm"><draw:text-box><text:p text:style-name="P89"><text:span text:style-name="T60">E</text:span></text:p></draw:text-box></draw:frame><draw:g draw:style-name="gr24"><draw:line draw:style-name="gr34" draw:text-style-name="P95" svg:x1="2.411cm" svg:y1="0.463cm" svg:x2="2.661cm" svg:y2="0.716cm"><text:p/></draw:line><draw:line draw:style-name="gr35" draw:text-style-name="P95" svg:x1="2.661cm" svg:y1="0.463cm" svg:x2="2.411cm" svg:y2="0.716cm"><text:p/></draw:line></draw:g><draw:g draw:style-name="gr24"><draw:line draw:style-name="gr36" draw:text-style-name="P96" svg:x1="3.896cm" svg:y1="0.449cm" svg:x2="4.145cm" svg:y2="0.703cm"><text:p/></draw:line><draw:line draw:style-name="gr36" draw:text-style-name="P96" svg:x1="4.145cm" svg:y1="0.449cm" svg:x2="3.896cm" svg:y2="0.703cm"><text:p/></draw:line></draw:g><draw:g draw:style-name="gr24"><draw:line draw:style-name="gr36" draw:text-style-name="P96" svg:x1="5.383cm" svg:y1="0.449cm" svg:x2="5.632cm" svg:y2="0.702cm"><text:p/></draw:line><draw:line draw:style-name="gr36" draw:text-style-name="P96" svg:x1="5.632cm" svg:y1="0.449cm" svg:x2="5.383cm" svg:y2="0.702cm"><text:p/></draw:line></draw:g><draw:g draw:style-name="gr24"><draw:line draw:style-name="gr36" draw:text-style-name="P96" svg:x1="7.871cm" svg:y1="0.459cm" svg:x2="8.121cm" svg:y2="0.712cm"><text:p/></draw:line><draw:line draw:style-name="gr36" draw:text-style-name="P96" svg:x1="8.121cm" svg:y1="0.459cm" svg:x2="7.871cm" svg:y2="0.712cm"><text:p/></draw:line></draw:g><draw:g draw:style-name="gr24"><draw:line draw:style-name="gr36" draw:text-style-name="P96" svg:x1="6.878cm" svg:y1="0.454cm" svg:x2="7.128cm" svg:y2="0.707cm"><text:p/></draw:line><draw:line draw:style-name="gr36" draw:text-style-name="P96" svg:x1="7.128cm" svg:y1="0.454cm" svg:x2="6.878cm" svg:y2="0.707cm"><text:p/></draw:line></draw:g></draw:g><text:span text:style-name="T52">a</text:span><text:span text:style-name="T51">. </text:span></text:p>
            </text:list-header>
          </text:list>
        </text:list-item>
      </text:list>
      <table:table table:name="Tableau19" table:style-name="Tableau19">
        <table:table-column table:style-name="Tableau19.A" table:number-columns-repeated="5"/>
        <table:table-row table:style-name="Tableau19.1">
          <table:table-cell table:style-name="Tableau19.A1" office:value-type="string">
            <text:p text:style-name="P60"><text:span text:style-name="T38">A(</text:span><text:span text:style-name="_5f_pointillés_20_gris"><text:span text:style-name="T38">…....</text:span></text:span><text:span text:style-name="T38">)</text:span></text:p>
          </table:table-cell>
          <table:table-cell table:style-name="Tableau19.A1" office:value-type="string">
            <text:p text:style-name="P61">B(<text:span text:style-name="T37">.......</text:span>)</text:p>
          </table:table-cell>
          <table:table-cell table:style-name="Tableau19.A1" office:value-type="string">
            <text:p text:style-name="P61">C(<text:span text:style-name="T37">.......</text:span>)</text:p>
          </table:table-cell>
          <table:table-cell table:style-name="Tableau19.A1" office:value-type="string">
            <text:p text:style-name="P61">D(<text:span text:style-name="T37">.......</text:span>)</text:p>
          </table:table-cell>
          <table:table-cell table:style-name="Tableau19.A1" office:value-type="string">
            <text:p text:style-name="P61">E(<text:span text:style-name="T37">.......</text:span>)</text:p>
          </table:table-cell>
        </table:table-row>
      </table:table>
      <text:list xml:id="list11640237009559" text:continue-numbering="true" text:style-name="liste_5f_abc">
        <text:list-item>
          <text:list>
            <text:list-header>
              <text:p text:style-name="P68"><draw:g text:anchor-type="paragraph" draw:z-index="17" draw:name="Shape7" draw:style-name="gr5"><draw:frame draw:style-name="gr15" draw:text-style-name="P93" svg:width="0.708cm" svg:height="0.664cm" svg:x="2.09cm" svg:y="0.186cm"><draw:text-box><text:p text:style-name="P89"><text:span text:style-name="T60">F</text:span></text:p></draw:text-box></draw:frame><draw:frame draw:style-name="gr50" draw:text-style-name="P93" svg:width="0.77cm" svg:height="0.664cm" svg:x="7.465cm" svg:y="0.182cm"><draw:text-box><text:p text:style-name="P89"><text:span text:style-name="T60">H</text:span></text:p></draw:text-box></draw:frame><draw:frame draw:style-name="gr15" draw:text-style-name="P93" svg:width="0.708cm" svg:height="0.664cm" svg:x="0.681cm" svg:y="1.156cm"><draw:text-box><text:p text:style-name="P89"><text:span text:style-name="T61">0</text:span></text:p></draw:text-box></draw:frame><draw:frame draw:style-name="gr16" draw:text-style-name="P93" svg:width="1.013cm" svg:height="0.664cm" svg:x="1.251cm" svg:y="1.043cm"><draw:text-box><text:p text:style-name="P89"><text:span text:style-name="T61">0,2</text:span></text:p></draw:text-box></draw:frame><draw:line draw:style-name="gr10" draw:text-style-name="P94" svg:x1="1cm" svg:y1="0.854cm" svg:x2="9.002cm" svg:y2="0.854cm"><text:p/></draw:line><draw:line draw:style-name="gr11" draw:text-style-name="P94" svg:x1="1cm" svg:y1="0.552cm" svg:x2="1cm" svg:y2="1.152cm"><text:p/></draw:line><draw:line draw:style-name="gr11" draw:text-style-name="P94" svg:x1="1.718cm" svg:y1="0.697cm" svg:x2="1.718cm" svg:y2="0.997cm"><text:p/></draw:line><draw:line draw:style-name="gr11" draw:text-style-name="P94" svg:x1="2.436cm" svg:y1="0.697cm" svg:x2="2.436cm" svg:y2="0.997cm"><text:p/></draw:line><draw:line draw:style-name="gr11" draw:text-style-name="P94" svg:x1="3.154cm" svg:y1="0.697cm" svg:x2="3.154cm" svg:y2="0.997cm"><text:p/></draw:line><draw:line draw:style-name="gr11" draw:text-style-name="P94" svg:x1="3.876cm" svg:y1="0.697cm" svg:x2="3.876cm" svg:y2="0.997cm"><text:p/></draw:line><draw:line draw:style-name="gr11" draw:text-style-name="P94" svg:x1="4.593cm" svg:y1="0.552cm" svg:x2="4.593cm" svg:y2="1.152cm"><text:p/></draw:line><draw:line draw:style-name="gr11" draw:text-style-name="P94" svg:x1="5.314cm" svg:y1="0.697cm" svg:x2="5.314cm" svg:y2="0.997cm"><text:p/></draw:line><draw:line draw:style-name="gr11" draw:text-style-name="P94" svg:x1="6.032cm" svg:y1="0.697cm" svg:x2="6.032cm" svg:y2="0.997cm"><text:p/></draw:line><draw:line draw:style-name="gr11" draw:text-style-name="P94" svg:x1="6.753cm" svg:y1="0.697cm" svg:x2="6.753cm" svg:y2="0.997cm"><text:p/></draw:line><draw:line draw:style-name="gr11" draw:text-style-name="P94" svg:x1="7.47cm" svg:y1="0.697cm" svg:x2="7.47cm" svg:y2="0.997cm"><text:p/></draw:line><draw:line draw:style-name="gr11" draw:text-style-name="P94" svg:x1="8.195cm" svg:y1="0.552cm" svg:x2="8.195cm" svg:y2="1.152cm"><text:p/></draw:line><draw:frame draw:style-name="gr51" draw:text-style-name="P93" svg:width="0.779cm" svg:height="0.664cm" svg:x="6.373cm" svg:y="0.186cm"><draw:text-box><text:p text:style-name="P89"><text:span text:style-name="T60">G</text:span></text:p></draw:text-box></draw:frame><draw:g draw:style-name="gr24"><draw:line draw:style-name="gr36" draw:text-style-name="P96" svg:x1="2.321cm" svg:y1="0.727cm" svg:x2="2.571cm" svg:y2="0.977cm"><text:p/></draw:line><draw:line draw:style-name="gr36" draw:text-style-name="P96" svg:x1="2.571cm" svg:y1="0.727cm" svg:x2="2.321cm" svg:y2="0.977cm"><text:p/></draw:line></draw:g><draw:g draw:style-name="gr24"><draw:line draw:style-name="gr36" draw:text-style-name="P96" svg:x1="6.633cm" svg:y1="0.727cm" svg:x2="6.882cm" svg:y2="0.977cm"><text:p/></draw:line><draw:line draw:style-name="gr36" draw:text-style-name="P96" svg:x1="6.882cm" svg:y1="0.727cm" svg:x2="6.633cm" svg:y2="0.977cm"><text:p/></draw:line></draw:g><draw:g draw:style-name="gr24"><draw:line draw:style-name="gr36" draw:text-style-name="P96" svg:x1="7.738cm" svg:y1="0.732cm" svg:x2="7.988cm" svg:y2="0.982cm"><text:p/></draw:line><draw:line draw:style-name="gr36" draw:text-style-name="P96" svg:x1="7.988cm" svg:y1="0.732cm" svg:x2="7.738cm" svg:y2="0.982cm"><text:p/></draw:line></draw:g></draw:g><text:span text:style-name="T51">b. </text:span></text:p>
            </text:list-header>
          </text:list>
        </text:list-item>
      </text:list>
      <table:table table:name="Tableau20" table:style-name="Tableau20">
        <table:table-column table:style-name="Tableau20.A" table:number-columns-repeated="2"/>
        <table:table-column table:style-name="Tableau20.C"/>
        <table:table-row table:style-name="Tableau20.1">
          <table:table-cell table:style-name="Tableau20.A1" office:value-type="string">
            <text:p text:style-name="P61">F(<text:span text:style-name="T37">........</text:span>)</text:p>
          </table:table-cell>
          <table:table-cell table:style-name="Tableau20.A1" office:value-type="string">
            <text:p text:style-name="P61">G(<text:span text:style-name="T37">........</text:span>)</text:p>
          </table:table-cell>
          <table:table-cell table:style-name="Tableau20.A1" office:value-type="string">
            <text:p text:style-name="P61">H(<text:span text:style-name="T37">........</text:span>)</text:p>
          </table:table-cell>
        </table:table-row>
      </table:table>
      <text:list xml:id="list11639819479822" text:continue-numbering="true" text:style-name="liste_5f_abc">
        <text:list-item>
          <text:list>
            <text:list-header>
              <text:p text:style-name="P68"><draw:g text:anchor-type="paragraph" draw:z-index="18" draw:name="Shape8" draw:style-name="gr5"><draw:line draw:style-name="gr10" draw:text-style-name="P99" svg:x1="0.716cm" svg:y1="0.889cm" svg:x2="8.999cm" svg:y2="0.889cm"><text:p/></draw:line><draw:line draw:style-name="gr11" draw:text-style-name="P99" svg:x1="1.284cm" svg:y1="0.591cm" svg:x2="1.284cm" svg:y2="1.191cm"><text:p/></draw:line><draw:line draw:style-name="gr11" draw:text-style-name="P99" svg:x1="1.875cm" svg:y1="0.739cm" svg:x2="1.875cm" svg:y2="1.039cm"><text:p/></draw:line><draw:line draw:style-name="gr11" draw:text-style-name="P99" svg:x1="3.048cm" svg:y1="0.739cm" svg:x2="3.048cm" svg:y2="1.039cm"><text:p/></draw:line><draw:line draw:style-name="gr11" draw:text-style-name="P99" svg:x1="4.221cm" svg:y1="0.739cm" svg:x2="4.221cm" svg:y2="1.039cm"><text:p/></draw:line><draw:line draw:style-name="gr11" draw:text-style-name="P99" svg:x1="2.464cm" svg:y1="0.591cm" svg:x2="2.464cm" svg:y2="1.191cm"><text:p/></draw:line><draw:line draw:style-name="gr11" draw:text-style-name="P99" svg:x1="5.394cm" svg:y1="0.739cm" svg:x2="5.394cm" svg:y2="1.039cm"><text:p/></draw:line><draw:line draw:style-name="gr11" draw:text-style-name="P99" svg:x1="6.567cm" svg:y1="0.739cm" svg:x2="6.567cm" svg:y2="1.039cm"><text:p/></draw:line><draw:line draw:style-name="gr11" draw:text-style-name="P99" svg:x1="7.743cm" svg:y1="0.739cm" svg:x2="7.743cm" svg:y2="1.039cm"><text:p/></draw:line><draw:line draw:style-name="gr11" draw:text-style-name="P99" svg:x1="3.635cm" svg:y1="0.591cm" svg:x2="3.635cm" svg:y2="1.191cm"><text:p/></draw:line><draw:line draw:style-name="gr11" draw:text-style-name="P99" svg:x1="4.803cm" svg:y1="0.591cm" svg:x2="4.803cm" svg:y2="1.191cm"><text:p/></draw:line><draw:line draw:style-name="gr11" draw:text-style-name="P99" svg:x1="5.983cm" svg:y1="0.591cm" svg:x2="5.983cm" svg:y2="1.191cm"><text:p/></draw:line><draw:line draw:style-name="gr11" draw:text-style-name="P99" svg:x1="7.156cm" svg:y1="0.591cm" svg:x2="7.156cm" svg:y2="1.191cm"><text:p/></draw:line><draw:frame draw:style-name="gr46" draw:text-style-name="P101" svg:width="0.722cm" svg:height="0.727cm" svg:x="0.926cm" svg:y="0.019cm"><draw:text-box><text:p text:style-name="P89"><text:span text:style-name="T64"><text:s/></text:span><text:span text:style-name="T64">J</text:span></text:p></draw:text-box></draw:frame><draw:frame draw:style-name="gr42" draw:text-style-name="P101" svg:width="0.742cm" svg:height="0.727cm" svg:x="5.021cm" svg:y="0.206cm"><draw:text-box><text:p text:style-name="P89"><text:span text:style-name="T63">L</text:span></text:p></draw:text-box></draw:frame><draw:frame draw:style-name="gr47" draw:text-style-name="P101" svg:width="0.75cm" svg:height="0.727cm" svg:x="7.389cm" svg:y="0.21cm"><draw:text-box><text:p text:style-name="P89"><text:span text:style-name="T63">K</text:span></text:p></draw:text-box></draw:frame><draw:frame draw:style-name="gr48" draw:text-style-name="P103" svg:width="1.281cm" svg:height="0.708cm" svg:x="2.998cm" svg:y="1.187cm"><draw:text-box><text:p text:style-name="P89"><text:span text:style-name="T65"><text:s text:c="2"/></text:span><text:span text:style-name="T65">1,1</text:span></text:p></draw:text-box></draw:frame><draw:g draw:style-name="gr24"><draw:line draw:style-name="gr36" draw:text-style-name="P102" svg:x1="1.157cm" svg:y1="0.762cm" svg:x2="1.407cm" svg:y2="1.012cm"><text:p/></draw:line><draw:line draw:style-name="gr36" draw:text-style-name="P102" svg:x1="1.407cm" svg:y1="0.762cm" svg:x2="1.157cm" svg:y2="1.012cm"><text:p/></draw:line></draw:g><draw:g draw:style-name="gr24"><draw:line draw:style-name="gr36" draw:text-style-name="P102" svg:x1="5.272cm" svg:y1="0.762cm" svg:x2="5.521cm" svg:y2="1.012cm"><text:p/></draw:line><draw:line draw:style-name="gr36" draw:text-style-name="P102" svg:x1="5.521cm" svg:y1="0.762cm" svg:x2="5.272cm" svg:y2="1.012cm"><text:p/></draw:line></draw:g><draw:g draw:style-name="gr24"><draw:line draw:style-name="gr36" draw:text-style-name="P102" svg:x1="7.627cm" svg:y1="0.755cm" svg:x2="7.876cm" svg:y2="1.005cm"><text:p/></draw:line><draw:line draw:style-name="gr36" draw:text-style-name="P102" svg:x1="7.876cm" svg:y1="0.755cm" svg:x2="7.627cm" svg:y2="1.005cm"><text:p/></draw:line></draw:g><draw:frame draw:style-name="gr49" draw:text-style-name="P104" svg:width="0.242cm" svg:height="0.477cm" svg:x="0.594cm" svg:y="1.187cm"><draw:text-box><text:p text:style-name="P89"><text:span text:style-name="T66">0</text:span></text:p></draw:text-box></draw:frame><draw:frame draw:style-name="gr48" draw:text-style-name="P103" svg:width="1.281cm" svg:height="0.708cm" svg:x="1.832cm" svg:y="1.188cm"><draw:text-box><text:p text:style-name="P89"><text:span text:style-name="T65"><text:s text:c="2"/></text:span><text:span text:style-name="T65">1</text:span></text:p></draw:text-box></draw:frame></draw:g><text:span text:style-name="T52">c</text:span><text:span text:style-name="T51">. </text:span></text:p>
            </text:list-header>
          </text:list>
        </text:list-item>
      </text:list>
      <table:table table:name="Tableau21" table:style-name="Tableau21">
        <table:table-column table:style-name="Tableau21.A" table:number-columns-repeated="3"/>
        <table:table-row>
          <table:table-cell table:style-name="Tableau21.A1" office:value-type="string">
            <text:p text:style-name="P61">J(<text:span text:style-name="T37">........</text:span>)</text:p>
          </table:table-cell>
          <table:table-cell table:style-name="Tableau21.A1" office:value-type="string">
            <text:p text:style-name="P61">K(<text:span text:style-name="T37">........</text:span>)</text:p>
          </table:table-cell>
          <table:table-cell table:style-name="Tableau21.A1" office:value-type="string">
            <text:p text:style-name="P61">L(<text:span text:style-name="T37">........</text:span>)</text:p>
          </table:table-cell>
        </table:table-row>
      </table:table>
      <text:list xml:id="list11641527475698" text:continue-numbering="true" text:style-name="liste_5f_abc">
        <text:list-item>
          <text:list>
            <text:list-header>
              <text:p text:style-name="P74"><draw:g text:anchor-type="paragraph" draw:z-index="19" draw:name="Shape9" draw:style-name="gr5"><draw:line draw:style-name="gr10" draw:text-style-name="P99" svg:x1="0.649cm" svg:y1="0.873cm" svg:x2="9.042cm" svg:y2="0.878cm"><text:p/></draw:line><draw:line draw:style-name="gr11" draw:text-style-name="P99" svg:x1="1.114cm" svg:y1="0.73cm" svg:x2="1.114cm" svg:y2="1.028cm"><text:p/></draw:line><draw:line draw:style-name="gr11" draw:text-style-name="P99" svg:x1="1.61cm" svg:y1="0.73cm" svg:x2="1.61cm" svg:y2="1.028cm"><text:p/></draw:line><draw:line draw:style-name="gr11" draw:text-style-name="P99" svg:x1="2.101cm" svg:y1="0.73cm" svg:x2="2.101cm" svg:y2="1.028cm"><text:p/></draw:line><draw:line draw:style-name="gr11" draw:text-style-name="P99" svg:x1="2.592cm" svg:y1="0.73cm" svg:x2="2.592cm" svg:y2="1.028cm"><text:p/></draw:line><draw:line draw:style-name="gr11" draw:text-style-name="P99" svg:x1="4.076cm" svg:y1="0.73cm" svg:x2="4.076cm" svg:y2="1.028cm"><text:p/></draw:line><draw:line draw:style-name="gr11" draw:text-style-name="P99" svg:x1="6.048cm" svg:y1="0.73cm" svg:x2="6.048cm" svg:y2="1.028cm"><text:p/></draw:line><draw:line draw:style-name="gr11" draw:text-style-name="P99" svg:x1="6.539cm" svg:y1="0.73cm" svg:x2="6.539cm" svg:y2="1.028cm"><text:p/></draw:line><draw:line draw:style-name="gr11" draw:text-style-name="P99" svg:x1="5.556cm" svg:y1="0.733cm" svg:x2="5.556cm" svg:y2="1.031cm"><text:p/></draw:line><draw:line draw:style-name="gr11" draw:text-style-name="P99" svg:x1="7.528cm" svg:y1="0.73cm" svg:x2="7.528cm" svg:y2="1.028cm"><text:p/></draw:line><draw:line draw:style-name="gr11" draw:text-style-name="P99" svg:x1="8.02cm" svg:y1="0.73cm" svg:x2="8.02cm" svg:y2="1.028cm"><text:p/></draw:line><draw:frame draw:style-name="gr40" draw:text-style-name="P100" svg:width="0.715cm" svg:height="0.625cm" svg:x="0.762cm" svg:y="1.002cm"><draw:text-box><text:p text:style-name="P89"><text:span text:style-name="T62">0</text:span></text:p></draw:text-box></draw:frame><draw:line draw:style-name="gr11" draw:text-style-name="P99" svg:x1="3.09cm" svg:y1="0.73cm" svg:x2="3.09cm" svg:y2="1.028cm"><text:p/></draw:line><draw:line draw:style-name="gr11" draw:text-style-name="P99" svg:x1="3.582cm" svg:y1="0.73cm" svg:x2="3.582cm" svg:y2="1.028cm"><text:p/></draw:line><draw:line draw:style-name="gr11" draw:text-style-name="P99" svg:x1="4.568cm" svg:y1="0.73cm" svg:x2="4.568cm" svg:y2="1.028cm"><text:p/></draw:line><draw:line draw:style-name="gr11" draw:text-style-name="P99" svg:x1="5.062cm" svg:y1="0.73cm" svg:x2="5.062cm" svg:y2="1.028cm"><text:p/></draw:line><draw:line draw:style-name="gr11" draw:text-style-name="P99" svg:x1="7.036cm" svg:y1="0.73cm" svg:x2="7.036cm" svg:y2="1.028cm"><text:p/></draw:line><draw:frame draw:style-name="gr41" draw:text-style-name="P100" svg:width="1.144cm" svg:height="0.731cm" svg:x="1.621cm" svg:y="1.018cm"><draw:text-box><text:p text:style-name="P89"><text:span text:style-name="T62">0,01</text:span></text:p></draw:text-box></draw:frame><draw:frame draw:style-name="gr42" draw:text-style-name="P101" svg:width="0.742cm" svg:height="0.727cm" svg:x="5.212cm" svg:y="0.196cm"><draw:text-box><text:p text:style-name="P89"><text:span text:style-name="T63">P</text:span></text:p></draw:text-box></draw:frame><draw:g draw:style-name="gr24"><draw:line draw:style-name="gr36" draw:text-style-name="P102" svg:x1="3.961cm" svg:y1="0.746cm" svg:x2="4.211cm" svg:y2="0.996cm"><text:p/></draw:line><draw:line draw:style-name="gr36" draw:text-style-name="P102" svg:x1="4.211cm" svg:y1="0.746cm" svg:x2="3.961cm" svg:y2="0.996cm"><text:p/></draw:line></draw:g><draw:g draw:style-name="gr24"><draw:line draw:style-name="gr36" draw:text-style-name="P102" svg:x1="5.44cm" svg:y1="0.746cm" svg:x2="5.689cm" svg:y2="0.996cm"><text:p/></draw:line><draw:line draw:style-name="gr36" draw:text-style-name="P102" svg:x1="5.689cm" svg:y1="0.746cm" svg:x2="5.44cm" svg:y2="0.996cm"><text:p/></draw:line></draw:g><draw:g draw:style-name="gr24"><draw:line draw:style-name="gr36" draw:text-style-name="P102" svg:x1="1.501cm" svg:y1="0.746cm" svg:x2="1.75cm" svg:y2="0.996cm"><text:p/></draw:line><draw:line draw:style-name="gr36" draw:text-style-name="P102" svg:x1="1.75cm" svg:y1="0.746cm" svg:x2="1.501cm" svg:y2="0.996cm"><text:p/></draw:line></draw:g><draw:g draw:style-name="gr24"><draw:line draw:style-name="gr36" draw:text-style-name="P102" svg:x1="6.671cm" svg:y1="0.746cm" svg:x2="6.921cm" svg:y2="0.996cm"><text:p/></draw:line><draw:line draw:style-name="gr36" draw:text-style-name="P102" svg:x1="6.921cm" svg:y1="0.746cm" svg:x2="6.671cm" svg:y2="0.996cm"><text:p/></draw:line></draw:g><draw:frame draw:style-name="gr43" draw:text-style-name="P101" svg:width="0.784cm" svg:height="0.727cm" svg:x="6.401cm" svg:y="0.196cm"><draw:text-box><text:p text:style-name="P89"><text:span text:style-name="T63">Q</text:span></text:p></draw:text-box></draw:frame><draw:frame draw:style-name="gr44" draw:text-style-name="P101" svg:width="0.77cm" svg:height="0.727cm" svg:x="3.681cm" svg:y="0.196cm"><draw:text-box><text:p text:style-name="P89"><text:span text:style-name="T63">N</text:span></text:p></draw:text-box></draw:frame><draw:frame draw:style-name="gr45" draw:text-style-name="P101" svg:width="0.81cm" svg:height="0.727cm" svg:x="1.21cm" svg:y="0.196cm"><draw:text-box><text:p text:style-name="P89"><text:span text:style-name="T63">M</text:span></text:p></draw:text-box></draw:frame></draw:g><text:span text:style-name="T54">d</text:span><text:span text:style-name="T53">. </text:span></text:p>
            </text:list-header>
          </text:list>
        </text:list-item>
      </text:list>
      <table:table table:name="Tableau6" table:style-name="Tableau6">
        <table:table-column table:style-name="Tableau6.A" table:number-columns-repeated="3"/>
        <table:table-column table:style-name="Tableau6.D"/>
        <table:table-row>
          <table:table-cell table:style-name="Tableau6.A1" office:value-type="string">
            <text:p text:style-name="P61">M(<text:span text:style-name="T37">........</text:span>)</text:p>
          </table:table-cell>
          <table:table-cell table:style-name="Tableau6.A1" office:value-type="string">
            <text:p text:style-name="P61">N(<text:span text:style-name="T37">........</text:span>)</text:p>
          </table:table-cell>
          <table:table-cell table:style-name="Tableau6.A1" office:value-type="string">
            <text:p text:style-name="P61">P(<text:span text:style-name="T37">........</text:span>)</text:p>
          </table:table-cell>
          <table:table-cell table:style-name="Tableau6.A1" office:value-type="string">
            <text:p text:style-name="P61">Q(<text:span text:style-name="T37">........</text:span>)</text:p>
          </table:table-cell>
        </table:table-row>
      </table:table>
      <text:p text:style-name="P82"><text:span text:style-name="T42"/></text:p>
      <text:p text:style-name="P82"><text:span text:style-name="T2">7</text:span><text:span text:style-name="T42"> </text:span><text:span text:style-name="T50"><text:s/></text:span><text:span text:style-name="T15">Col</text:span><text:span text:style-name="T41">·loca</text:span>, <text:span text:style-name="T47">a</text:span><text:span text:style-name="T15">l</text:span> <text:span text:style-name="T15">m</text:span><text:span text:style-name="T41">é</text:span>s <text:span text:style-name="T15">exacte</text:span> possible, e<text:span text:style-name="T15">l</text:span>s p<text:span text:style-name="T15">u</text:span>nts <text:span text:style-name="T47">a</text:span> les <text:span text:style-name="T15">s</text:span>emi<text:span text:style-name="T15">rectes</text:span> <text:span text:style-name="T15">numerad</text:span>es.</text:p>
      <text:list xml:id="list11641229293309" text:continue-list="list11640314994436" text:style-name="_5f_Numérotation_20_des_20_exercices_20_livrets">
        <text:list-item>
          <text:list>
            <text:list-header>
              <text:p text:style-name="P73"><text:span text:style-name="T52">a. </text:span>A(0,3); B(1,4); C(2,1); D(1,95) <text:span text:style-name="T56">i</text:span> E(0,82).</text:p>
            </text:list-header>
          </text:list>
        </text:list-item>
      </text:list>
      <text:p text:style-name="_5f_Paragraphe_20_livret_20_"><draw:g text:anchor-type="char" draw:z-index="23" draw:name="Shape10" draw:style-name="gr26"><draw:line draw:style-name="gr10" draw:text-style-name="P88" svg:x1="0.047cm" svg:y1="0.314cm" svg:x2="8.989cm" svg:y2="0.314cm"><text:p/></draw:line><draw:line draw:style-name="gr13" draw:text-style-name="P88" svg:x1="0.03cm" svg:y1="0.194cm" svg:x2="0.03cm" svg:y2="0.429cm"><text:p/></draw:line><draw:line draw:style-name="gr11" draw:text-style-name="P88" svg:x1="0.396cm" svg:y1="0.198cm" svg:x2="0.396cm" svg:y2="0.433cm"><text:p/></draw:line><draw:line draw:style-name="gr11" draw:text-style-name="P88" svg:x1="0.763cm" svg:y1="0.198cm" svg:x2="0.763cm" svg:y2="0.433cm"><text:p/></draw:line><draw:line draw:style-name="gr11" draw:text-style-name="P88" svg:x1="1.136cm" svg:y1="0.198cm" svg:x2="1.136cm" svg:y2="0.433cm"><text:p/></draw:line><draw:line draw:style-name="gr11" draw:text-style-name="P88" svg:x1="1.51cm" svg:y1="0.198cm" svg:x2="1.51cm" svg:y2="0.433cm"><text:p/></draw:line><draw:line draw:style-name="gr11" draw:text-style-name="P88" svg:x1="2.617cm" svg:y1="0.198cm" svg:x2="2.617cm" svg:y2="0.433cm"><text:p/></draw:line><draw:line draw:style-name="gr11" draw:text-style-name="P88" svg:x1="4.841cm" svg:y1="0.198cm" svg:x2="4.841cm" svg:y2="0.433cm"><text:p/></draw:line><draw:line draw:style-name="gr11" draw:text-style-name="P88" svg:x1="5.581cm" svg:y1="0.198cm" svg:x2="5.581cm" svg:y2="0.433cm"><text:p/></draw:line><draw:line draw:style-name="gr11" draw:text-style-name="P88" svg:x1="4.097cm" svg:y1="0.198cm" svg:x2="4.097cm" svg:y2="0.433cm"><text:p/></draw:line><draw:line draw:style-name="gr11" draw:text-style-name="P88" svg:x1="7.062cm" svg:y1="0.198cm" svg:x2="7.062cm" svg:y2="0.433cm"><text:p/></draw:line><draw:line draw:style-name="gr11" draw:text-style-name="P88" svg:x1="7.8cm" svg:y1="0.198cm" svg:x2="7.8cm" svg:y2="0.433cm"><text:p/></draw:line><draw:line draw:style-name="gr11" draw:text-style-name="P88" svg:x1="8.173cm" svg:y1="0.198cm" svg:x2="8.173cm" svg:y2="0.433cm"><text:p/></draw:line><draw:frame draw:style-name="gr28" draw:text-style-name="P90" svg:width="0.731cm" svg:height="0.664cm" svg:x="-0.31cm" svg:y="0.469cm"><draw:text-box><text:p text:style-name="P89"><text:span text:style-name="T58">0</text:span></text:p></draw:text-box></draw:frame><draw:line draw:style-name="gr11" draw:text-style-name="P88" svg:x1="1.876cm" svg:y1="0.198cm" svg:x2="1.876cm" svg:y2="0.433cm"><text:p/></draw:line><draw:line draw:style-name="gr11" draw:text-style-name="P88" svg:x1="2.249cm" svg:y1="0.198cm" svg:x2="2.249cm" svg:y2="0.433cm"><text:p/></draw:line><draw:line draw:style-name="gr11" draw:text-style-name="P88" svg:x1="2.988cm" svg:y1="0.198cm" svg:x2="2.988cm" svg:y2="0.433cm"><text:p/></draw:line><draw:line draw:style-name="gr11" draw:text-style-name="P88" svg:x1="3.355cm" svg:y1="0.198cm" svg:x2="3.355cm" svg:y2="0.433cm"><text:p/></draw:line><draw:line draw:style-name="gr11" draw:text-style-name="P88" svg:x1="6.321cm" svg:y1="0.198cm" svg:x2="6.321cm" svg:y2="0.433cm"><text:p/></draw:line><draw:frame draw:style-name="gr28" draw:text-style-name="P90" svg:width="0.731cm" svg:height="0.664cm" svg:x="3.387cm" svg:y="0.39cm"><draw:text-box><text:p text:style-name="P89"><text:span text:style-name="T58">1</text:span></text:p></draw:text-box></draw:frame><draw:line draw:style-name="gr13" draw:text-style-name="P88" svg:x1="3.73cm" svg:y1="0.198cm" svg:x2="3.73cm" svg:y2="0.433cm"><text:p/></draw:line><draw:line draw:style-name="gr11" draw:text-style-name="P88" svg:x1="4.468cm" svg:y1="0.198cm" svg:x2="4.468cm" svg:y2="0.433cm"><text:p/></draw:line><draw:line draw:style-name="gr11" draw:text-style-name="P88" svg:x1="5.208cm" svg:y1="0.198cm" svg:x2="5.208cm" svg:y2="0.433cm"><text:p/></draw:line><draw:line draw:style-name="gr11" draw:text-style-name="P88" svg:x1="5.955cm" svg:y1="0.198cm" svg:x2="5.955cm" svg:y2="0.433cm"><text:p/></draw:line><draw:line draw:style-name="gr11" draw:text-style-name="P88" svg:x1="6.687cm" svg:y1="0.198cm" svg:x2="6.687cm" svg:y2="0.433cm"><text:p/></draw:line><draw:line draw:style-name="gr11" draw:text-style-name="P88" svg:x1="7.428cm" svg:y1="0.198cm" svg:x2="7.428cm" svg:y2="0.433cm"><text:p/></draw:line></draw:g></text:p>
      <text:p text:style-name="_5f_Paragraphe_20_livret_20_"/>
      <text:list xml:id="list11640679965180" text:continue-numbering="true" text:style-name="_5f_Numérotation_20_des_20_exercices_20_livrets">
        <text:list-item>
          <text:list>
            <text:list-header>
              <text:p text:style-name="P55"><draw:g text:anchor-type="char" draw:z-index="24" draw:name="Shape11" draw:style-name="gr26"><draw:line draw:style-name="gr10" draw:text-style-name="P88" svg:x1="0.061cm" svg:y1="1.081cm" svg:x2="8.979cm" svg:y2="1.081cm"><text:p/></draw:line><draw:line draw:style-name="gr13" draw:text-style-name="P88" svg:x1="0.031cm" svg:y1="0.917cm" svg:x2="0.031cm" svg:y2="1.256cm"><text:p/></draw:line><draw:line draw:style-name="gr11" draw:text-style-name="P88" svg:x1="0.521cm" svg:y1="0.919cm" svg:x2="0.521cm" svg:y2="1.256cm"><text:p/></draw:line><draw:line draw:style-name="gr11" draw:text-style-name="P88" svg:x1="1.011cm" svg:y1="0.919cm" svg:x2="1.011cm" svg:y2="1.256cm"><text:p/></draw:line><draw:line draw:style-name="gr11" draw:text-style-name="P88" svg:x1="1.499cm" svg:y1="0.919cm" svg:x2="1.499cm" svg:y2="1.256cm"><text:p/></draw:line><draw:line draw:style-name="gr11" draw:text-style-name="P88" svg:x1="1.986cm" svg:y1="0.919cm" svg:x2="1.986cm" svg:y2="1.256cm"><text:p/></draw:line><draw:line draw:style-name="gr11" draw:text-style-name="P88" svg:x1="3.459cm" svg:y1="0.919cm" svg:x2="3.459cm" svg:y2="1.256cm"><text:p/></draw:line><draw:line draw:style-name="gr11" draw:text-style-name="P88" svg:x1="5.41cm" svg:y1="0.919cm" svg:x2="5.41cm" svg:y2="1.256cm"><text:p/></draw:line><draw:line draw:style-name="gr11" draw:text-style-name="P88" svg:x1="5.897cm" svg:y1="0.919cm" svg:x2="5.897cm" svg:y2="1.256cm"><text:p/></draw:line><draw:line draw:style-name="gr11" draw:text-style-name="P88" svg:x1="4.925cm" svg:y1="0.921cm" svg:x2="4.925cm" svg:y2="1.258cm"><text:p/></draw:line><draw:line draw:style-name="gr11" draw:text-style-name="P88" svg:x1="6.88cm" svg:y1="0.919cm" svg:x2="6.88cm" svg:y2="1.256cm"><text:p/></draw:line><draw:line draw:style-name="gr11" draw:text-style-name="P88" svg:x1="7.368cm" svg:y1="0.919cm" svg:x2="7.368cm" svg:y2="1.256cm"><text:p/></draw:line><draw:line draw:style-name="gr11" draw:text-style-name="P88" svg:x1="7.857cm" svg:y1="0.935cm" svg:x2="7.857cm" svg:y2="1.27cm"><text:p/></draw:line><draw:frame draw:style-name="gr27" draw:text-style-name="P90" svg:width="0.719cm" svg:height="0.664cm" svg:x="-0.3cm" svg:y="1.122cm"><draw:text-box><text:p text:style-name="P89"><text:span text:style-name="T58">0</text:span></text:p></draw:text-box></draw:frame><draw:line draw:style-name="gr13" draw:text-style-name="P88" svg:x1="2.482cm" svg:y1="0.919cm" svg:x2="2.482cm" svg:y2="1.256cm"><text:p/></draw:line><draw:line draw:style-name="gr11" draw:text-style-name="P88" svg:x1="2.966cm" svg:y1="0.919cm" svg:x2="2.966cm" svg:y2="1.256cm"><text:p/></draw:line><draw:line draw:style-name="gr11" draw:text-style-name="P88" svg:x1="3.943cm" svg:y1="0.919cm" svg:x2="3.943cm" svg:y2="1.256cm"><text:p/></draw:line><draw:line draw:style-name="gr11" draw:text-style-name="P88" svg:x1="4.436cm" svg:y1="0.919cm" svg:x2="4.436cm" svg:y2="1.256cm"><text:p/></draw:line><draw:line draw:style-name="gr11" draw:text-style-name="P88" svg:x1="6.389cm" svg:y1="0.919cm" svg:x2="6.389cm" svg:y2="1.256cm"><text:p/></draw:line><draw:frame draw:style-name="gr27" draw:text-style-name="P90" svg:width="0.719cm" svg:height="0.664cm" svg:x="2.145cm" svg:y="1.157cm"><draw:text-box><text:p text:style-name="P89"><text:span text:style-name="T58">1</text:span></text:p></draw:text-box></draw:frame></draw:g><text:span text:style-name="T51">b. </text:span>F(2); G(0,4); H(2,8); J(1,3) <text:span text:style-name="T56">i</text:span> K(3,1).</text:p>
            </text:list-header>
          </text:list>
        </text:list-item>
      </text:list>
      <text:p text:style-name="_5f_Paragraphe_20_livret_20_"/>
      <text:p text:style-name="_5f_Paragraphe_20_livret_20_"/>
      <text:list xml:id="list11640833509458" text:continue-numbering="true" text:style-name="_5f_Numérotation_20_des_20_exercices_20_livrets">
        <text:list-item>
          <text:list>
            <text:list-item>
              <text:p text:style-name="P52"><draw:g text:anchor-type="paragraph" draw:z-index="26" draw:name="Shape12" draw:style-name="gr5"><draw:line draw:style-name="gr10" draw:text-style-name="P88" svg:x1="-0.032cm" svg:y1="1.173cm" svg:x2="8.969cm" svg:y2="1.173cm"><text:p/></draw:line><draw:line draw:style-name="gr13" draw:text-style-name="P88" svg:x1="0.433cm" svg:y1="1.016cm" svg:x2="0.433cm" svg:y2="1.343cm"><text:p/></draw:line><draw:line draw:style-name="gr11" draw:text-style-name="P88" svg:x1="0.928cm" svg:y1="1.016cm" svg:x2="0.928cm" svg:y2="1.343cm"><text:p/></draw:line><draw:line draw:style-name="gr11" draw:text-style-name="P88" svg:x1="1.42cm" svg:y1="1.016cm" svg:x2="1.42cm" svg:y2="1.343cm"><text:p/></draw:line><draw:line draw:style-name="gr11" draw:text-style-name="P88" svg:x1="1.911cm" svg:y1="1.016cm" svg:x2="1.911cm" svg:y2="1.343cm"><text:p/></draw:line><draw:line draw:style-name="gr11" draw:text-style-name="P88" svg:x1="3.395cm" svg:y1="1.016cm" svg:x2="3.395cm" svg:y2="1.343cm"><text:p/></draw:line><draw:line draw:style-name="gr12" draw:text-style-name="P88" svg:x1="5.369cm" svg:y1="1.016cm" svg:x2="5.369cm" svg:y2="1.343cm"><text:p/></draw:line><draw:line draw:style-name="gr11" draw:text-style-name="P88" svg:x1="5.861cm" svg:y1="1.016cm" svg:x2="5.861cm" svg:y2="1.343cm"><text:p/></draw:line><draw:line draw:style-name="gr11" draw:text-style-name="P88" svg:x1="4.875cm" svg:y1="1.02cm" svg:x2="4.875cm" svg:y2="1.347cm"><text:p/></draw:line><draw:line draw:style-name="gr11" draw:text-style-name="P88" svg:x1="6.848cm" svg:y1="1.016cm" svg:x2="6.848cm" svg:y2="1.343cm"><text:p/></draw:line><draw:line draw:style-name="gr11" draw:text-style-name="P88" svg:x1="7.341cm" svg:y1="1.016cm" svg:x2="7.341cm" svg:y2="1.343cm"><text:p/></draw:line><draw:line draw:style-name="gr11" draw:text-style-name="P88" svg:x1="7.836cm" svg:y1="1.029cm" svg:x2="7.836cm" svg:y2="1.353cm"><text:p/></draw:line><draw:frame draw:style-name="gr15" draw:text-style-name="P90" svg:width="0.708cm" svg:height="0.664cm" svg:x="0.012cm" svg:y="1.157cm"><draw:text-box><text:p text:style-name="P89"><text:span text:style-name="T58">0</text:span></text:p></draw:text-box></draw:frame><draw:line draw:style-name="gr11" draw:text-style-name="P88" svg:x1="2.409cm" svg:y1="1.016cm" svg:x2="2.409cm" svg:y2="1.343cm"><text:p/></draw:line><draw:line draw:style-name="gr11" draw:text-style-name="P88" svg:x1="2.9cm" svg:y1="1.016cm" svg:x2="2.9cm" svg:y2="1.343cm"><text:p/></draw:line><draw:line draw:style-name="gr11" draw:text-style-name="P88" svg:x1="3.886cm" svg:y1="1.016cm" svg:x2="3.886cm" svg:y2="1.343cm"><text:p/></draw:line><draw:line draw:style-name="gr11" draw:text-style-name="P88" svg:x1="4.378cm" svg:y1="1.016cm" svg:x2="4.378cm" svg:y2="1.343cm"><text:p/></draw:line><draw:line draw:style-name="gr11" draw:text-style-name="P88" svg:x1="6.356cm" svg:y1="1.016cm" svg:x2="6.356cm" svg:y2="1.343cm"><text:p/></draw:line><draw:frame draw:style-name="gr16" draw:text-style-name="P90" svg:width="1.013cm" svg:height="0.664cm" svg:x="4.863cm" svg:y="1.228cm"><draw:text-box><text:p text:style-name="P89"><text:span text:style-name="T58">0,1</text:span></text:p></draw:text-box></draw:frame></draw:g>L(0,05); M(0,08); N(0,13) <text:span text:style-name="T56">i</text:span> P(0,075).</text:p>
            </text:list-item>
          </text:list>
        </text:list-item>
      </text:list>
      <text:p text:style-name="_5f_Paragraphe_20_livret_20_"/>
      <text:p text:style-name="_5f_Paragraphe_20_livret_20_"/>
      <text:list xml:id="list11639963752584" text:continue-numbering="true" text:style-name="_5f_Numérotation_20_des_20_exercices_20_livrets">
        <text:list-item>
          <text:list>
            <text:list-item>
              <text:p text:style-name="P52">Q(5,42); R(5,47); S(5,39) <text:span text:style-name="T56">i</text:span> T(5,485).</text:p>
            </text:list-item>
          </text:list>
        </text:list-item>
      </text:list>
      <text:p text:style-name="_5f_Paragraphe_20_livret_20_"><draw:g text:anchor-type="paragraph" draw:z-index="27" draw:name="Shape13" draw:style-name="gr5"><draw:line draw:style-name="gr10" draw:text-style-name="P88" svg:x1="-0.018cm" svg:y1="0.452cm" svg:x2="8.917cm" svg:y2="0.452cm"><text:p/></draw:line><draw:line draw:style-name="gr11" draw:text-style-name="P88" svg:x1="0.446cm" svg:y1="0.295cm" svg:x2="0.446cm" svg:y2="0.613cm"><text:p/></draw:line><draw:line draw:style-name="gr11" draw:text-style-name="P88" svg:x1="0.935cm" svg:y1="0.295cm" svg:x2="0.935cm" svg:y2="0.613cm"><text:p/></draw:line><draw:line draw:style-name="gr11" draw:text-style-name="P88" svg:x1="1.425cm" svg:y1="0.295cm" svg:x2="1.425cm" svg:y2="0.613cm"><text:p/></draw:line><draw:line draw:style-name="gr12" draw:text-style-name="P88" svg:x1="1.91cm" svg:y1="0.295cm" svg:x2="1.91cm" svg:y2="0.613cm"><text:p/></draw:line><draw:line draw:style-name="gr11" draw:text-style-name="P88" svg:x1="3.384cm" svg:y1="0.295cm" svg:x2="3.384cm" svg:y2="0.613cm"><text:p/></draw:line><draw:line draw:style-name="gr11" draw:text-style-name="P88" svg:x1="5.341cm" svg:y1="0.295cm" svg:x2="5.341cm" svg:y2="0.613cm"><text:p/></draw:line><draw:line draw:style-name="gr11" draw:text-style-name="P88" svg:x1="5.832cm" svg:y1="0.295cm" svg:x2="5.832cm" svg:y2="0.613cm"><text:p/></draw:line><draw:line draw:style-name="gr11" draw:text-style-name="P88" svg:x1="4.854cm" svg:y1="0.302cm" svg:x2="4.854cm" svg:y2="0.62cm"><text:p/></draw:line><draw:line draw:style-name="gr13" draw:text-style-name="P88" svg:x1="6.812cm" svg:y1="0.295cm" svg:x2="6.812cm" svg:y2="0.613cm"><text:p/></draw:line><draw:line draw:style-name="gr11" draw:text-style-name="P88" svg:x1="7.299cm" svg:y1="0.295cm" svg:x2="7.299cm" svg:y2="0.613cm"><text:p/></draw:line><draw:line draw:style-name="gr11" draw:text-style-name="P88" svg:x1="7.793cm" svg:y1="0.314cm" svg:x2="7.793cm" svg:y2="0.63cm"><text:p/></draw:line><draw:frame draw:style-name="gr14" draw:text-style-name="P90" svg:width="1.024cm" svg:height="0.664cm" svg:x="1.4cm" svg:y="0.487cm"><draw:text-box><text:p text:style-name="P89"><text:span text:style-name="T58">5,4</text:span></text:p></draw:text-box></draw:frame><draw:line draw:style-name="gr11" draw:text-style-name="P88" svg:x1="2.405cm" svg:y1="0.295cm" svg:x2="2.405cm" svg:y2="0.613cm"><text:p/></draw:line><draw:line draw:style-name="gr11" draw:text-style-name="P88" svg:x1="2.891cm" svg:y1="0.295cm" svg:x2="2.891cm" svg:y2="0.613cm"><text:p/></draw:line><draw:line draw:style-name="gr11" draw:text-style-name="P88" svg:x1="3.87cm" svg:y1="0.295cm" svg:x2="3.87cm" svg:y2="0.613cm"><text:p/></draw:line><draw:line draw:style-name="gr11" draw:text-style-name="P88" svg:x1="4.362cm" svg:y1="0.295cm" svg:x2="4.362cm" svg:y2="0.613cm"><text:p/></draw:line><draw:line draw:style-name="gr11" draw:text-style-name="P88" svg:x1="6.32cm" svg:y1="0.295cm" svg:x2="6.32cm" svg:y2="0.613cm"><text:p/></draw:line><draw:frame draw:style-name="gr14" draw:text-style-name="P90" svg:width="1.024cm" svg:height="0.664cm" svg:x="6.321cm" svg:y="0.475cm"><draw:text-box><text:p text:style-name="P89"><text:span text:style-name="T58">5,5</text:span></text:p></draw:text-box></draw:frame></draw:g></text:p>
      <text:list xml:id="list11639702873049" text:continue-numbering="true" text:style-name="_5f_Numérotation_20_des_20_exercices_20_livrets">
        <text:list-header>
          <text:h text:style-name="P44" text:outline-level="1"><text:span text:style-name="T2">8</text:span><text:span text:style-name="T50"> </text:span><text:span text:style-name="T48">En cada</text:span> cas, tra<text:span text:style-name="T18">ç</text:span><text:span text:style-name="T19">a</text:span> un<text:span text:style-name="T15">a</text:span> <text:span text:style-name="T15">s</text:span>emi<text:span text:style-name="T15">recta</text:span> <text:span text:style-name="T15">numerada</text:span> <text:span text:style-name="T48">escollint</text:span> l<text:span text:style-name="T48">a </text:span>unit<text:span text:style-name="T48">at m</text:span><text:span text:style-name="T19">és adequada</text:span> p<text:span text:style-name="T48">e</text:span>r po<text:span text:style-name="T48">de</text:span>r <text:span text:style-name="T20">col·locar</text:span> <text:span text:style-name="T48">despr</text:span><text:span text:style-name="T19">és</text:span> to<text:span text:style-name="T48">ts</text:span> <text:span text:style-name="T49">aquests</text:span> nombres:</text:h>
          <text:list>
            <text:list-item text:start-value="1">
              <text:p text:style-name="P53">0; 0,5; 0,2; 0,34; 0,67; 0,7.</text:p>
              <text:list>
                <text:list-header>
                  <text:p text:style-name="P45"><draw:g text:anchor-type="paragraph" draw:z-index="28" draw:name="Shape14" draw:style-name="gr5"><draw:line draw:style-name="gr6" draw:text-style-name="P87" svg:x1="0.101cm" svg:y1="0.191cm" svg:x2="0.101cm" svg:y2="1.224cm"><text:p/></draw:line><draw:line draw:style-name="gr6" draw:text-style-name="P87" svg:x1="0.202cm" svg:y1="0.191cm" svg:x2="0.202cm" svg:y2="1.224cm"><text:p/></draw:line><draw:line draw:style-name="gr6" draw:text-style-name="P87" svg:x1="0.301cm" svg:y1="0.191cm" svg:x2="0.301cm" svg:y2="1.224cm"><text:p/></draw:line><draw:line draw:style-name="gr6" draw:text-style-name="P87" svg:x1="0.403cm" svg:y1="0.191cm" svg:x2="0.403cm" svg:y2="1.224cm"><text:p/></draw:line><draw:line draw:style-name="gr6" draw:text-style-name="P87" svg:x1="0.603cm" svg:y1="0.191cm" svg:x2="0.603cm" svg:y2="1.224cm"><text:p/></draw:line><draw:line draw:style-name="gr6" draw:text-style-name="P87" svg:x1="0.703cm" svg:y1="0.191cm" svg:x2="0.703cm" svg:y2="1.224cm"><text:p/></draw:line><draw:line draw:style-name="gr6" draw:text-style-name="P87" svg:x1="0.801cm" svg:y1="0.191cm" svg:x2="0.801cm" svg:y2="1.224cm"><text:p/></draw:line><draw:line draw:style-name="gr6" draw:text-style-name="P87" svg:x1="0.903cm" svg:y1="0.191cm" svg:x2="0.903cm" svg:y2="1.224cm"><text:p/></draw:line><draw:line draw:style-name="gr6" draw:text-style-name="P87" svg:x1="1.1cm" svg:y1="0.191cm" svg:x2="1.1cm" svg:y2="1.224cm"><text:p/></draw:line><draw:line draw:style-name="gr6" draw:text-style-name="P87" svg:x1="1.202cm" svg:y1="0.191cm" svg:x2="1.202cm" svg:y2="1.224cm"><text:p/></draw:line><draw:line draw:style-name="gr6" draw:text-style-name="P87" svg:x1="1.3cm" svg:y1="0.191cm" svg:x2="1.3cm" svg:y2="1.224cm"><text:p/></draw:line><draw:line draw:style-name="gr6" draw:text-style-name="P87" svg:x1="1.4cm" svg:y1="0.191cm" svg:x2="1.4cm" svg:y2="1.224cm"><text:p/></draw:line><draw:line draw:style-name="gr6" draw:text-style-name="P87" svg:x1="1.6cm" svg:y1="0.191cm" svg:x2="1.6cm" svg:y2="1.224cm"><text:p/></draw:line><draw:line draw:style-name="gr6" draw:text-style-name="P87" svg:x1="1.702cm" svg:y1="0.191cm" svg:x2="1.702cm" svg:y2="1.224cm"><text:p/></draw:line><draw:line draw:style-name="gr6" draw:text-style-name="P87" svg:x1="1.8cm" svg:y1="0.191cm" svg:x2="1.8cm" svg:y2="1.224cm"><text:p/></draw:line><draw:line draw:style-name="gr6" draw:text-style-name="P87" svg:x1="1.899cm" svg:y1="0.191cm" svg:x2="1.899cm" svg:y2="1.224cm"><text:p/></draw:line><draw:line draw:style-name="gr6" draw:text-style-name="P87" svg:x1="2.1cm" svg:y1="0.191cm" svg:x2="2.1cm" svg:y2="1.224cm"><text:p/></draw:line><draw:line draw:style-name="gr6" draw:text-style-name="P87" svg:x1="2.199cm" svg:y1="0.191cm" svg:x2="2.199cm" svg:y2="1.224cm"><text:p/></draw:line><draw:line draw:style-name="gr6" draw:text-style-name="P87" svg:x1="2.301cm" svg:y1="0.191cm" svg:x2="2.301cm" svg:y2="1.224cm"><text:p/></draw:line><draw:line draw:style-name="gr6" draw:text-style-name="P87" svg:x1="2.399cm" svg:y1="0.191cm" svg:x2="2.399cm" svg:y2="1.224cm"><text:p/></draw:line><draw:line draw:style-name="gr6" draw:text-style-name="P87" svg:x1="2.599cm" svg:y1="0.191cm" svg:x2="2.599cm" svg:y2="1.224cm"><text:p/></draw:line><draw:line draw:style-name="gr6" draw:text-style-name="P87" svg:x1="2.699cm" svg:y1="0.191cm" svg:x2="2.699cm" svg:y2="1.224cm"><text:p/></draw:line><draw:line draw:style-name="gr6" draw:text-style-name="P87" svg:x1="2.801cm" svg:y1="0.191cm" svg:x2="2.801cm" svg:y2="1.224cm"><text:p/></draw:line><draw:line draw:style-name="gr6" draw:text-style-name="P87" svg:x1="2.899cm" svg:y1="0.191cm" svg:x2="2.899cm" svg:y2="1.224cm"><text:p/></draw:line><draw:line draw:style-name="gr6" draw:text-style-name="P87" svg:x1="3.1cm" svg:y1="0.191cm" svg:x2="3.1cm" svg:y2="1.224cm"><text:p/></draw:line><draw:line draw:style-name="gr6" draw:text-style-name="P87" svg:x1="3.198cm" svg:y1="0.191cm" svg:x2="3.198cm" svg:y2="1.224cm"><text:p/></draw:line><draw:line draw:style-name="gr6" draw:text-style-name="P87" svg:x1="3.3cm" svg:y1="0.191cm" svg:x2="3.3cm" svg:y2="1.224cm"><text:p/></draw:line><draw:line draw:style-name="gr6" draw:text-style-name="P87" svg:x1="3.398cm" svg:y1="0.191cm" svg:x2="3.398cm" svg:y2="1.224cm"><text:p/></draw:line><draw:line draw:style-name="gr6" draw:text-style-name="P87" svg:x1="3.6cm" svg:y1="0.191cm" svg:x2="3.6cm" svg:y2="1.224cm"><text:p/></draw:line><draw:line draw:style-name="gr6" draw:text-style-name="P87" svg:x1="3.698cm" svg:y1="0.191cm" svg:x2="3.698cm" svg:y2="1.224cm"><text:p/></draw:line><draw:line draw:style-name="gr6" draw:text-style-name="P87" svg:x1="3.797cm" svg:y1="0.191cm" svg:x2="3.797cm" svg:y2="1.224cm"><text:p/></draw:line><draw:line draw:style-name="gr6" draw:text-style-name="P87" svg:x1="3.899cm" svg:y1="0.191cm" svg:x2="3.899cm" svg:y2="1.224cm"><text:p/></draw:line><draw:line draw:style-name="gr6" draw:text-style-name="P87" svg:x1="4.097cm" svg:y1="0.191cm" svg:x2="4.097cm" svg:y2="1.224cm"><text:p/></draw:line><draw:line draw:style-name="gr6" draw:text-style-name="P87" svg:x1="4.199cm" svg:y1="0.191cm" svg:x2="4.199cm" svg:y2="1.224cm"><text:p/></draw:line><draw:line draw:style-name="gr6" draw:text-style-name="P87" svg:x1="4.297cm" svg:y1="0.191cm" svg:x2="4.297cm" svg:y2="1.224cm"><text:p/></draw:line><draw:line draw:style-name="gr6" draw:text-style-name="P87" svg:x1="4.399cm" svg:y1="0.191cm" svg:x2="4.399cm" svg:y2="1.224cm"><text:p/></draw:line><draw:line draw:style-name="gr6" draw:text-style-name="P87" svg:x1="4.597cm" svg:y1="0.191cm" svg:x2="4.597cm" svg:y2="1.224cm"><text:p/></draw:line><draw:line draw:style-name="gr6" draw:text-style-name="P87" svg:x1="4.698cm" svg:y1="0.191cm" svg:x2="4.698cm" svg:y2="1.224cm"><text:p/></draw:line><draw:line draw:style-name="gr6" draw:text-style-name="P87" svg:x1="4.796cm" svg:y1="0.191cm" svg:x2="4.796cm" svg:y2="1.224cm"><text:p/></draw:line><draw:line draw:style-name="gr6" draw:text-style-name="P87" svg:x1="4.896cm" svg:y1="0.191cm" svg:x2="4.896cm" svg:y2="1.224cm"><text:p/></draw:line><draw:line draw:style-name="gr6" draw:text-style-name="P87" svg:x1="5.096cm" svg:y1="0.191cm" svg:x2="5.096cm" svg:y2="1.224cm"><text:p/></draw:line><draw:line draw:style-name="gr6" draw:text-style-name="P87" svg:x1="5.198cm" svg:y1="0.191cm" svg:x2="5.198cm" svg:y2="1.224cm"><text:p/></draw:line><draw:line draw:style-name="gr6" draw:text-style-name="P87" svg:x1="5.296cm" svg:y1="0.191cm" svg:x2="5.296cm" svg:y2="1.224cm"><text:p/></draw:line><draw:line draw:style-name="gr6" draw:text-style-name="P87" svg:x1="5.396cm" svg:y1="0.191cm" svg:x2="5.396cm" svg:y2="1.224cm"><text:p/></draw:line><draw:line draw:style-name="gr6" draw:text-style-name="P87" svg:x1="5.596cm" svg:y1="0.191cm" svg:x2="5.596cm" svg:y2="1.224cm"><text:p/></draw:line><draw:line draw:style-name="gr6" draw:text-style-name="P87" svg:x1="5.695cm" svg:y1="0.191cm" svg:x2="5.695cm" svg:y2="1.224cm"><text:p/></draw:line><draw:line draw:style-name="gr6" draw:text-style-name="P87" svg:x1="5.797cm" svg:y1="0.191cm" svg:x2="5.797cm" svg:y2="1.224cm"><text:p/></draw:line><draw:line draw:style-name="gr6" draw:text-style-name="P87" svg:x1="5.895cm" svg:y1="0.191cm" svg:x2="5.895cm" svg:y2="1.224cm"><text:p/></draw:line><draw:line draw:style-name="gr6" draw:text-style-name="P87" svg:x1="6.095cm" svg:y1="0.191cm" svg:x2="6.095cm" svg:y2="1.224cm"><text:p/></draw:line><draw:line draw:style-name="gr6" draw:text-style-name="P87" svg:x1="6.195cm" svg:y1="0.191cm" svg:x2="6.195cm" svg:y2="1.224cm"><text:p/></draw:line><draw:line draw:style-name="gr6" draw:text-style-name="P87" svg:x1="6.297cm" svg:y1="0.191cm" svg:x2="6.297cm" svg:y2="1.224cm"><text:p/></draw:line><draw:line draw:style-name="gr6" draw:text-style-name="P87" svg:x1="6.395cm" svg:y1="0.191cm" svg:x2="6.395cm" svg:y2="1.224cm"><text:p/></draw:line><draw:line draw:style-name="gr6" draw:text-style-name="P87" svg:x1="6.596cm" svg:y1="0.191cm" svg:x2="6.596cm" svg:y2="1.224cm"><text:p/></draw:line><draw:line draw:style-name="gr6" draw:text-style-name="P87" svg:x1="6.694cm" svg:y1="0.191cm" svg:x2="6.694cm" svg:y2="1.224cm"><text:p/></draw:line><draw:line draw:style-name="gr6" draw:text-style-name="P87" svg:x1="6.794cm" svg:y1="0.191cm" svg:x2="6.794cm" svg:y2="1.224cm"><text:p/></draw:line><draw:line draw:style-name="gr6" draw:text-style-name="P87" svg:x1="6.896cm" svg:y1="0.191cm" svg:x2="6.896cm" svg:y2="1.224cm"><text:p/></draw:line><draw:line draw:style-name="gr6" draw:text-style-name="P87" svg:x1="7.096cm" svg:y1="0.191cm" svg:x2="7.096cm" svg:y2="1.224cm"><text:p/></draw:line><draw:line draw:style-name="gr6" draw:text-style-name="P87" svg:x1="7.194cm" svg:y1="0.191cm" svg:x2="7.194cm" svg:y2="1.224cm"><text:p/></draw:line><draw:line draw:style-name="gr6" draw:text-style-name="P87" svg:x1="7.294cm" svg:y1="0.191cm" svg:x2="7.294cm" svg:y2="1.224cm"><text:p/></draw:line><draw:line draw:style-name="gr6" draw:text-style-name="P87" svg:x1="7.395cm" svg:y1="0.191cm" svg:x2="7.395cm" svg:y2="1.224cm"><text:p/></draw:line><draw:line draw:style-name="gr6" draw:text-style-name="P87" svg:x1="7.593cm" svg:y1="0.191cm" svg:x2="7.593cm" svg:y2="1.224cm"><text:p/></draw:line><draw:line draw:style-name="gr6" draw:text-style-name="P87" svg:x1="7.695cm" svg:y1="0.191cm" svg:x2="7.695cm" svg:y2="1.224cm"><text:p/></draw:line><draw:line draw:style-name="gr6" draw:text-style-name="P87" svg:x1="7.793cm" svg:y1="0.191cm" svg:x2="7.793cm" svg:y2="1.224cm"><text:p/></draw:line><draw:line draw:style-name="gr6" draw:text-style-name="P87" svg:x1="7.895cm" svg:y1="0.191cm" svg:x2="7.895cm" svg:y2="1.224cm"><text:p/></draw:line><draw:line draw:style-name="gr6" draw:text-style-name="P87" svg:x1="8.093cm" svg:y1="0.191cm" svg:x2="8.093cm" svg:y2="1.224cm"><text:p/></draw:line><draw:line draw:style-name="gr6" draw:text-style-name="P87" svg:x1="8.195cm" svg:y1="0.191cm" svg:x2="8.195cm" svg:y2="1.224cm"><text:p/></draw:line><draw:line draw:style-name="gr6" draw:text-style-name="P87" svg:x1="8.293cm" svg:y1="0.191cm" svg:x2="8.293cm" svg:y2="1.224cm"><text:p/></draw:line><draw:line draw:style-name="gr6" draw:text-style-name="P87" svg:x1="8.392cm" svg:y1="0.191cm" svg:x2="8.392cm" svg:y2="1.224cm"><text:p/></draw:line><draw:line draw:style-name="gr6" draw:text-style-name="P87" svg:x1="8.592cm" svg:y1="0.191cm" svg:x2="8.592cm" svg:y2="1.224cm"><text:p/></draw:line><draw:line draw:style-name="gr6" draw:text-style-name="P87" svg:x1="8.694cm" svg:y1="0.191cm" svg:x2="8.694cm" svg:y2="1.224cm"><text:p/></draw:line><draw:line draw:style-name="gr6" draw:text-style-name="P87" svg:x1="8.792cm" svg:y1="0.191cm" svg:x2="8.792cm" svg:y2="1.224cm"><text:p/></draw:line><draw:line draw:style-name="gr6" draw:text-style-name="P87" svg:x1="8.892cm" svg:y1="0.191cm" svg:x2="8.892cm" svg:y2="1.224cm"><text:p/></draw:line><draw:line draw:style-name="gr6" draw:text-style-name="P87" svg:x1="0.002cm" svg:y1="0.293cm" svg:x2="8.991cm" svg:y2="0.293cm"><text:p/></draw:line><draw:line draw:style-name="gr6" draw:text-style-name="P87" svg:x1="0.002cm" svg:y1="0.398cm" svg:x2="8.991cm" svg:y2="0.398cm"><text:p/></draw:line><draw:line draw:style-name="gr6" draw:text-style-name="P87" svg:x1="0.002cm" svg:y1="0.501cm" svg:x2="8.991cm" svg:y2="0.501cm"><text:p/></draw:line><draw:line draw:style-name="gr6" draw:text-style-name="P87" svg:x1="0.002cm" svg:y1="0.607cm" svg:x2="8.991cm" svg:y2="0.607cm"><text:p/></draw:line><draw:line draw:style-name="gr6" draw:text-style-name="P87" svg:x1="0.002cm" svg:y1="0.815cm" svg:x2="8.991cm" svg:y2="0.815cm"><text:p/></draw:line><draw:line draw:style-name="gr6" draw:text-style-name="P87" svg:x1="0.002cm" svg:y1="0.914cm" svg:x2="8.991cm" svg:y2="0.914cm"><text:p/></draw:line><draw:line draw:style-name="gr6" draw:text-style-name="P87" svg:x1="0.002cm" svg:y1="1.019cm" svg:x2="8.991cm" svg:y2="1.019cm"><text:p/></draw:line><draw:line draw:style-name="gr6" draw:text-style-name="P87" svg:x1="0.002cm" svg:y1="1.122cm" svg:x2="8.991cm" svg:y2="1.122cm"><text:p/></draw:line><draw:line draw:style-name="gr7" draw:text-style-name="P87" svg:x1="0.501cm" svg:y1="0.191cm" svg:x2="0.501cm" svg:y2="1.224cm"><text:p/></draw:line><draw:line draw:style-name="gr7" draw:text-style-name="P87" svg:x1="1.502cm" svg:y1="0.191cm" svg:x2="1.502cm" svg:y2="1.224cm"><text:p/></draw:line><draw:line draw:style-name="gr7" draw:text-style-name="P87" svg:x1="2.501cm" svg:y1="0.191cm" svg:x2="2.501cm" svg:y2="1.224cm"><text:p/></draw:line><draw:line draw:style-name="gr7" draw:text-style-name="P87" svg:x1="3.498cm" svg:y1="0.191cm" svg:x2="3.498cm" svg:y2="1.224cm"><text:p/></draw:line><draw:line draw:style-name="gr7" draw:text-style-name="P87" svg:x1="4.497cm" svg:y1="0.191cm" svg:x2="4.497cm" svg:y2="1.224cm"><text:p/></draw:line><draw:line draw:style-name="gr7" draw:text-style-name="P87" svg:x1="5.498cm" svg:y1="0.191cm" svg:x2="5.498cm" svg:y2="1.224cm"><text:p/></draw:line><draw:line draw:style-name="gr7" draw:text-style-name="P87" svg:x1="6.494cm" svg:y1="0.191cm" svg:x2="6.494cm" svg:y2="1.224cm"><text:p/></draw:line><draw:line draw:style-name="gr7" draw:text-style-name="P87" svg:x1="7.493cm" svg:y1="0.191cm" svg:x2="7.493cm" svg:y2="1.224cm"><text:p/></draw:line><draw:line draw:style-name="gr7" draw:text-style-name="P87" svg:x1="8.494cm" svg:y1="0.191cm" svg:x2="8.494cm" svg:y2="1.224cm"><text:p/></draw:line><draw:line draw:style-name="gr8" draw:text-style-name="P87" svg:x1="0.002cm" svg:y1="0.712cm" svg:x2="8.991cm" svg:y2="0.712cm"><text:p/></draw:line><draw:line draw:style-name="gr9" draw:text-style-name="P87" svg:x1="0.002cm" svg:y1="0.191cm" svg:x2="0.002cm" svg:y2="1.224cm"><text:p/></draw:line><draw:line draw:style-name="gr9" draw:text-style-name="P87" svg:x1="1.001cm" svg:y1="0.191cm" svg:x2="1.001cm" svg:y2="1.224cm"><text:p/></draw:line><draw:line draw:style-name="gr9" draw:text-style-name="P87" svg:x1="2.001cm" svg:y1="0.191cm" svg:x2="2.001cm" svg:y2="1.224cm"><text:p/></draw:line><draw:line draw:style-name="gr9" draw:text-style-name="P87" svg:x1="2.998cm" svg:y1="0.191cm" svg:x2="2.998cm" svg:y2="1.224cm"><text:p/></draw:line><draw:line draw:style-name="gr9" draw:text-style-name="P87" svg:x1="3.997cm" svg:y1="0.191cm" svg:x2="3.997cm" svg:y2="1.224cm"><text:p/></draw:line><draw:line draw:style-name="gr9" draw:text-style-name="P87" svg:x1="4.998cm" svg:y1="0.191cm" svg:x2="4.998cm" svg:y2="1.224cm"><text:p/></draw:line><draw:line draw:style-name="gr9" draw:text-style-name="P87" svg:x1="5.997cm" svg:y1="0.191cm" svg:x2="5.997cm" svg:y2="1.224cm"><text:p/></draw:line><draw:line draw:style-name="gr9" draw:text-style-name="P87" svg:x1="6.994cm" svg:y1="0.191cm" svg:x2="6.994cm" svg:y2="1.224cm"><text:p/></draw:line><draw:line draw:style-name="gr9" draw:text-style-name="P87" svg:x1="7.993cm" svg:y1="0.191cm" svg:x2="7.993cm" svg:y2="1.224cm"><text:p/></draw:line><draw:line draw:style-name="gr9" draw:text-style-name="P87" svg:x1="0.002cm" svg:y1="0.191cm" svg:x2="8.991cm" svg:y2="0.191cm"><text:p/></draw:line><draw:line draw:style-name="gr9" draw:text-style-name="P87" svg:x1="8.994cm" svg:y1="0.191cm" svg:x2="8.994cm" svg:y2="1.224cm"><text:p/></draw:line><draw:line draw:style-name="gr9" draw:text-style-name="P87" svg:x1="0.002cm" svg:y1="1.227cm" svg:x2="8.991cm" svg:y2="1.227cm"><text:p/></draw:line></draw:g></text:p>
                </text:list-header>
              </text:list>
            </text:list-item>
            <text:list-item>
              <text:p text:style-name="P54">12,4 ; 11,2 ; 15,3 ; 18,9 ; 17,3.</text:p>
              <text:list>
                <text:list-header>
                  <text:p text:style-name="P45"><draw:g text:anchor-type="paragraph" draw:z-index="29" draw:name="Shape15" draw:style-name="gr5"><draw:line draw:style-name="gr6" draw:text-style-name="P87" svg:x1="0.101cm" svg:y1="0.191cm" svg:x2="0.101cm" svg:y2="1.224cm"><text:p/></draw:line><draw:line draw:style-name="gr6" draw:text-style-name="P87" svg:x1="0.202cm" svg:y1="0.191cm" svg:x2="0.202cm" svg:y2="1.224cm"><text:p/></draw:line><draw:line draw:style-name="gr6" draw:text-style-name="P87" svg:x1="0.301cm" svg:y1="0.191cm" svg:x2="0.301cm" svg:y2="1.224cm"><text:p/></draw:line><draw:line draw:style-name="gr6" draw:text-style-name="P87" svg:x1="0.403cm" svg:y1="0.191cm" svg:x2="0.403cm" svg:y2="1.224cm"><text:p/></draw:line><draw:line draw:style-name="gr6" draw:text-style-name="P87" svg:x1="0.603cm" svg:y1="0.191cm" svg:x2="0.603cm" svg:y2="1.224cm"><text:p/></draw:line><draw:line draw:style-name="gr6" draw:text-style-name="P87" svg:x1="0.703cm" svg:y1="0.191cm" svg:x2="0.703cm" svg:y2="1.224cm"><text:p/></draw:line><draw:line draw:style-name="gr6" draw:text-style-name="P87" svg:x1="0.801cm" svg:y1="0.191cm" svg:x2="0.801cm" svg:y2="1.224cm"><text:p/></draw:line><draw:line draw:style-name="gr6" draw:text-style-name="P87" svg:x1="0.903cm" svg:y1="0.191cm" svg:x2="0.903cm" svg:y2="1.224cm"><text:p/></draw:line><draw:line draw:style-name="gr6" draw:text-style-name="P87" svg:x1="1.1cm" svg:y1="0.191cm" svg:x2="1.1cm" svg:y2="1.224cm"><text:p/></draw:line><draw:line draw:style-name="gr6" draw:text-style-name="P87" svg:x1="1.202cm" svg:y1="0.191cm" svg:x2="1.202cm" svg:y2="1.224cm"><text:p/></draw:line><draw:line draw:style-name="gr6" draw:text-style-name="P87" svg:x1="1.3cm" svg:y1="0.191cm" svg:x2="1.3cm" svg:y2="1.224cm"><text:p/></draw:line><draw:line draw:style-name="gr6" draw:text-style-name="P87" svg:x1="1.4cm" svg:y1="0.191cm" svg:x2="1.4cm" svg:y2="1.224cm"><text:p/></draw:line><draw:line draw:style-name="gr6" draw:text-style-name="P87" svg:x1="1.6cm" svg:y1="0.191cm" svg:x2="1.6cm" svg:y2="1.224cm"><text:p/></draw:line><draw:line draw:style-name="gr6" draw:text-style-name="P87" svg:x1="1.702cm" svg:y1="0.191cm" svg:x2="1.702cm" svg:y2="1.224cm"><text:p/></draw:line><draw:line draw:style-name="gr6" draw:text-style-name="P87" svg:x1="1.8cm" svg:y1="0.191cm" svg:x2="1.8cm" svg:y2="1.224cm"><text:p/></draw:line><draw:line draw:style-name="gr6" draw:text-style-name="P87" svg:x1="1.899cm" svg:y1="0.191cm" svg:x2="1.899cm" svg:y2="1.224cm"><text:p/></draw:line><draw:line draw:style-name="gr6" draw:text-style-name="P87" svg:x1="2.1cm" svg:y1="0.191cm" svg:x2="2.1cm" svg:y2="1.224cm"><text:p/></draw:line><draw:line draw:style-name="gr6" draw:text-style-name="P87" svg:x1="2.199cm" svg:y1="0.191cm" svg:x2="2.199cm" svg:y2="1.224cm"><text:p/></draw:line><draw:line draw:style-name="gr6" draw:text-style-name="P87" svg:x1="2.301cm" svg:y1="0.191cm" svg:x2="2.301cm" svg:y2="1.224cm"><text:p/></draw:line><draw:line draw:style-name="gr6" draw:text-style-name="P87" svg:x1="2.399cm" svg:y1="0.191cm" svg:x2="2.399cm" svg:y2="1.224cm"><text:p/></draw:line><draw:line draw:style-name="gr6" draw:text-style-name="P87" svg:x1="2.599cm" svg:y1="0.191cm" svg:x2="2.599cm" svg:y2="1.224cm"><text:p/></draw:line><draw:line draw:style-name="gr6" draw:text-style-name="P87" svg:x1="2.699cm" svg:y1="0.191cm" svg:x2="2.699cm" svg:y2="1.224cm"><text:p/></draw:line><draw:line draw:style-name="gr6" draw:text-style-name="P87" svg:x1="2.801cm" svg:y1="0.191cm" svg:x2="2.801cm" svg:y2="1.224cm"><text:p/></draw:line><draw:line draw:style-name="gr6" draw:text-style-name="P87" svg:x1="2.899cm" svg:y1="0.191cm" svg:x2="2.899cm" svg:y2="1.224cm"><text:p/></draw:line><draw:line draw:style-name="gr6" draw:text-style-name="P87" svg:x1="3.1cm" svg:y1="0.191cm" svg:x2="3.1cm" svg:y2="1.224cm"><text:p/></draw:line><draw:line draw:style-name="gr6" draw:text-style-name="P87" svg:x1="3.198cm" svg:y1="0.191cm" svg:x2="3.198cm" svg:y2="1.224cm"><text:p/></draw:line><draw:line draw:style-name="gr6" draw:text-style-name="P87" svg:x1="3.3cm" svg:y1="0.191cm" svg:x2="3.3cm" svg:y2="1.224cm"><text:p/></draw:line><draw:line draw:style-name="gr6" draw:text-style-name="P87" svg:x1="3.398cm" svg:y1="0.191cm" svg:x2="3.398cm" svg:y2="1.224cm"><text:p/></draw:line><draw:line draw:style-name="gr6" draw:text-style-name="P87" svg:x1="3.6cm" svg:y1="0.191cm" svg:x2="3.6cm" svg:y2="1.224cm"><text:p/></draw:line><draw:line draw:style-name="gr6" draw:text-style-name="P87" svg:x1="3.698cm" svg:y1="0.191cm" svg:x2="3.698cm" svg:y2="1.224cm"><text:p/></draw:line><draw:line draw:style-name="gr6" draw:text-style-name="P87" svg:x1="3.797cm" svg:y1="0.191cm" svg:x2="3.797cm" svg:y2="1.224cm"><text:p/></draw:line><draw:line draw:style-name="gr6" draw:text-style-name="P87" svg:x1="3.899cm" svg:y1="0.191cm" svg:x2="3.899cm" svg:y2="1.224cm"><text:p/></draw:line><draw:line draw:style-name="gr6" draw:text-style-name="P87" svg:x1="4.097cm" svg:y1="0.191cm" svg:x2="4.097cm" svg:y2="1.224cm"><text:p/></draw:line><draw:line draw:style-name="gr6" draw:text-style-name="P87" svg:x1="4.199cm" svg:y1="0.191cm" svg:x2="4.199cm" svg:y2="1.224cm"><text:p/></draw:line><draw:line draw:style-name="gr6" draw:text-style-name="P87" svg:x1="4.297cm" svg:y1="0.191cm" svg:x2="4.297cm" svg:y2="1.224cm"><text:p/></draw:line><draw:line draw:style-name="gr6" draw:text-style-name="P87" svg:x1="4.399cm" svg:y1="0.191cm" svg:x2="4.399cm" svg:y2="1.224cm"><text:p/></draw:line><draw:line draw:style-name="gr6" draw:text-style-name="P87" svg:x1="4.597cm" svg:y1="0.191cm" svg:x2="4.597cm" svg:y2="1.224cm"><text:p/></draw:line><draw:line draw:style-name="gr6" draw:text-style-name="P87" svg:x1="4.698cm" svg:y1="0.191cm" svg:x2="4.698cm" svg:y2="1.224cm"><text:p/></draw:line><draw:line draw:style-name="gr6" draw:text-style-name="P87" svg:x1="4.796cm" svg:y1="0.191cm" svg:x2="4.796cm" svg:y2="1.224cm"><text:p/></draw:line><draw:line draw:style-name="gr6" draw:text-style-name="P87" svg:x1="4.896cm" svg:y1="0.191cm" svg:x2="4.896cm" svg:y2="1.224cm"><text:p/></draw:line><draw:line draw:style-name="gr6" draw:text-style-name="P87" svg:x1="5.096cm" svg:y1="0.191cm" svg:x2="5.096cm" svg:y2="1.224cm"><text:p/></draw:line><draw:line draw:style-name="gr6" draw:text-style-name="P87" svg:x1="5.198cm" svg:y1="0.191cm" svg:x2="5.198cm" svg:y2="1.224cm"><text:p/></draw:line><draw:line draw:style-name="gr6" draw:text-style-name="P87" svg:x1="5.296cm" svg:y1="0.191cm" svg:x2="5.296cm" svg:y2="1.224cm"><text:p/></draw:line><draw:line draw:style-name="gr6" draw:text-style-name="P87" svg:x1="5.396cm" svg:y1="0.191cm" svg:x2="5.396cm" svg:y2="1.224cm"><text:p/></draw:line><draw:line draw:style-name="gr6" draw:text-style-name="P87" svg:x1="5.596cm" svg:y1="0.191cm" svg:x2="5.596cm" svg:y2="1.224cm"><text:p/></draw:line><draw:line draw:style-name="gr6" draw:text-style-name="P87" svg:x1="5.695cm" svg:y1="0.191cm" svg:x2="5.695cm" svg:y2="1.224cm"><text:p/></draw:line><draw:line draw:style-name="gr6" draw:text-style-name="P87" svg:x1="5.797cm" svg:y1="0.191cm" svg:x2="5.797cm" svg:y2="1.224cm"><text:p/></draw:line><draw:line draw:style-name="gr6" draw:text-style-name="P87" svg:x1="5.895cm" svg:y1="0.191cm" svg:x2="5.895cm" svg:y2="1.224cm"><text:p/></draw:line><draw:line draw:style-name="gr6" draw:text-style-name="P87" svg:x1="6.095cm" svg:y1="0.191cm" svg:x2="6.095cm" svg:y2="1.224cm"><text:p/></draw:line><draw:line draw:style-name="gr6" draw:text-style-name="P87" svg:x1="6.195cm" svg:y1="0.191cm" svg:x2="6.195cm" svg:y2="1.224cm"><text:p/></draw:line><draw:line draw:style-name="gr6" draw:text-style-name="P87" svg:x1="6.297cm" svg:y1="0.191cm" svg:x2="6.297cm" svg:y2="1.224cm"><text:p/></draw:line><draw:line draw:style-name="gr6" draw:text-style-name="P87" svg:x1="6.395cm" svg:y1="0.191cm" svg:x2="6.395cm" svg:y2="1.224cm"><text:p/></draw:line><draw:line draw:style-name="gr6" draw:text-style-name="P87" svg:x1="6.596cm" svg:y1="0.191cm" svg:x2="6.596cm" svg:y2="1.224cm"><text:p/></draw:line><draw:line draw:style-name="gr6" draw:text-style-name="P87" svg:x1="6.694cm" svg:y1="0.191cm" svg:x2="6.694cm" svg:y2="1.224cm"><text:p/></draw:line><draw:line draw:style-name="gr6" draw:text-style-name="P87" svg:x1="6.794cm" svg:y1="0.191cm" svg:x2="6.794cm" svg:y2="1.224cm"><text:p/></draw:line><draw:line draw:style-name="gr6" draw:text-style-name="P87" svg:x1="6.896cm" svg:y1="0.191cm" svg:x2="6.896cm" svg:y2="1.224cm"><text:p/></draw:line><draw:line draw:style-name="gr6" draw:text-style-name="P87" svg:x1="7.096cm" svg:y1="0.191cm" svg:x2="7.096cm" svg:y2="1.224cm"><text:p/></draw:line><draw:line draw:style-name="gr6" draw:text-style-name="P87" svg:x1="7.194cm" svg:y1="0.191cm" svg:x2="7.194cm" svg:y2="1.224cm"><text:p/></draw:line><draw:line draw:style-name="gr6" draw:text-style-name="P87" svg:x1="7.294cm" svg:y1="0.191cm" svg:x2="7.294cm" svg:y2="1.224cm"><text:p/></draw:line><draw:line draw:style-name="gr6" draw:text-style-name="P87" svg:x1="7.395cm" svg:y1="0.191cm" svg:x2="7.395cm" svg:y2="1.224cm"><text:p/></draw:line><draw:line draw:style-name="gr6" draw:text-style-name="P87" svg:x1="7.593cm" svg:y1="0.191cm" svg:x2="7.593cm" svg:y2="1.224cm"><text:p/></draw:line><draw:line draw:style-name="gr6" draw:text-style-name="P87" svg:x1="7.695cm" svg:y1="0.191cm" svg:x2="7.695cm" svg:y2="1.224cm"><text:p/></draw:line><draw:line draw:style-name="gr6" draw:text-style-name="P87" svg:x1="7.793cm" svg:y1="0.191cm" svg:x2="7.793cm" svg:y2="1.224cm"><text:p/></draw:line><draw:line draw:style-name="gr6" draw:text-style-name="P87" svg:x1="7.895cm" svg:y1="0.191cm" svg:x2="7.895cm" svg:y2="1.224cm"><text:p/></draw:line><draw:line draw:style-name="gr6" draw:text-style-name="P87" svg:x1="8.093cm" svg:y1="0.191cm" svg:x2="8.093cm" svg:y2="1.224cm"><text:p/></draw:line><draw:line draw:style-name="gr6" draw:text-style-name="P87" svg:x1="8.195cm" svg:y1="0.191cm" svg:x2="8.195cm" svg:y2="1.224cm"><text:p/></draw:line><draw:line draw:style-name="gr6" draw:text-style-name="P87" svg:x1="8.293cm" svg:y1="0.191cm" svg:x2="8.293cm" svg:y2="1.224cm"><text:p/></draw:line><draw:line draw:style-name="gr6" draw:text-style-name="P87" svg:x1="8.392cm" svg:y1="0.191cm" svg:x2="8.392cm" svg:y2="1.224cm"><text:p/></draw:line><draw:line draw:style-name="gr6" draw:text-style-name="P87" svg:x1="8.592cm" svg:y1="0.191cm" svg:x2="8.592cm" svg:y2="1.224cm"><text:p/></draw:line><draw:line draw:style-name="gr6" draw:text-style-name="P87" svg:x1="8.694cm" svg:y1="0.191cm" svg:x2="8.694cm" svg:y2="1.224cm"><text:p/></draw:line><draw:line draw:style-name="gr6" draw:text-style-name="P87" svg:x1="8.792cm" svg:y1="0.191cm" svg:x2="8.792cm" svg:y2="1.224cm"><text:p/></draw:line><draw:line draw:style-name="gr6" draw:text-style-name="P87" svg:x1="8.892cm" svg:y1="0.191cm" svg:x2="8.892cm" svg:y2="1.224cm"><text:p/></draw:line><draw:line draw:style-name="gr6" draw:text-style-name="P87" svg:x1="0.002cm" svg:y1="0.293cm" svg:x2="8.991cm" svg:y2="0.293cm"><text:p/></draw:line><draw:line draw:style-name="gr6" draw:text-style-name="P87" svg:x1="0.002cm" svg:y1="0.398cm" svg:x2="8.991cm" svg:y2="0.398cm"><text:p/></draw:line><draw:line draw:style-name="gr6" draw:text-style-name="P87" svg:x1="0.002cm" svg:y1="0.501cm" svg:x2="8.991cm" svg:y2="0.501cm"><text:p/></draw:line><draw:line draw:style-name="gr6" draw:text-style-name="P87" svg:x1="0.002cm" svg:y1="0.607cm" svg:x2="8.991cm" svg:y2="0.607cm"><text:p/></draw:line><draw:line draw:style-name="gr6" draw:text-style-name="P87" svg:x1="0.002cm" svg:y1="0.815cm" svg:x2="8.991cm" svg:y2="0.815cm"><text:p/></draw:line><draw:line draw:style-name="gr6" draw:text-style-name="P87" svg:x1="0.002cm" svg:y1="0.914cm" svg:x2="8.991cm" svg:y2="0.914cm"><text:p/></draw:line><draw:line draw:style-name="gr6" draw:text-style-name="P87" svg:x1="0.002cm" svg:y1="1.019cm" svg:x2="8.991cm" svg:y2="1.019cm"><text:p/></draw:line><draw:line draw:style-name="gr6" draw:text-style-name="P87" svg:x1="0.002cm" svg:y1="1.122cm" svg:x2="8.991cm" svg:y2="1.122cm"><text:p/></draw:line><draw:line draw:style-name="gr7" draw:text-style-name="P87" svg:x1="0.501cm" svg:y1="0.191cm" svg:x2="0.501cm" svg:y2="1.224cm"><text:p/></draw:line><draw:line draw:style-name="gr7" draw:text-style-name="P87" svg:x1="1.502cm" svg:y1="0.191cm" svg:x2="1.502cm" svg:y2="1.224cm"><text:p/></draw:line><draw:line draw:style-name="gr7" draw:text-style-name="P87" svg:x1="2.501cm" svg:y1="0.191cm" svg:x2="2.501cm" svg:y2="1.224cm"><text:p/></draw:line><draw:line draw:style-name="gr7" draw:text-style-name="P87" svg:x1="3.498cm" svg:y1="0.191cm" svg:x2="3.498cm" svg:y2="1.224cm"><text:p/></draw:line><draw:line draw:style-name="gr7" draw:text-style-name="P87" svg:x1="4.497cm" svg:y1="0.191cm" svg:x2="4.497cm" svg:y2="1.224cm"><text:p/></draw:line><draw:line draw:style-name="gr7" draw:text-style-name="P87" svg:x1="5.498cm" svg:y1="0.191cm" svg:x2="5.498cm" svg:y2="1.224cm"><text:p/></draw:line><draw:line draw:style-name="gr7" draw:text-style-name="P87" svg:x1="6.494cm" svg:y1="0.191cm" svg:x2="6.494cm" svg:y2="1.224cm"><text:p/></draw:line><draw:line draw:style-name="gr7" draw:text-style-name="P87" svg:x1="7.493cm" svg:y1="0.191cm" svg:x2="7.493cm" svg:y2="1.224cm"><text:p/></draw:line><draw:line draw:style-name="gr7" draw:text-style-name="P87" svg:x1="8.494cm" svg:y1="0.191cm" svg:x2="8.494cm" svg:y2="1.224cm"><text:p/></draw:line><draw:line draw:style-name="gr8" draw:text-style-name="P87" svg:x1="0.002cm" svg:y1="0.712cm" svg:x2="8.991cm" svg:y2="0.712cm"><text:p/></draw:line><draw:line draw:style-name="gr9" draw:text-style-name="P87" svg:x1="0.002cm" svg:y1="0.191cm" svg:x2="0.002cm" svg:y2="1.224cm"><text:p/></draw:line><draw:line draw:style-name="gr9" draw:text-style-name="P87" svg:x1="1.001cm" svg:y1="0.191cm" svg:x2="1.001cm" svg:y2="1.224cm"><text:p/></draw:line><draw:line draw:style-name="gr9" draw:text-style-name="P87" svg:x1="2.001cm" svg:y1="0.191cm" svg:x2="2.001cm" svg:y2="1.224cm"><text:p/></draw:line><draw:line draw:style-name="gr9" draw:text-style-name="P87" svg:x1="2.998cm" svg:y1="0.191cm" svg:x2="2.998cm" svg:y2="1.224cm"><text:p/></draw:line><draw:line draw:style-name="gr9" draw:text-style-name="P87" svg:x1="3.997cm" svg:y1="0.191cm" svg:x2="3.997cm" svg:y2="1.224cm"><text:p/></draw:line><draw:line draw:style-name="gr9" draw:text-style-name="P87" svg:x1="4.998cm" svg:y1="0.191cm" svg:x2="4.998cm" svg:y2="1.224cm"><text:p/></draw:line><draw:line draw:style-name="gr9" draw:text-style-name="P87" svg:x1="5.997cm" svg:y1="0.191cm" svg:x2="5.997cm" svg:y2="1.224cm"><text:p/></draw:line><draw:line draw:style-name="gr9" draw:text-style-name="P87" svg:x1="6.994cm" svg:y1="0.191cm" svg:x2="6.994cm" svg:y2="1.224cm"><text:p/></draw:line><draw:line draw:style-name="gr9" draw:text-style-name="P87" svg:x1="7.993cm" svg:y1="0.191cm" svg:x2="7.993cm" svg:y2="1.224cm"><text:p/></draw:line><draw:line draw:style-name="gr9" draw:text-style-name="P87" svg:x1="0.002cm" svg:y1="0.191cm" svg:x2="8.991cm" svg:y2="0.191cm"><text:p/></draw:line><draw:line draw:style-name="gr9" draw:text-style-name="P87" svg:x1="8.994cm" svg:y1="0.191cm" svg:x2="8.994cm" svg:y2="1.224cm"><text:p/></draw:line><draw:line draw:style-name="gr9" draw:text-style-name="P87" svg:x1="0.002cm" svg:y1="1.227cm" svg:x2="8.991cm" svg:y2="1.227cm"><text:p/></draw:line></draw:g></text:p>
                </text:list-header>
              </text:list>
            </text:list-item>
          </text:list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Italique gras" style:font-family-generic="swiss" style:font-pitch="variable"/>
    <style:font-face style:name="Bitstream Vera Sans6" svg:font-family="'Bitstream Vera Sans'" style:font-adornments="Oblique" style:font-family-generic="swiss" style:font-pitch="variable"/>
    <style:font-face style:name="Bitstream Vera Sans7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 Sans1" svg:font-family="'Lucida Sans'" style:font-family-generic="roman" style:font-pitch="variable"/>
    <style:font-face style:name="Lucida Sans2" svg:font-family="'Lucida San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pitch="variable" style:font-charset="x-symbol"/>
    <style:font-face style:name="SimSun" svg:font-family="SimSun" style:font-pitch="variable"/>
    <style:font-face style:name="SimSun1" svg:font-family="SimSun" style:font-family-generic="roman" style:font-pitch="variable"/>
    <style:font-face style:name="SimSun2" svg:font-family="SimSun" style:font-family-generic="system" style:font-pitch="variable"/>
    <style:font-face style:name="StarSymbol" svg:font-family="StarSymbol" style:font-charset="x-symbol"/>
    <style:font-face style:name="StarSymbol1" svg:font-family="StarSymbol" style:font-family-generic="system" style:font-pitch="variable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Italique" style:font-family-generic="roman" style:font-pitch="variable"/>
    <style:font-face style:name="Times New Roman3" svg:font-family="'Times New Roman'" style:font-adornments="Regular" style:font-family-generic="roman" style:font-pitch="variable"/>
  </office:font-face-decls>
  <office:styles>
    <draw:fill-image draw:name="Bitmap_20_2" draw:display-name="Bitmap 2" xlink:href="Pictures/1000000000000462000000587CE155E8D689C890.png" xlink:type="simple" xlink:show="embed" xlink:actuate="onLoad"/>
    <draw:marker draw:name="Arrow_20_concave" draw:display-name="Arrow concave" svg:viewBox="0 0 1131 1580" svg:d="M1013 1491l118 89-567-1580-564 1580 114-85 136-68 148-46 161-17 161 13 153 46z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2" style:font-size-asian="12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2" style:font-size-asian="12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7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1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1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1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propriete" style:family="paragraph" style:parent-style-name="Standard" style:master-page-name="">
      <loext:graphic-properties draw:fill="solid" draw:fill-color="#ffcccc" draw:opacity="100%"/>
      <style:paragraph-properties fo:keep-together="always" fo:orphans="0" fo:widows="0" style:page-number="auto" fo:background-color="#ffcccc" fo:padding="0.049cm" fo:border="0.06pt solid #000000" style:shadow="#808080 0.18cm 0.18cm"/>
      <style:text-properties style:font-name="Bitstream Vera Sans7" fo:font-family="'Bitstream Vera Sans'" style:font-style-name="Roman" style:font-family-generic="swiss" style:font-pitch="variable"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7" fo:font-family="'Bitstream Vera Sans'" style:font-style-name="Roman" style:font-family-generic="swiss" style:font-pitch="variable" fo:font-size="9pt" fo:background-color="transparent"/>
    </style:style>
    <style:style style:name="definition" style:family="paragraph" style:parent-style-name="Text_20_body">
      <loext:graphic-properties draw:fill="solid" draw:fill-color="#ccffcc" draw:opacity="100%"/>
      <style:paragraph-properties fo:background-color="#ccffcc" fo:padding="0.049cm" fo:border="0.06pt solid #000000" style:shadow="#808080 0.18cm 0.18cm"/>
      <style:text-properties officeooo:rsid="00504fa6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Heading" style:default-outline-level="5" style:class="text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default-outline-level="6" style:class="text"/>
    <style:style style:name="ATALANTE" style:family="paragraph" style:parent-style-name="Text_20_body">
      <style:text-properties style:font-name="Atalante" fo:font-family="Atalante" style:font-pitch="variable" officeooo:rsid="0130c683"/>
    </style:style>
    <style:style style:name="Frame_20_contents" style:display-name="Frame contents" style:family="paragraph" style:parent-style-name="Text_20_body" style:class="extra"/>
    <style:style style:name="Math" style:family="paragraph" style:parent-style-name="Text_20_body">
      <style:text-properties style:font-name="Times New Roman2" fo:font-family="'Times New Roman'" style:font-style-name="Italique" style:font-family-generic="roman" style:font-pitch="variable" fo:font-size="12pt" fo:font-style="italic" officeooo:rsid="004690f1" style:font-size-asian="10.5pt"/>
    </style:style>
    <style:style style:name="SetesterTexte" style:family="paragraph" style:parent-style-name="Text_20_body">
      <style:paragraph-properties style:border-line-width-left="0.026cm 0.026cm 0.229cm" fo:padding="0.049cm" fo:border-left="7.99pt double #db2d67" fo:border-right="none" fo:border-top="none" fo:border-bottom="none"/>
    </style:style>
    <style:style style:name="CoursTexte" style:family="paragraph" style:parent-style-name="Text_20_body" style:master-page-name="">
      <style:paragraph-properties fo:margin-top="0cm" fo:margin-bottom="0cm" style:contextual-spacing="false" fo:line-height="100%" style:page-number="auto" fo:padding="0.049cm" fo:border-left="4.99pt solid #108ac0" fo:border-right="none" fo:border-top="none" fo:border-bottom="none"/>
    </style:style>
    <style:style style:name="ActiviteTexte" style:family="paragraph" style:parent-style-name="Text_20_body">
      <style:paragraph-properties fo:padding="0.049cm" fo:border-left="4.99pt dotted #808080" fo:border-right="none" fo:border-top="none" fo:border-bottom="none"/>
    </style:style>
    <style:style style:name="Savoirtexte" style:family="paragraph" style:parent-style-name="Text_20_body">
      <style:paragraph-properties fo:padding="0.049cm" fo:border-left="7.99pt fine-dashed #000000" fo:border-right="none" fo:border-top="none" fo:border-bottom="non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Illustration_20_Index_20_Heading" style:display-name="Illustration Index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_5f_Paragraphe_20_livret_20_réponse_20_élève" style:display-name="_Paragraphe livret réponse élève" style:family="paragraph" style:parent-style-name="Standard" style:list-style-name="_5f_Numérotation_20_des_20_exercices_20_livrets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7" fo:font-family="'Bitstream Vera Sans'" style:font-style-name="Roman" style:font-family-generic="swiss" style:font-pitch="variable" fo:font-size="10pt"/>
    </style:style>
    <style:style style:name="FILET_5f_POINTILLES" style:display-name="FILET_POINTILLES" style:family="paragraph" style:parent-style-name="_5f_Paragraphe_20_livret_20_réponse_20_élève" style:list-style-name="">
      <loext:graphic-properties draw:fill="none" draw:fill-color="#729fcf"/>
      <style:paragraph-properties fo:margin-top="0cm" fo:margin-bottom="0cm" style:contextual-spacing="false" style:line-height-at-least="0.7cm" fo:text-align="start" style:justify-single-word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 fo:font-weight="normal"/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_5f_Titre_20_d_27_exercices_20_livret_20_avec_20_num_20_exo" style:display-name="_Titre d'exercices livret avec num exo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 style:writing-mode="lr-tb">
        <style:tab-stops/>
      </style:paragraph-properties>
      <style:text-properties fo:color="#b38d19" loext:opacity="100%" style:font-name="Bitstream Vera Sans6" fo:font-family="'Bitstream Vera Sans'" style:font-style-name="Oblique" style:font-family-generic="swiss" style:font-pitch="variable" fo:font-size="10pt" fo:font-style="normal" fo:font-weight="bold"/>
    </style:style>
    <style:style style:name="_5f_Titre_20_d_27_exercices_20_livret_20_sans_20_titre_20_avec_20_num_20_exo" style:display-name="_Titre d'exercices livret sans titre avec num exo" style:family="paragraph" style:parent-style-name="Standard" style:next-style-name="_5f_Paragraphe_20_livret_20_">
      <style:text-properties fo:color="#000000" loext:opacity="100%" fo:font-style="normal" fo:font-weight="normal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7" fo:font-family="'Bitstream Vera Sans'" style:font-style-name="Roman" style:font-family-generic="swiss" style:font-pitch="variable" fo:font-size="11pt" fo:font-style="normal" fo:font-weight="bold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Titre_20_grisé" style:display-name="_Titre grisé" style:family="paragraph" style:parent-style-name="Heading" style:next-style-name="_5f_Titre_20_d_27_exercices_20_livret" style:class="text" style:master-page-name="">
      <loext:graphic-properties draw:fill="solid" draw:fill-color="#666666" draw:opacity="100%"/>
      <style:paragraph-properties fo:margin-top="0.499cm" fo:margin-bottom="0.4cm" style:contextual-spacing="false" style:page-number="auto" fo:background-color="#666666"/>
    </style:style>
    <style:style style:name="_5f_Paragraphe_20_énoncé_20_après_20_numéro_20_question" style:display-name="_Paragraphe énoncé après numéro question" style:family="paragraph" style:parent-style-name="Standard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_5f_Header_20_page_20_paire_20__28_G_29_" style:display-name="_Header page paire (G)" style:family="paragraph" style:parent-style-name="Header" style:master-page-name="">
      <loext:graphic-properties draw:fill="none" draw:fill-color="#ffe5b2"/>
      <style:paragraph-properties fo:margin-left="3.099cm" fo:margin-right="0cm" fo:text-align="center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_20_réponse_20_élève_20_livret" style:display-name="_paragraphe réponse élève livret" style:family="paragraph" style:parent-style-name="_5f_Titre_20_d_27_exercices_20_livret_20_avec_20_num_20_exo" style:master-page-name="">
      <style:paragraph-properties fo:margin-top="0cm" fo:margin-bottom="0cm" style:contextual-spacing="false" style:line-height-at-least="0.6cm" style:page-number="auto"/>
      <style:text-properties style:use-window-font-color="true" loext:opacity="0%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programme" style:family="paragraph" style:parent-style-name="_5f_Paragraphe_20_livret_20_réponse_20_élève" style:list-style-name="Num_5f_Exo">
      <loext:graphic-properties draw:fill="solid" draw:fill-color="#fcf7ed" draw:opacity="100%" draw:fill-image-width="0cm" draw:fill-image-height="0cm"/>
      <style:paragraph-properties fo:margin-top="0cm" fo:margin-bottom="0cm" style:contextual-spacing="false" fo:line-height="100%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_5f_Header_20_page_20_impaire_20__28_D_29_" style:display-name="_Header page impaire (D)" style:family="paragraph" style:parent-style-name="Header">
      <style:paragraph-properties fo:text-align="center" style:justify-single-word="false"/>
      <style:text-properties fo:font-variant="small-caps" fo:color="#d7e12c" loext:opacity="100%" fo:font-size="16pt" fo:font-weight="bold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808080" loext:opacity="100%" style:font-name="Bitstream Vera Sans1" fo:font-family="'Bitstream Vera Sans'" style:font-family-generic="swiss" style:font-pitch="variable" fo:font-size="11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Consigne_20_d_27_exercice_20_livret" style:display-name="_Consigne d'exercice livret" style:family="paragraph" style:parent-style-name="_5f_Titre_20_d_27_exercices_20_livret_20_avec_20_num_20_exo">
      <style:text-properties style:use-window-font-color="true" loext:opacity="0%" fo:font-style="normal" fo:font-weight="normal"/>
    </style:style>
    <style:style style:name="_5f_paragraphre_20_fiche_20__20_livret" style:display-name="_paragraphre fiche  livret" style:family="paragraph" style:parent-style-name="_5f_Titre_20_d_27_exercices_20_livret" style:master-page-name="">
      <loext:graphic-properties draw:fill="none" draw:fill-color="#cfe7f5"/>
      <style:paragraph-properties fo:margin-top="0.199cm" fo:margin-bottom="0.199cm" style:contextual-spacing="false" style:page-number="auto" fo:background-color="transparent">
        <style:tab-stops/>
      </style:paragraph-properties>
      <style:text-properties fo:font-style="normal"/>
    </style:style>
    <style:style style:name="_5f_Paragraphe_20_énoncé_20_après_20_numéro_20_question_20_abc" style:display-name="_Paragraphe énoncé après numéro question abc" style:family="paragraph" style:parent-style-name="_5f_Paragraphe_20_énoncé_20_après_20_numéro_20_question"/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e8c32a" loext:opacity="100%" style:font-name="Bitstream Vera Sans6" fo:font-family="'Bitstream Vera Sans'" style:font-style-name="Oblique" style:font-family-generic="swiss" style:font-pitch="variable" fo:font-size="10pt" fo:font-style="normal" fo:font-weight="bold"/>
    </style:style>
    <style:style style:name="_5f_En-tête" style:display-name="_En-tête" style:family="paragraph" style:master-page-name="">
      <loext:graphic-properties draw:fill="none" draw:fill-color="#ffe6b3"/>
      <style:paragraph-properties fo:margin-left="3.099cm" fo:margin-right="0cm" fo:text-align="start" style:justify-single-word="false" fo:hyphenation-ladder-count="no-limit" fo:text-indent="0cm" style:auto-text-indent="false" style:page-number="auto" fo:background-color="transparent" fo:padding="0cm" fo:border="none" style:shadow="none"/>
      <style:text-properties fo:font-variant="small-caps" fo:color="#d7e12c" loext:opacity="100%" style:font-name="Bitstream Vera Sans1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 fo:hyphenate="true" fo:hyphenation-remain-char-count="2" fo:hyphenation-push-char-count="2" loext:hyphenation-no-caps="false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7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 fo:font-weight="normal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199cm" fo:margin-bottom="0.199cm" style:contextual-spacing="false" fo:text-align="justify" style:justify-single-word="false" style:page-number="auto"/>
      <style:text-properties style:font-name="Bitstream Vera Sans7" fo:font-family="'Bitstream Vera Sans'" style:font-style-name="Roman" style:font-family-generic="swiss" style:font-pitch="variable" fo:font-size="10pt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3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_5f_Entête_20_chapitre" style:display-name="_Entête chapitre" style:family="paragraph" style:parent-style-name="Header" style:master-page-name="">
      <style:paragraph-properties fo:margin-left="6.399cm" fo:margin-right="0cm" fo:text-indent="0cm" style:auto-text-indent="false" style:page-number="auto"/>
      <style:text-properties fo:font-variant="small-caps" style:font-name="Bitstream Vera Sans7" fo:font-family="'Bitstream Vera Sans'" style:font-style-name="Roman" style:font-family-generic="swiss" style:font-pitch="variable" fo:font-size="15pt" fo:font-weight="bold"/>
    </style:style>
    <style:style style:name="_5f_Entête_20_Série" style:display-name="_Entête Série" style:family="paragraph" style:parent-style-name="Bibliography_20_1">
      <style:paragraph-properties fo:margin-left="7.001cm" fo:margin-right="0cm" fo:text-indent="0cm" style:auto-text-indent="false"/>
      <style:text-properties style:font-name="Bitstream Vera Sans7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paragraph" style:parent-style-name="_5f_Paragraphe_20_livret_20_" style:list-style-name="_5f_Numérotation_20_des_20_exercices_20_livrets">
      <style:paragraph-properties fo:margin-top="0cm" fo:margin-bottom="0cm" style:contextual-spacing="false" style:line-height-at-least="0.6cm" fo:text-align="justify" style:justify-single-word="false"/>
    </style:style>
    <style:style style:name="_5f_Consignes_20_d_27_exercices_20_livret" style:display-name="_Consignes d'exercices livret" style:family="paragraph" style:parent-style-name="_5f_Titre_20_d_27_exercices_20_livret">
      <style:text-properties fo:font-style="normal"/>
    </style:style>
    <style:style style:name="_5f_En_20_tête_20_chapitre" style:display-name="_En tête chapitre" style:family="paragraph" style:parent-style-name="Header" style:master-page-name="">
      <style:paragraph-properties style:page-number="auto"/>
      <style:text-properties style:font-name="Bitstream Vera Sans5" fo:font-family="'Bitstream Vera Sans'" style:font-style-name="Italique gras" style:font-family-generic="swiss" style:font-pitch="variable" fo:font-size="14pt" fo:font-style="italic" fo:text-shadow="1pt 1pt" fo:font-weight="bold"/>
    </style:style>
    <style:style style:name="_2d_En_20_tête_20_série" style:display-name="-En tête série" style:family="paragraph" style:parent-style-name="_5f_En_20_tête_20_chapitre" style:master-page-name="">
      <loext:graphic-properties draw:fill="none" draw:fill-color="#cfe7f5"/>
      <style:paragraph-properties fo:text-align="end" style:justify-single-word="false" style:page-number="auto" fo:background-color="transparent"/>
      <style:text-properties fo:font-size="12pt"/>
    </style:style>
    <style:style style:name="En-tête_5f_C15J40" style:display-name="En-tête_C15J40" style:family="paragraph" style:parent-style-name="Header" style:auto-update="true" style:class="extra">
      <loext:graphic-properties draw:fill="solid" draw:fill-color="#d9ff99" draw:opacity="100%"/>
      <style:paragraph-properties fo:text-align="center" style:justify-single-word="false" fo:background-color="#d9ff99" fo:padding="0.019cm" fo:border="0.99pt solid #33ccb2" style:shadow="none"/>
      <style:text-properties fo:font-variant="small-caps" style:font-name="Bitstream Vera Sans3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12cm" style:contextual-spacing="false"/>
    </style:style>
    <style:style style:name="_5f_Paragraphe_20_livret" style:display-name="_Paragraphe livret" style:family="paragraph" style:parent-style-name="Standard" style:default-outline-level="1" style:list-style-name="">
      <style:paragraph-properties fo:margin-left="0cm" fo:margin-right="0.101cm" fo:margin-top="0.101cm" fo:margin-bottom="0.101cm" style:contextual-spacing="false" fo:text-align="justify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2d_Titre_20_d_27_activités" style:display-name="-Titre d'activités" style:family="paragraph" style:parent-style-name="Standard">
      <loext:graphic-properties draw:fill="none" draw:fill-color="#99ccff"/>
      <style:paragraph-properties fo:margin-left="-1.499cm" fo:margin-right="0cm" fo:margin-top="1.499cm" fo:margin-bottom="0.4cm" style:contextual-spacing="false" fo:text-indent="0cm" style:auto-text-indent="false" fo:background-color="transparent">
        <style:tab-stops/>
      </style:paragraph-properties>
      <style:text-properties fo:color="#a43486" loext:opacity="100%" style:font-name="Bitstream Vera Sans4" fo:font-family="'Bitstream Vera Sans'" style:font-style-name="Gras" style:font-family-generic="swiss" style:font-pitch="variable" fo:font-size="13pt" fo:font-weight="bold"/>
    </style:style>
    <style:style style:name="_5f_Paragraphe_20_d_27_activités" style:display-name="_Paragraphe d'activités" style:family="paragraph" style:parent-style-name="_2d_Titre_20_d_27_activités">
      <loext:graphic-properties draw:fill="none" draw:fill-color="#99ccff"/>
      <style:paragraph-properties fo:margin-left="0cm" fo:margin-right="0cm" fo:margin-top="0.3cm" fo:margin-bottom="0.199cm" style:contextual-spacing="false" fo:text-align="justify" style:justify-single-word="false" fo:text-indent="0cm" style:auto-text-indent="false" fo:background-color="transparent" fo:padding="0cm" fo:border="none">
        <style:tab-stops/>
      </style:paragraph-properties>
      <style:text-properties fo:color="#000000" loext:opacity="100%" fo:font-size="9pt" fo:font-weight="normal"/>
    </style:style>
    <style:style style:name="Default_20_Paragraph_20_Font" style:display-name="Default Paragraph Font" style:family="text">
      <style:text-properties style:font-name="Bitstream Vera Sans7" fo:font-family="'Bitstream Vera Sans'" style:font-style-name="Roman" style:font-family-generic="swiss" style:font-pitch="variable" fo:font-size="11pt" style:font-size-asian="10.5pt"/>
    </style:style>
    <style:style style:name="Page_20_Number" style:display-name="Page Number" style:family="text"/>
    <style:style style:name="Line_20_numbering" style:display-name="Line numbering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Definition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Caption_20_characters" style:display-name="Caption characters" style:family="text"/>
    <style:style style:name="Drop_20_Caps" style:display-name="Drop Cap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Numéros_20_second_20_de_20_s_27_entraîner_20_et_20_approfondir" style:display-name="_Numéros second de s'entraîner et approfondir" style:family="text">
      <style:text-properties fo:color="#000000" loext:opacity="100%" fo:font-size="9pt" fo:text-shadow="none" fo:background-color="transparent"/>
    </style:style>
    <style:style style:name="_5f_pointillés_20_gris" style:display-name="_pointillés gris" style:family="text">
      <style:text-properties fo:color="#b3b3b3" loext:opacity="100%" style:font-name="Bitstream Vera Sans6" fo:font-family="'Bitstream Vera Sans'" style:font-style-name="Oblique" style:font-family-generic="swiss" style:font-pitch="variable" fo:font-size="10pt" fo:font-style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1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_5f_Numéros_20_exercices_20_livret" style:display-name="_Numéros exercices livret" style:family="text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cm 0.004cm 0.002cm" loext:padding-left="0.079cm" loext:padding-right="0.101cm" loext:padding-top="0cm" loext:padding-bottom="0cm" loext:border="0.14pt double #e8c32a" loext:shadow="#b38d19 -0.101cm -0.101cm"/>
    </style:style>
    <style:style style:name="_5f_Numéros_20_second_20_exercice_20_livret" style:display-name="_Numéros second exercice livret" style:family="text" style:parent-style-name="_5f_Numéros_20_exercices_20_livret">
      <style:text-properties fo:color="#e8c32a" loext:opacity="100%" style:font-name="Bitstream Vera Sans4" fo:font-family="'Bitstream Vera Sans'" style:font-style-name="Gras" style:font-family-generic="swiss" style:font-pitch="variable" fo:font-size="10pt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ymbole" style:display-name="_Symbole" style:family="text" style:parent-style-name="_5f_BVS">
      <style:text-properties fo:color="#000000" loext:opacity="100%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_5f_opensymbol" style:display-name="_opensymbol" style:family="text">
      <style:text-properties style:font-name="OpenSymbol" fo:font-family="OpenSymbol" style:font-pitch="variable" style:font-charset="x-symbol" fo:font-size="10pt" fo:font-style="normal"/>
    </style:style>
    <style:style style:name="_5f_livret" style:display-name="_livret" style:family="text">
      <style:text-properties style:font-name="Bitstream Vera Sans6" fo:font-family="'Bitstream Vera Sans'" style:font-style-name="Oblique" style:font-family-generic="swiss" style:font-pitch="variable" fo:font-size="10pt" fo:font-style="normal"/>
    </style:style>
    <style:style style:name="_5f_livret_5f_Math_5f_droit" style:display-name="_livret_Math_droit" style:family="text" style:parent-style-name="_5f_livret">
      <style:text-properties style:font-name="Times New Roman3" fo:font-family="'Times New Roman'" style:font-style-name="Regular" style:font-family-generic="roman" style:font-pitch="variable" fo:font-size="11pt"/>
    </style:style>
    <style:style style:name="_5f_livret_5f_Math_5f_italique" style:display-name="_livret_Math_italique" style:family="text" style:parent-style-name="_5f_livret">
      <style:text-properties style:font-name="Times New Roman2" fo:font-family="'Times New Roman'" style:font-style-name="Italique" style:font-family-generic="roman" style:font-pitch="variable" fo:font-size="11pt" fo:font-style="italic"/>
    </style:style>
    <style:style style:name="Character_5f_20_5f_style" style:display-name="Character_20_style" style:family="text"/>
    <style:style style:name="_2d__20_Numeros_20_de_20_s_27_entrainer_20_et_20_approfondir_20_-_20_niv_20_3" style:display-name="- Numeros de s'entrainer et approfondir - niv 3" style:family="text">
      <style:text-properties fo:color="#ffffff" loext:opacity="100%" fo:background-color="#e32c1a" loext:shadow="none"/>
    </style:style>
    <style:style style:name="MATH" style:family="text">
      <style:text-properties style:font-name="Times New Roman" fo:font-family="'Times New Roman'" style:font-family-generic="roman" style:font-pitch="variable" fo:font-size="13pt" fo:font-style="italic" officeooo:rsid="000f3f68" fo:background-color="transparent" style:font-size-asian="13pt" style:font-style-asian="italic" style:font-size-complex="13pt" style:font-style-complex="italic" loext:shadow="none"/>
    </style:style>
    <style:style style:name="corps" style:family="text">
      <style:text-properties style:font-name="Bitstream Vera Sans7" fo:font-family="'Bitstream Vera Sans'" style:font-style-name="Roman" style:font-family-generic="swiss" style:font-pitch="variable" fo:font-size="11pt"/>
    </style:style>
    <style:style style:name="_5f_numéros" style:display-name="_numéros" style:family="text" style:parent-style-name="corps">
      <style:text-properties fo:color="#ffffff" loext:opacity="100%" style:font-name="Bitstream Vera Sans7" fo:font-family="'Bitstream Vera Sans'" style:font-style-name="Roman" style:font-family-generic="swiss" style:font-pitch="variable" fo:font-size="11pt" fo:font-weight="bold" fo:background-color="#000000"/>
    </style:style>
    <style:style style:name="_5f_correction" style:display-name="_correction" style:family="text" loext:hidden="true" style:hidden="true">
      <style:text-properties style:font-name="Bitstream Vera Sans" fo:font-family="'Bitstream Vera Sans'" style:font-family-generic="roman" style:font-pitch="variable" fo:font-size="9pt" fo:font-weight="bold" style:font-size-asian="9pt" style:font-weight-asian="bold"/>
    </style:style>
    <style:style style:name="Police_20_par_20_défaut" style:display-name="Police par défaut" style:family="text"/>
    <style:style style:name="Bold_5f_niv1" style:display-name="Bold_niv1" style:family="text">
      <style:text-properties fo:color="#e8c32a" loext:opacity="100%" style:font-name="Bitstream Vera Sans7" fo:font-family="'Bitstream Vera Sans'" style:font-style-name="Roman" style:font-family-generic="swiss" style:font-pitch="variable" fo:font-size="10pt" fo:font-weight="bold" style:font-size-asian="10.5pt"/>
    </style:style>
    <style:style style:name="ListLabel_20_10" style:display-name="ListLabel 10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1" style:display-name="ListLabel 11" style:family="text">
      <style:text-properties fo:color="#ffffff" loext:opacity="100%" style:font-name="Bitstream Vera Sans" fo:font-family="'Bitstream Vera Sans'" style:font-family-generic="roman" style:font-pitch="variable" fo:font-size="10.5pt" fo:font-weight="bold" fo:background-color="#d3802b" style:font-size-asian="10.5pt" style:font-weight-asian="bold"/>
    </style:style>
    <style:style style:name="ListLabel_20_12" style:display-name="ListLabel 12" style:family="text">
      <style:text-properties fo:color="#ffffff" loext:opacity="100%" style:font-name="Bitstream Vera Sans" fo:font-family="'Bitstream Vera Sans'" style:font-family-generic="roman" style:font-pitch="variable" fo:font-size="10.5pt" fo:font-weight="bold" fo:background-color="#c74028" style:font-size-asian="10.5pt" style:font-weight-asian="bold"/>
    </style:style>
    <style:style style:name="ListLabel_20_13" style:display-name="ListLabel 13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4" style:display-name="ListLabel 14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5" style:display-name="ListLabel 15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6" style:display-name="ListLabel 16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7" style:display-name="ListLabel 17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18" style:display-name="ListLabel 18" style:family="text">
      <style:text-properties fo:color="#ffffff" loext:opacity="100%" style:font-name="Bitstream Vera Sans" fo:font-family="'Bitstream Vera Sans'" style:font-family-generic="roman" style:font-pitch="variable" fo:font-size="10.5pt" fo:font-style="normal" fo:font-weight="bold" fo:background-color="#e8c32a" style:font-size-asian="10.5pt" style:font-style-asian="normal" style:font-weight-asian="bold"/>
    </style:style>
    <style:style style:name="ListLabel_20_46" style:display-name="ListLabel 46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7" style:display-name="ListLabel 47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8" style:display-name="ListLabel 48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49" style:display-name="ListLabel 49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0" style:display-name="ListLabel 50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1" style:display-name="ListLabel 51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2" style:display-name="ListLabel 52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3" style:display-name="ListLabel 53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4" style:display-name="ListLabel 54" style:family="text">
      <style:text-properties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ListLabel_20_56" style:display-name="ListLabel 56" style:family="text">
      <style:text-properties fo:color="#000000" loext:opacity="100%" fo:font-size="12pt" fo:font-style="italic" style:font-size-asian="12pt" style:font-style-asian="italic"/>
    </style:style>
    <style:style style:name="livret" style:family="text">
      <style:text-properties fo:color="#000000" loext:opacity="100%" style:font-name="Bitstream Vera Sans7" fo:font-family="'Bitstream Vera Sans'" style:font-style-name="Roman" style:font-family-generic="swiss" style:font-pitch="variable" fo:font-size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olio" style:family="graphic" style:parent-style-name="Frame">
      <style:graphic-properties svg:width="0.34cm" fo:min-height="0.34cm" text:anchor-type="paragraph" svg:x="15.901cm" svg:y="23.58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draw:opacity="0%" fo:padding="0cm" fo:border="none" style:shadow="none" draw:shadow-opacity="100%"/>
    </style:style>
    <style:style style:name="formule0" style:family="graphic" style:parent-style-name="Formula">
      <style:graphic-properties svg:width="0.691cm" svg:height="0.81cm" text:anchor-type="as-char" svg:x="0cm" svg:y="-0.513cm" fo:margin-left="0cm" fo:margin-right="0.101cm" style:vertical-pos="middle" style:vertical-rel="text" style:horizontal-pos="from-left" style:horizontal-rel="paragraph-content" fo:background-color="transparent" draw:fill="none" draw:fill-color="#729fcf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049cm"/>
        <style:text-properties fo:font-family="OpenSymbol" style:font-charset="x-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fo:font-family="OpenSymbol" style:font-charset="x-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fo:font-family="OpenSymbol" style:font-charset="x-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fo:font-family="OpenSymbol" style:font-charset="x-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fo:font-family="OpenSymbol" style:font-charset="x-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fo:font-family="OpenSymbol" style:font-charset="x-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fo:font-family="OpenSymbol" style:font-charset="x-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fo:font-family="OpenSymbol" style:font-charset="x-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fo:font-family="OpenSymbol" style:font-charset="x-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fo:font-family="StarSymbol"/>
      </text:list-level-style-bullet>
    </text:list-style>
    <text:list-style style:name="Num_5f_Exo" style:display-name="Num_Exo" text:consecutive-numbering="true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s_20_exercices_20_livrets" style:display-name="_Numérotation des exercices livrets">
      <text:list-level-style-number text:level="1" text:style-name="_5f_Numéros_20_exercices_20_livret" loext:num-list-format="%1%" style:num-format="1">
        <style:list-level-properties text:min-label-distance="0.25cm" fo:text-align="center"/>
      </text:list-level-style-number>
      <text:list-level-style-number text:level="2" text:style-name="_5f_Numéros_20_second_20_exercice_20_livret" loext:num-list-format="%2%." style:num-suffix="." style:num-format="a">
        <style:list-level-properties text:min-label-distance="0.15cm" fo:text-align="end"/>
      </text:list-level-style-number>
      <text:list-level-style-bullet text:level="3" text:style-name="corps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_20_livrets_20_bis" style:display-name="_Numérotation des exercices livrets bis">
      <text:list-level-style-number text:level="1" text:style-name="Character_5f_20_5f_style" loext:num-list-format=" %1% " style:num-prefix=" " style:num-suffix=" " style:num-format="1" text:start-value="2">
        <style:list-level-properties text:min-label-distance="0.25cm" fo:text-align="center"/>
      </text:list-level-style-number>
      <text:list-level-style-number text:level="2" text:style-name="_5f_Numéros_20_second_20_exercice_20_livret" loext:num-list-format="%2%." style:num-suffix="." style:num-format="a" text:start-value="2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9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e_5f_abc" style:display-name="liste_abc">
      <text:list-level-style-number text:level="1" text:style-name="Character_5f_20_5f_style" loext:num-list-format="%1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Character_5f_20_5f_style" loext:num-list-format="%2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3" text:style-name="Character_5f_20_5f_style" loext:num-list-format="%3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Character_5f_20_5f_style" loext:num-list-format="%4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Character_5f_20_5f_style" loext:num-list-format="%5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Character_5f_20_5f_style" loext:num-list-format="%6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Character_5f_20_5f_style" loext:num-list-format="%7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Character_5f_20_5f_style" loext:num-list-format="%8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Character_5f_20_5f_style" loext:num-list-format="%9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Character_5f_20_5f_style" loext:num-list-format="%10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numérotation" style:display-name="_numérotation">
      <text:list-level-style-number text:level="1" text:style-name="Character_5f_20_5f_style" loext:num-list-format=" %1% " style:num-prefix=" " style:num-suffix=" " style:num-format="1">
        <style:list-level-properties text:min-label-distance="0.25cm"/>
      </text:list-level-style-number>
      <text:list-level-style-number text:level="2" text:style-name="Character_5f_20_5f_style" loext:num-list-format="%2%." style:num-suffix="." style:num-format="a">
        <style:list-level-properties text:min-label-distance="0.15cm"/>
      </text:list-level-style-number>
      <text:list-level-style-number text:level="3" text:style-name="Character_5f_20_5f_style" loext:num-list-format="%3%." style:num-suffix="." style:num-format="a">
        <style:list-level-properties text:space-before="1cm" text:min-label-distance="0.199cm"/>
      </text:list-level-style-number>
      <text:list-level-style-number text:level="4" text:style-name="Character_5f_20_5f_style" loext:num-list-format="%4%." style:num-suffix="." style:num-format="a">
        <style:list-level-properties text:space-before="1.501cm" text:min-label-distance="0.199cm"/>
      </text:list-level-style-number>
      <text:list-level-style-number text:level="5" text:style-name="Character_5f_20_5f_style" loext:num-list-format="%5%." style:num-suffix="." style:num-format="a">
        <style:list-level-properties text:space-before="2cm" text:min-label-distance="0.199cm"/>
      </text:list-level-style-number>
      <text:list-level-style-number text:level="6" text:style-name="Character_5f_20_5f_style" loext:num-list-format="%6%." style:num-suffix="." style:num-format="a">
        <style:list-level-properties text:space-before="2.501cm" text:min-label-distance="0.199cm"/>
      </text:list-level-style-number>
      <text:list-level-style-number text:level="7" text:style-name="Character_5f_20_5f_style" loext:num-list-format="%7%." style:num-suffix="." style:num-format="a">
        <style:list-level-properties text:space-before="3cm" text:min-label-distance="0.199cm"/>
      </text:list-level-style-number>
      <text:list-level-style-number text:level="8" text:style-name="Character_5f_20_5f_style" loext:num-list-format="%8%." style:num-suffix="." style:num-format="a">
        <style:list-level-properties text:space-before="3.501cm" text:min-label-distance="0.199cm"/>
      </text:list-level-style-number>
      <text:list-level-style-number text:level="9" text:style-name="Character_5f_20_5f_style" loext:num-list-format="%9%." style:num-suffix="." style:num-format="a">
        <style:list-level-properties text:space-before="4.001cm" text:min-label-distance="0.199cm"/>
      </text:list-level-style-number>
      <text:list-level-style-number text:level="10" text:style-name="Character_5f_20_5f_style" loext:num-list-format="%10%." style:num-suffix="." style:num-format="a">
        <style:list-level-properties text:space-before="4.501cm" text:min-label-distance="0.199cm"/>
      </text:list-level-style-number>
    </text:list-style>
    <text:list-style style:name="Enonce1">
      <text:list-level-style-bullet text:level="1" text:style-name="Character_5f_20_5f_style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Character_5f_20_5f_style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Character_5f_20_5f_style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Character_5f_20_5f_style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Character_5f_20_5f_style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Character_5f_20_5f_style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Character_5f_20_5f_style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Character_5f_20_5f_style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Character_5f_20_5f_style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Character_5f_20_5f_style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Character_5f_20_5f_style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Character_5f_20_5f_style" loext:num-list-format=" %2% " style:num-prefix=" " style:num-suffix=" " style:num-format="1">
        <style:list-level-properties text:min-label-distance="0.25cm" fo:text-align="center"/>
      </text:list-level-style-number>
      <text:list-level-style-number text:level="3" text:style-name="Character_5f_20_5f_style" loext:num-list-format=" %3% 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loext:num-list-format=" %4%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Character_5f_20_5f_style" loext:num-list-format="%1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loext:num-list-format="%3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loext:num-list-format="%4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loext:num-list-format="%5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loext:num-list-format="%6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loext:num-list-format="%7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loext:num-list-format="%8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loext:num-list-format="%9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loext:num-list-format="%10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_20_s_27_entraîner" style:display-name="_Numérotation de s'entraîner">
      <text:list-level-style-number text:level="1" text:style-name="Character_5f_20_5f_style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Character_5f_20_5f_style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2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2%.%3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3%.%4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4%.%5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5%.%6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6%.%7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7%.%8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8%.%9%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" text:bullet-char="•">
        <style:list-level-properties text:list-level-position-and-space-mode="label-alignment">
          <style:list-level-label-alignment text:label-followed-by="listtab" fo:text-indent="0.635cm"/>
        </style:list-level-properties>
        <style:text-properties fo:font-family="StarSymbol"/>
      </text:list-level-style-bullet>
      <text:list-level-style-bullet text:level="2" text:style-name="ListLabel_20_47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tarSymbol"/>
      </text:list-level-style-bullet>
      <text:list-level-style-bullet text:level="3" text:style-name="ListLabel_20_48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text:style-name="ListLabel_20_49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text:style-name="ListLabel_20_50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text:style-name="ListLabel_20_51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text:style-name="ListLabel_20_52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text:style-name="ListLabel_20_53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text:style-name="ListLabel_20_54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56" loext:num-list-format="%1%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loext:num-list-format="%1%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4">
      <number:number number:decimal-places="3" number:min-decimal-places="3" number:min-integer-digits="1"/>
    </number:number-style>
    <style:default-page-layout>
      <style:page-layout-properties style:writing-mode="lr-tb" style:layout-grid-standard-mode="true"/>
    </style:default-page-layout>
  </office:styles>
  <office:automatic-styles>
    <style:style style:name="Tableau5" style:family="table">
      <style:table-properties fo:margin-left="0.012cm" fo:margin-right="0.026cm" table:align="margins"/>
    </style:style>
    <style:style style:name="Tableau5.A" style:family="table-column">
      <style:table-column-properties style:rel-column-width="22566*"/>
    </style:style>
    <style:style style:name="Tableau5.B" style:family="table-column">
      <style:table-column-properties style:rel-column-width="40950*"/>
    </style:style>
    <style:style style:name="Tableau5.C" style:family="table-column">
      <style:table-column-properties style:rel-column-width="2019*"/>
    </style:style>
    <style:style style:name="Tableau5.1" style:family="table-row">
      <style:table-row-properties style:min-row-height="1.109cm"/>
    </style:style>
    <style:style style:name="Tableau5.A1" style:family="table-cell">
      <style:table-cell-properties style:vertical-align="middle" fo:padding="0cm" fo:border="none"/>
    </style:style>
    <style:style style:name="Tableau7" style:family="table">
      <style:table-properties fo:margin-left="0.012cm" fo:margin-right="0.026cm" table:align="margins"/>
    </style:style>
    <style:style style:name="Tableau7.A" style:family="table-column">
      <style:table-column-properties style:rel-column-width="22566*"/>
    </style:style>
    <style:style style:name="Tableau7.B" style:family="table-column">
      <style:table-column-properties style:rel-column-width="40950*"/>
    </style:style>
    <style:style style:name="Tableau7.C" style:family="table-column">
      <style:table-column-properties style:rel-column-width="2019*"/>
    </style:style>
    <style:style style:name="Tableau7.1" style:family="table-row">
      <style:table-row-properties style:min-row-height="1.109cm"/>
    </style:style>
    <style:style style:name="Tableau7.A1" style:family="table-cell">
      <style:table-cell-properties style:vertical-align="middle" fo:padding="0cm" fo:border="none"/>
    </style:style>
    <style:style style:name="MP1" style:family="paragraph">
      <loext:graphic-properties draw:fill="solid" draw:fill-color="#7fb241"/>
    </style:style>
    <style:style style:name="MP2" style:family="paragraph">
      <style:paragraph-properties fo:text-align="center"/>
    </style:style>
    <style:style style:name="MP3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4" style:family="paragraph">
      <loext:graphic-properties draw:fill-color="#2a6099"/>
      <style:paragraph-properties fo:text-align="center"/>
    </style:style>
    <style:style style:name="MP5" style:family="paragraph" style:parent-style-name="_5f_Footer_20_page_20_paire_20__28_G_29_">
      <style:text-properties officeooo:paragraph-rsid="02cdb06c"/>
    </style:style>
    <style:style style:name="MP6" style:family="paragraph" style:parent-style-name="_5f_Header_20_page_20_paire_20__28_G_29_"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248e62"/>
    </style:style>
    <style:style style:name="MP7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7" fo:font-size="11pt" fo:font-style="normal" fo:font-weight="bold" officeooo:rsid="00375438" officeooo:paragraph-rsid="00375438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8" style:family="paragraph" style:parent-style-name="_5f_Header_20_page_20_paire_20__28_G_29_"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40e4a9"/>
    </style:style>
    <style:style style:name="MP9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7" fo:font-size="11pt" fo:font-style="normal" fo:font-weight="bold" officeooo:rsid="00375438" officeooo:paragraph-rsid="0065789c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0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1" style:family="paragraph" style:parent-style-name="Header">
      <style:text-properties fo:font-size="3pt" style:font-size-asian="4pt" style:font-size-complex="4pt"/>
    </style:style>
    <style:style style:name="MP12" style:family="paragraph" style:parent-style-name="Header">
      <style:paragraph-properties fo:margin-left="6.399cm" fo:margin-right="0cm" fo:text-indent="0cm" style:auto-text-indent="false"/>
      <style:text-properties style:font-name="Bitstream Vera Sans1" fo:font-size="13pt" fo:font-weight="bold" style:font-size-asian="13pt" style:font-weight-asian="bold" style:font-size-complex="13pt" style:font-weight-complex="bold"/>
    </style:style>
    <style:style style:name="MP13" style:family="paragraph" style:parent-style-name="Header">
      <style:paragraph-properties fo:margin-left="7.001cm" fo:margin-right="0cm" fo:text-indent="0cm" style:auto-text-indent="false"/>
      <style:text-properties style:font-name="Bitstream Vera Sans1" fo:font-size="11pt" fo:font-weight="normal" style:font-size-asian="11pt" style:font-weight-asian="normal" style:font-size-complex="11pt" style:font-weight-complex="normal"/>
    </style:style>
    <style:style style:name="MP14" style:family="paragraph" style:parent-style-name="_5f_Header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2b099"/>
    </style:style>
    <style:style style:name="MP15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16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17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8" style:family="paragraph" style:parent-style-name="Footer">
      <style:text-properties fo:text-transform="uppercase" fo:color="#808080" loext:opacity="100%" style:font-name="Bitstream Vera Sans7" fo:font-size="9pt" officeooo:rsid="0092b099" officeooo:paragraph-rsid="00d4df5c" fo:background-color="transparent"/>
    </style:style>
    <style:style style:name="MP19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MP20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MP21" style:family="paragraph" style:parent-style-name="Header">
      <style:text-properties fo:font-size="14pt" style:font-size-asian="14pt" style:font-size-complex="14pt"/>
    </style:style>
    <style:style style:name="MP2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23" style:family="paragraph" style:parent-style-name="Standard">
      <style:text-properties fo:font-size="6pt" style:font-size-asian="6pt" style:font-size-complex="6pt"/>
    </style:style>
    <style:style style:name="MP24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5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3" fo:font-size="11pt" fo:font-style="italic" fo:text-shadow="1pt 1pt" fo:font-weight="bold"/>
    </style:style>
    <style:style style:name="MP26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1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7" style:family="paragraph" style:parent-style-name="_5f_Titre_20_d_27_exercices_20_livret" style:list-style-name="_5f_Numérotation_20_des_20_exercices_20_livrets"/>
    <style:style style:name="MP28" style:family="paragraph" style:parent-style-name="Footer">
      <style:text-properties officeooo:rsid="00178920" officeooo:paragraph-rsid="00178920"/>
    </style:style>
    <style:style style:name="MP29" style:family="paragraph" style:parent-style-name="Footer">
      <style:text-properties officeooo:paragraph-rsid="00c384cf"/>
    </style:style>
    <style:style style:name="MP30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1" style:family="paragraph" style:parent-style-name="_5f_En-tête">
      <style:paragraph-properties fo:text-align="center" style:justify-single-word="false"/>
      <style:text-properties fo:font-variant="normal" fo:text-transform="none" fo:color="#1ca2b8" loext:opacity="100%" style:font-name="Bitstream Vera Sans1" fo:font-size="16pt" fo:letter-spacing="-0.007cm" fo:font-style="normal" fo:text-shadow="none" fo:font-weight="bold" officeooo:rsid="002b2e81" officeooo:paragraph-rsid="00c384cf" style:font-size-asian="16pt" style:font-style-asian="normal" style:font-size-complex="16pt" style:font-style-complex="normal"/>
    </style:style>
    <style:style style:name="MP32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3" style:family="paragraph" style:parent-style-name="Footer">
      <style:paragraph-properties fo:text-align="center" style:justify-single-word="false"/>
      <style:text-properties officeooo:rsid="001f8a2d" officeooo:paragraph-rsid="000a0746"/>
    </style:style>
    <style:style style:name="MT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2" style:family="text">
      <style:text-properties officeooo:rsid="00731d9b"/>
    </style:style>
    <style:style style:name="MT3" style:family="text">
      <style:text-properties officeooo:rsid="008794fa"/>
    </style:style>
    <style:style style:name="MT4" style:family="text">
      <style:text-properties fo:font-size="12pt" style:font-size-asian="12pt" style:font-size-complex="12pt"/>
    </style:style>
    <style:style style:name="MT5" style:family="text">
      <style:text-properties fo:font-variant="small-caps" fo:font-size="15pt" style:font-size-asian="15pt" style:font-size-complex="15pt"/>
    </style:style>
    <style:style style:name="MT6" style:family="text">
      <style:text-properties officeooo:rsid="00967501"/>
    </style:style>
    <style:style style:name="MT7" style:family="text">
      <style:text-properties officeooo:rsid="00978beb"/>
    </style:style>
    <style:style style:name="MT8" style:family="text">
      <style:text-properties officeooo:rsid="00947f8f"/>
    </style:style>
    <style:style style:name="MT9" style:family="text">
      <style:text-properties style:use-window-font-color="true" loext:opacity="0%" style:font-name="Bitstream Vera Sans1" fo:font-size="6pt" fo:language="zxx" fo:country="none" fo:font-style="normal" fo:font-weight="normal" style:font-name-asian="Times New Roman" style:font-size-asian="6pt" style:language-asian="zxx" style:country-asian="none" style:font-style-asian="normal" style:font-weight-asian="normal" style:font-name-complex="Times New Roman" style:font-size-complex="6pt" style:font-style-complex="normal" style:font-weight-complex="normal" style:font-relief="none"/>
    </style:style>
    <style:style style:name="MT10" style:family="text">
      <style:text-properties fo:font-variant="normal" fo:text-transform="none" fo:color="#000000" loext:opacity="100%" style:font-name="Bitstream Vera Sans1" fo:background-color="transparent" loext:char-shading-value="0"/>
    </style:style>
    <style:style style:name="MT11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12" style:family="text">
      <style:text-properties fo:text-transform="uppercase" fo:color="#808080" loext:opacity="100%" style:font-name="Bitstream Vera Sans7" fo:font-size="9pt" officeooo:rsid="015f088a" fo:background-color="transparent" loext:char-shading-value="0"/>
    </style:style>
    <style:style style:name="MT13" style:family="text">
      <style:text-properties fo:text-transform="uppercase" fo:color="#808080" loext:opacity="100%" style:font-name="Bitstream Vera Sans7" fo:font-size="9pt" officeooo:rsid="00d8520c" fo:background-color="transparent" loext:char-shading-value="0"/>
    </style:style>
    <style:style style:name="MT14" style:family="text">
      <style:text-properties fo:font-variant="small-caps" officeooo:rsid="00990660"/>
    </style:style>
    <style:style style:name="MT15" style:family="text">
      <style:text-properties fo:font-variant="small-caps" officeooo:rsid="0054f64f"/>
    </style:style>
    <style:style style:name="MT16" style:family="text">
      <style:text-properties fo:font-variant="small-caps" officeooo:rsid="00b5d2d1"/>
    </style:style>
    <style:style style:name="MT17" style:family="text">
      <style:text-properties fo:font-variant="small-caps" officeooo:rsid="00b6801f"/>
    </style:style>
    <style:style style:name="MT18" style:family="text">
      <style:text-properties officeooo:rsid="002925a2"/>
    </style:style>
    <style:style style:name="MT19" style:family="text">
      <style:text-properties officeooo:rsid="002b33ed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7fb241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8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none" svg:stroke-color="#000000" draw:fill="none" draw:fill-color="#ffffff" fo:min-height="0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8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Mgr9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Mgr10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Mgr1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3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4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7CE155E8D689C890.png" xlink:type="simple" xlink:actuate="onLoad" style:repeat="stretch"/>
        </style:header-footer-properties>
      </style:header-style>
      <style:footer-style/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-sep style:width="0.035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6">
      <style:page-layout-properties fo:page-width="22.8cm" fo:page-height="33.001cm" style:num-format="1" style:print-orientation="portrait" fo:margin-top="1.499cm" fo:margin-bottom="1.499cm" fo:margin-left="1.499cm" fo:margin-right="2.3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 loext:margin-gutter="0cm">
        <style:columns fo:column-count="1" fo:column-gap="0cm">
          <style:column-sep style:width="0.002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799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7">
      <style:page-layout-properties fo:page-width="21.999cm" fo:page-height="30.7cm" style:num-format="1" style:print-orientation="portrait" fo:margin-top="1.199cm" fo:margin-bottom="1.101cm" fo:margin-left="1.4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 loext:margin-gutter="0cm">
        <style:columns fo:column-count="2" fo:column-gap="0.699cm">
          <style:column-sep style:width="0.035cm" style:color="#66cc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8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9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2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  <style:style style:name="Mdp3" style:family="drawing-page">
      <style:drawing-page-properties draw:fill="none" draw:background-size="full" draw:fill-color="#cfe7f5"/>
    </style:style>
  </office:automatic-styles>
  <office:master-styles>
    <style:master-page style:name="Standard" style:page-layout-name="Mpm1" draw:style-name="Mdp1"/>
    <style:master-page style:name="Landscape" style:page-layout-name="Mpm2" draw:style-name="Mdp2"/>
    <style:master-page style:name="First_20_Page" style:display-name="First Page" style:page-layout-name="Mpm3" draw:style-name="Mdp2" style:next-style-name="Standard"/>
    <style:master-page style:name="Left_20_Page" style:display-name="Left Page" style:page-layout-name="Mpm4" draw:style-name="Mdp2" style:next-style-name="Right_20_Page"/>
    <style:master-page style:name="Right_20_Page" style:display-name="Right Page" style:page-layout-name="Mpm5" draw:style-name="Mdp2"/>
    <style:master-page style:name="Envelope" style:page-layout-name="Mpm6" draw:style-name="Mdp2"/>
    <style:master-page style:name="Index" style:page-layout-name="Mpm3" draw:style-name="Mdp2"/>
    <style:master-page style:name="HTML" style:page-layout-name="Mpm7" draw:style-name="Mdp2"/>
    <style:master-page style:name="Footnote" style:page-layout-name="Mpm8" draw:style-name="Mdp2"/>
    <style:master-page style:name="Endnote" style:page-layout-name="Mpm9" draw:style-name="Mdp2"/>
    <style:master-page style:name="_5f_Fiche_20_éditeur_20__28_une_20_colonne_29__20_impaire_20__28_D_29_" style:display-name="_Fiche éditeur (une colonne) impaire (D)" style:page-layout-name="Mpm10" draw:style-name="Mdp2">
      <style:header>
        <text:p text:style-name="_5f_Header_20_page_20_impaire_20__28_D_29_"><draw:path text:anchor-type="paragraph" draw:z-index="8" draw:name="Shape1_5" draw:style-name="Mgr1" draw:text-style-name="MP1" svg:width="4.329cm" svg:height="2.24cm" svg:x="-2.799cm" svg:y="-0.8cm" svg:viewBox="0 0 4330 2241" svg:d="M0 2241l3984-288c209-15 363-168 345-342l-170-1611h-4159z"><text:p/></draw:path><draw:frame text:anchor-type="paragraph" draw:z-index="9" draw:name="Shape2_2" draw:style-name="Mgr2" draw:text-style-name="MP3" svg:width="2.435cm" svg:height="0.839cm" draw:transform="rotate (0.0877900613753148) translate (-0.34925cm 0.506236111111111cm)"><draw:text-box><text:p text:style-name="MP2"><text:span text:style-name="MT1">Série 1</text:span></text:p></draw:text-box></draw:frame><draw:line text:anchor-type="paragraph" draw:z-index="10" draw:name="Shape3_2" draw:style-name="Mgr3" draw:text-style-name="MP4" svg:x1="16.572cm" svg:y1="0.36cm" svg:x2="20.495cm" svg:y2="0.344cm"><text:p/></draw:line>Angles : Comprendre la notion d’angle </text:p>
      </style:header>
      <style:footer>
        <text:h text:style-name="MP5" text:outline-level="1">Angles : Comprendre la notion d’angle</text:h>
      </style:footer>
    </style:master-page>
    <style:master-page style:name="_5f_Fiche_20_éditeur_20__28_une_20_colonne_29__20_paire_20__28_G_29_" style:display-name="_Fiche éditeur (une colonne) paire (G)" style:page-layout-name="Mpm11" draw:style-name="Mdp2" style:next-style-name="_5f_Fiche_20_éditeur_20__28_une_20_colonne_29__20_impaire_20__28_D_29_">
      <style:header>
        <text:p text:style-name="_5f_Header_20_page_20_paire_20__28_G_29_"><draw:path text:anchor-type="paragraph" draw:z-index="32" draw:name="Shape1_1" draw:style-name="Mgr1" draw:text-style-name="MP1" svg:width="4.329cm" svg:height="2.24cm" svg:x="-1.499cm" svg:y="-1.198cm" svg:viewBox="0 0 4330 2241" svg:d="M0 2241l3984-288c209-15 363-168 345-342l-170-1611h-4159z"><text:p/></draw:path><draw:frame text:anchor-type="paragraph" draw:z-index="12" draw:name="Shape2_3" draw:style-name="Mgr4" draw:text-style-name="MP3" svg:width="3.857cm" svg:height="0.798cm" draw:transform="rotate (0.0872664625997165) translate (-1.18004166666667cm 0.647347222222222cm)"><draw:text-box><text:p text:style-name="MP2"><text:span text:style-name="MT1">Série 1</text:span></text:p></draw:text-box></draw:frame><draw:line text:anchor-type="paragraph" draw:z-index="7" draw:name="Shape3_3" draw:style-name="Mgr3" draw:text-style-name="MP4" svg:x1="16.572cm" svg:y1="0.36cm" svg:x2="20.495cm" svg:y2="0.344cm"><text:p/></draw:line>Angles : Comprendre la notion d’angle</text:p>
      </style:header>
      <style:footer>
        <text:h text:style-name="_5f_Footer_20_page_20_paire_20__28_G_29_" text:outline-level="1">Angles : Comprendre la notion d’angle</text:h>
      </style:footer>
    </style:master-page>
    <style:master-page style:name="_5f_Fiche_20_éditeur_20_page_20_paire_20__28_G_29_" style:display-name="_Fiche éditeur page paire (G)" style:page-layout-name="Mpm12" draw:style-name="Mdp2" style:next-style-name="_5f_Fiche_20_éditeur_20_page_20_impaire_20__28_D_29_">
      <style:header>
        <text:p text:style-name="MP6"><draw:line text:anchor-type="paragraph" draw:z-index="11" draw:name="Shape3" draw:style-name="Mgr5" draw:text-style-name="MP2" svg:x1="18.508cm" svg:y1="0.36cm" svg:x2="20.496cm" svg:y2="0.36cm"><text:p/></draw:line><text:span text:style-name="MT2">Nombres entiers et décimaux </text:span>: <text:s/><text:span text:style-name="MT2">La droite gra</text:span><text:span text:style-name="MT3">d</text:span><text:span text:style-name="MT2">uée</text:span></text:p>
      </style:header>
      <style:footer>
        <text:h text:style-name="MP7" text:outline-level="1"><text:span text:style-name="MT3">Nombres entiers et décimaux</text:span> : <text:span text:style-name="MT3">Droite graduée</text:span> </text:h>
      </style:footer>
    </style:master-page>
    <style:master-page style:name="_5f_Fiche_20_éditeur_20_page_20_impaire_20__28_D_29_" style:display-name="_Fiche éditeur page impaire (D)" style:page-layout-name="Mpm13" draw:style-name="Mdp2" style:next-style-name="_5f_Fiche_20_éditeur_20_page_20_paire_20__28_G_29_">
      <style:header>
        <text:p text:style-name="MP8"/>
      </style:header>
      <style:footer>
        <text:h text:style-name="MP9" text:outline-level="1"><text:s/>: </text:h>
      </style:footer>
      <style:footer-left>
        <text:p text:style-name="MP10">Série 2 :<text:tab/> <text:s text:c="87"/>Chapitre G? : ...</text:p>
      </style:footer-left>
    </style:master-page>
    <style:master-page style:name="_5f_Fiche_20_format_20_Site" loext:hidden="true" style:hidden="true" style:display-name="_Fiche format Site" style:page-layout-name="Mpm14" draw:style-name="Mdp2">
      <style:header>
        <text:p text:style-name="MP11"/>
        <text:p text:style-name="MP12"><text:span text:style-name="MT4">Chapitre N3 :</text:span> <text:span text:style-name="MT5">Nombres fractions</text:span></text:p>
        <text:p text:style-name="MP13">Série 2 : Fractions et partage <text:s text:c="75"/></text:p>
      </style:header>
    </style:master-page>
    <style:master-page style:name="SERIE_5f_G_5f_GAUCHE_5f_ET_5f_DROITE_5f_2COL" style:display-name="SERIE_G_GAUCHE_ET_DROITE_2COL" style:page-layout-name="Mpm15" draw:style-name="Mdp1">
      <style:header>
        <text:p text:style-name="MP14"><draw:line text:anchor-type="paragraph" draw:z-index="33" draw:name="Shape3_1" draw:style-name="Mgr5" draw:text-style-name="MP2" svg:x1="18.235cm" svg:y1="0.36cm" svg:x2="20.496cm" svg:y2="0.36cm"><text:p/></draw:line><text:span text:style-name="MT2">Nombres enters </text:span><text:span text:style-name="MT6">i</text:span><text:span text:style-name="MT2"> d</text:span><text:span text:style-name="MT6">e</text:span><text:span text:style-name="MT2">cima</text:span><text:span text:style-name="MT6">ls</text:span>: <text:s/><text:span text:style-name="MT2">La </text:span><text:span text:style-name="MT6">recta</text:span><text:span text:style-name="MT2"> </text:span><text:span text:style-name="MT7">numerada</text:span></text:p>
      </style:header>
      <style:footer>
        <text:p text:style-name="MP15"><draw:frame draw:style-name="Mfr1" draw:name="Frame7" text:anchor-type="paragraph" svg:y="-0.06cm" draw:z-index="5"><draw:text-box fo:min-height="0.499cm" fo:min-width="7.096cm"><draw:frame draw:style-name="Mfr2" draw:name="Frame8" text:anchor-type="frame" svg:x="0.45cm" svg:y="0.079cm" svg:width="0.817cm" draw:z-index="6"><draw:text-box fo:min-height="0.355cm"><text:p text:style-name="MP16"><draw:g text:anchor-type="paragraph" draw:z-index="0" draw:name="Shape4_5" draw:style-name="Mgr6"><draw:path draw:style-name="Mgr7" draw:text-style-name="MP17" svg:width="0.855cm" svg:height="1.172cm" svg:x="-0.03cm" svg:y="-0.194cm" svg:viewBox="0 0 856 1173" svg:d="M856 1173h-856v-991c0-100 79-182 175-182h505c97 0 176 82 176 182z"><text:p/></draw:path></draw:g><text:page-number text:select-page="current">1</text:page-number></text:p></draw:text-box></draw:frame><text:p text:style-name="MP18"><text:span text:style-name="MT8">Comprendre els </text:span>nombres enters <text:span text:style-name="MT8">i</text:span> d<text:span text:style-name="MT8">e</text:span>cima<text:span text:style-name="MT8">ls · N1</text:span></text:p></draw:text-box></draw:frame></text:p>
      </style:footer>
    </style:master-page>
    <style:master-page style:name="odile" style:page-layout-name="Mpm16" draw:style-name="Mdp3">
      <style:header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header-rows>
            <table:table-row table:style-name="Tableau5.1">
              <table:table-cell table:style-name="Tableau5.A1" table:number-rows-spanned="2" office:value-type="string">
                <text:p text:style-name="Standard"><draw:g text:anchor-type="as-char" svg:y="0cm" draw:z-index="20" draw:name="Shape5" draw:style-name="Mgr8"><draw:ellipse draw:style-name="Mgr9" draw:text-style-name="MP19" svg:width="1.715cm" svg:height="1.784cm" svg:x="0cm" svg:y="0.004cm" draw:kind="arc" draw:start-angle="90.48" draw:end-angle="269.56"><text:p/></draw:ellipse><draw:line draw:style-name="Mgr9" draw:text-style-name="MP19" svg:x1="0.847cm" svg:y1="0.002cm" svg:x2="18.167cm" svg:y2="0.002cm"><text:p/></draw:line><draw:line draw:style-name="Mgr9" draw:text-style-name="MP19" svg:x1="0.847cm" svg:y1="1.782cm" svg:x2="18.158cm" svg:y2="1.782cm"><text:p/></draw:line><draw:ellipse draw:style-name="Mgr9" draw:text-style-name="MP19" svg:width="1.719cm" svg:height="1.782cm" svg:x="17.29cm" svg:y="0cm" draw:kind="arc" draw:start-angle="270.5" draw:end-angle="89.48"><text:p/></draw:ellipse><draw:frame draw:style-name="Mgr10" draw:text-style-name="MP20" svg:width="5.531cm" svg:height="1.639cm" svg:x="0.127cm" svg:y="0.092cm"><draw:image><text:p/></draw:image></draw:frame></draw:g></text:p>
              </table:table-cell>
              <table:table-cell table:style-name="Tableau5.A1" office:value-type="string">
                <text:p text:style-name="MP21">N1 : Priorités, distributivité</text:p>
              </table:table-cell>
              <table:table-cell table:style-name="Tableau5.A1" office:value-type="string">
                <text:p text:style-name="MP21"/>
              </table:table-cell>
            </table:table-row>
          </table:table-header-rows>
          <table:table-row table:style-name="Tableau5.1">
            <table:covered-table-cell table:style-name="Tableau5.A1"/>
            <table:table-cell table:style-name="Tableau5.A1" office:value-type="string">
              <text:p text:style-name="MP22">Série 1 : Priorités opératoires</text:p>
            </table:table-cell>
            <table:table-cell table:style-name="Tableau5.A1" office:value-type="string">
              <text:p text:style-name="MP22"/>
            </table:table-cell>
          </table:table-row>
        </table:table>
        <text:p text:style-name="MP23"><text:span text:style-name="corps"><text:span text:style-name="MT9"/></text:span></text:p>
      </style:header>
      <style:header-left>
        <table:table table:name="Tableau7" table:style-name="Tableau7">
          <table:table-column table:style-name="Tableau7.A"/>
          <table:table-column table:style-name="Tableau7.B"/>
          <table:table-column table:style-name="Tableau7.C"/>
          <table:table-header-rows>
            <table:table-row table:style-name="Tableau7.1">
              <table:table-cell table:style-name="Tableau7.A1" table:number-rows-spanned="2" office:value-type="string">
                <text:p text:style-name="Standard"><draw:g text:anchor-type="as-char" svg:y="0cm" draw:z-index="21" draw:name="Shape6" draw:style-name="Mgr8"><draw:ellipse draw:style-name="Mgr9" draw:text-style-name="MP19" svg:width="1.715cm" svg:height="1.784cm" svg:x="0cm" svg:y="0.004cm" draw:kind="arc" draw:start-angle="90.48" draw:end-angle="269.56"><text:p/></draw:ellipse><draw:line draw:style-name="Mgr9" draw:text-style-name="MP19" svg:x1="0.847cm" svg:y1="0.002cm" svg:x2="18.167cm" svg:y2="0.002cm"><text:p/></draw:line><draw:line draw:style-name="Mgr9" draw:text-style-name="MP19" svg:x1="0.847cm" svg:y1="1.782cm" svg:x2="18.158cm" svg:y2="1.782cm"><text:p/></draw:line><draw:ellipse draw:style-name="Mgr9" draw:text-style-name="MP19" svg:width="1.719cm" svg:height="1.782cm" svg:x="17.29cm" svg:y="0cm" draw:kind="arc" draw:start-angle="270.5" draw:end-angle="89.48"><text:p/></draw:ellipse><draw:frame draw:style-name="Mgr10" draw:text-style-name="MP20" svg:width="5.531cm" svg:height="1.639cm" svg:x="0.127cm" svg:y="0.092cm"><draw:image><text:p/></draw:image></draw:frame></draw:g></text:p>
              </table:table-cell>
              <table:table-cell table:style-name="Tableau7.A1" office:value-type="string">
                <text:p text:style-name="MP21">5N1 : Priorités, distributivité</text:p>
              </table:table-cell>
              <table:table-cell table:style-name="Tableau7.A1" office:value-type="string">
                <text:p text:style-name="MP21"/>
              </table:table-cell>
            </table:table-row>
          </table:table-header-rows>
          <table:table-row table:style-name="Tableau7.1">
            <table:covered-table-cell table:style-name="Tableau7.A1"/>
            <table:table-cell table:style-name="Tableau7.A1" office:value-type="string">
              <text:p text:style-name="MP22">Série 1 : Priorités opératoires</text:p>
            </table:table-cell>
            <table:table-cell table:style-name="Tableau7.A1" office:value-type="string">
              <text:p text:style-name="MP22"/>
            </table:table-cell>
          </table:table-row>
        </table:table>
        <text:p text:style-name="MP23"><text:span text:style-name="corps"><text:span text:style-name="MT9"/></text:span></text:p>
      </style:header-left>
      <style:footer>
        <text:p text:style-name="MP24"><text:span text:style-name="MT10">Série 1 : Priorités opératoires<text:tab/></text:span>Chapitre N1 : Priorités, distributivité</text:p>
      </style:footer>
    </style:master-page>
    <style:master-page style:name="_5f_Fiche_20_serie_20_4_20_g_20_une_20_colonne" loext:hidden="true" style:hidden="true" style:display-name="_Fiche serie 4 g une colonne" style:page-layout-name="Mpm17" draw:style-name="Mdp3">
      <style:header>
        <text:p text:style-name="MP25">Série 4 : Constructions (2)</text:p>
      </style:header>
      <style:footer>
        <text:p text:style-name="MP26">Parallélogrammes : Chapitre G3</text:p>
      </style:footer>
    </style:master-page>
    <style:master-page style:name="_5f_Fiche_20_serie_20_6_20_une_20_colonne_20__28_D_29_" loext:hidden="true" style:hidden="true" style:display-name="_Fiche serie 6 une colonne (D)" style:page-layout-name="Mpm18" draw:style-name="Mdp2">
      <style:header>
        <text:p text:style-name="MP25">Série 6 : Démonstrations (2)</text:p>
        <text:list xml:id="list2454336824" text:style-name="_5f_Numérotation_20_des_20_exercices_20_livrets">
          <text:list-item>
            <text:h text:style-name="MP27" text:outline-level="1">Sans justi</text:h>
          </text:list-item>
        </text:list>
      </style:header>
      <style:footer>
        <text:p text:style-name="MP26">Parallélogrammes : Chapitre G3</text:p>
      </style:footer>
    </style:master-page>
    <style:master-page style:name="SERIE_5f_G_5f_GAUCHE_5f_ET_5f_DROITE_5f_1COL" style:display-name="SERIE_G_GAUCHE_ET_DROITE_1COL" style:page-layout-name="Mpm19" draw:style-name="Mdp1">
      <style:header>
        <text:p text:style-name="_5f_En-tête"><text:s/><text:span text:style-name="MT11">Calculer</text:span> : <text:span text:style-name="MT11">Additionner et soustraire</text:span></text:p>
      </style:header>
      <style:footer>
        <text:p text:style-name="MP28"><draw:frame draw:style-name="Mfr1" draw:name="Frame5" text:anchor-type="paragraph" svg:y="-0.06cm" draw:z-index="0"><draw:text-box fo:min-height="0.499cm" fo:min-width="3cm"><draw:frame draw:style-name="Mfr2" draw:name="Frame6" text:anchor-type="frame" svg:x="0.45cm" svg:y="0.079cm" svg:width="0.817cm" draw:z-index="0"><draw:text-box fo:min-height="0.355cm"><text:p text:style-name="MP16"><text:page-number text:select-page="current">0</text:page-number></text:p></draw:text-box></draw:frame><text:p text:style-name="MP29"><text:span text:style-name="MT12">Calculer : additionner et soustraire</text:span><text:span text:style-name="MT13"> </text:span></text:p></draw:text-box></draw:frame><draw:g text:anchor-type="paragraph" draw:z-index="2" draw:name="Shape4_3" draw:style-name="Mgr6"><draw:path draw:style-name="Mgr7" draw:text-style-name="MP1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8"><draw:g text:anchor-type="paragraph" draw:z-index="3" draw:name="Shape4_0" draw:style-name="Mgr6"><draw:path draw:style-name="Mgr11" draw:text-style-name="MP30" svg:width="0.855cm" svg:height="1.172cm" svg:x="-0.143cm" svg:y="-0.175cm" svg:viewBox="0 0 856 1173" svg:d="M856 1173h-856v-991c0-100 79-182 175-182h505c97 0 176 82 176 182z"><text:p/></draw:path></draw:g><draw:frame draw:style-name="Mfr1" draw:name="Frame9" text:anchor-type="paragraph" svg:y="-0.06cm" draw:z-index="0"><draw:text-box fo:min-height="0.499cm" fo:min-width="3cm"><draw:frame draw:style-name="Mfr2" draw:name="Frame10" text:anchor-type="frame" svg:x="0.45cm" svg:y="0.079cm" svg:width="0.817cm" draw:z-index="0"><draw:text-box fo:min-height="0.355cm"><text:p text:style-name="MP16"><text:page-number text:select-page="current">0</text:page-number></text:p></draw:text-box></draw:frame><text:p text:style-name="MP29"><text:span text:style-name="MT12">Calculer</text:span><text:span text:style-name="MT13"> : </text:span><text:span text:style-name="MT12">additionner et soustraire</text:span></text:p></draw:text-box></draw:frame><draw:g text:anchor-type="paragraph" draw:z-index="4" draw:name="Shape4_4" draw:style-name="Mgr6"><draw:path draw:style-name="Mgr7" draw:text-style-name="MP1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5f_Fiche_20_éditeur_20_série_20_2_20_une_20_colonne_20_impaire_20__28_G_29_" style:display-name="_Fiche éditeur série 2 une colonne impaire (G)" style:page-layout-name="Mpm20" draw:style-name="Mdp1">
      <style:header>
        <text:p text:style-name="MP31"><text:span text:style-name="MT14">Géométrie plane</text:span><text:span text:style-name="MT15"> : </text:span><text:span text:style-name="MT16">Parallèles, perpendiculaires,<text:line-break/> </text:span><text:span text:style-name="MT17">distances</text:span></text:p>
      </style:header>
      <style:footer>
        <text:p text:style-name="MP28"><draw:frame draw:style-name="Mfr1" draw:name="Cadre11" text:anchor-type="paragraph" svg:y="-0.06cm" draw:z-index="0"><draw:text-box fo:min-height="0.499cm" fo:min-width="1cm"><draw:frame draw:style-name="Mfr2" draw:name="Cadre21" text:anchor-type="frame" svg:x="0.45cm" svg:y="0.079cm" svg:width="0.817cm" draw:z-index="0"><draw:text-box fo:min-height="0.355cm"><text:p text:style-name="MP16"><draw:g text:anchor-type="paragraph" draw:z-index="1" draw:name="Shape4" draw:style-name="Mgr6"><draw:path draw:style-name="Mgr12" draw:text-style-name="MP32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3"><text:span text:style-name="MT18">espace</text:span> • <text:span text:style-name="MT19">G6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0-22T16:23:37.384777335</meta:creation-date>
    <dc:title>lycee_v3</dc:title>
    <meta:editing-duration>PT8H28M12S</meta:editing-duration>
    <meta:editing-cycles>114</meta:editing-cycles>
    <meta:generator>LibreOffice/7.3.7.2$MacOSX_X86_64 LibreOffice_project/e114eadc50a9ff8d8c8a0567d6da8f454beeb84f</meta:generator>
    <dc:date>2024-10-06T01:16:38.341087000</dc:date>
    <meta:document-statistic meta:table-count="11" meta:image-count="0" meta:object-count="0" meta:page-count="1" meta:paragraph-count="116" meta:word-count="389" meta:character-count="2345" meta:non-whitespace-character-count="1903"/>
    <meta:template xlink:type="simple" xlink:actuate="onRequest" xlink:title="3-Calculer_(entiers et décimaux)_Serie_1_Additions_et_soustractions" xlink:href="../3-Calculer_(entiers%20et%20décimaux)_Serie_1_Additions_et_soustractions.ott" meta:date="2021-01-16T16:53:31.427175639"/>
  </office:meta>
</office:document-meta>
</file>